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6.465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9.324cm"/>
    </style:style>
    <style:style style:name="co11" style:family="table-column">
      <style:table-column-properties fo:break-before="auto" style:column-width="5.355cm"/>
    </style:style>
    <style:style style:name="co12" style:family="table-column">
      <style:table-column-properties fo:break-before="auto" style:column-width="6.188cm"/>
    </style:style>
    <style:style style:name="co13" style:family="table-column">
      <style:table-column-properties fo:break-before="auto" style:column-width="8.435cm"/>
    </style:style>
    <style:style style:name="co14" style:family="table-column">
      <style:table-column-properties fo:break-before="auto" style:column-width="11.349cm"/>
    </style:style>
    <style:style style:name="co15" style:family="table-column">
      <style:table-column-properties fo:break-before="auto" style:column-width="9.767cm"/>
    </style:style>
    <style:style style:name="co16" style:family="table-column">
      <style:table-column-properties fo:break-before="auto" style:column-width="7.269cm"/>
    </style:style>
    <style:style style:name="co17" style:family="table-column">
      <style:table-column-properties fo:break-before="auto" style:column-width="9.629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9.1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996" table:default-cell-style-name="Excel_20_Built-in_20_Normal"/>
        <table:table-row table:style-name="ro1">
          <table:table-cell office:value-type="string">
            <text:p>contribuinte</text:p>
          </table:table-cell>
          <table:table-cell office:value-type="string">
            <text:p>nome</text:p>
          </table:table-cell>
          <table:table-cell office:value-type="string">
            <text:p>estado_de_atividade</text:p>
          </table:table-cell>
          <table:table-cell office:value-type="string">
            <text:p>forma_juridica</text:p>
          </table:table-cell>
          <table:table-cell office:value-type="string">
            <text:p>capital_social</text:p>
          </table:table-cell>
          <table:table-cell office:value-type="string">
            <text:p>data_de_constituicao</text:p>
          </table:table-cell>
          <table:table-cell office:value-type="string">
            <text:p>cae1</text:p>
          </table:table-cell>
          <table:table-cell office:value-type="string">
            <text:p>descricao_da_cae1</text:p>
          </table:table-cell>
          <table:table-cell office:value-type="string">
            <text:p>cae2</text:p>
          </table:table-cell>
          <table:table-cell office:value-type="string">
            <text:p>descricao_da_cae2</text:p>
          </table:table-cell>
          <table:table-cell office:value-type="string">
            <text:p>setor_de_atividade_agregado</text:p>
          </table:table-cell>
          <table:table-cell office:value-type="string">
            <text:p>morada</text:p>
          </table:table-cell>
          <table:table-cell office:value-type="string">
            <text:p>localidade</text:p>
          </table:table-cell>
          <table:table-cell office:value-type="string">
            <text:p>codigo_postal</text:p>
          </table:table-cell>
          <table:table-cell office:value-type="string">
            <text:p>endereco_postal</text:p>
          </table:table-cell>
          <table:table-cell office:value-type="string">
            <text:p>concelho</text:p>
          </table:table-cell>
          <table:table-cell office:value-type="string">
            <text:p>distrito</text:p>
          </table:table-cell>
          <table:table-cell office:value-type="string">
            <text:p>funcao_do_1o_gestor</text:p>
          </table:table-cell>
          <table:table-cell office:value-type="string">
            <text:p>nome_do_1o_gestor</text:p>
          </table:table-cell>
          <table:table-cell office:value-type="string">
            <text:p>genero_do_1o_gestor</text:p>
          </table:table-cell>
          <table:table-cell office:value-type="string">
            <text:p>num_orgaos_de_gestao</text:p>
          </table:table-cell>
          <table:table-cell office:value-type="string">
            <text:p>num_socios_acionistas</text:p>
          </table:table-cell>
          <table:table-cell office:value-type="string">
            <text:p>empresa_mae_s_n</text:p>
          </table:table-cell>
          <table:table-cell office:value-type="string">
            <text:p>data_da_informacao</text:p>
          </table:table-cell>
          <table:table-cell office:value-type="string">
            <text:p>created_at</text:p>
          </table:table-cell>
          <table:table-cell office:value-type="string">
            <text:p>deleted_at</text:p>
          </table:table-cell>
          <table:table-cell office:value-type="string">
            <text:p>used_by_partner_id</text:p>
          </table:table-cell>
          <table:table-cell office:value-type="string">
            <text:p>client_status</text:p>
          </table:table-cell>
          <table:table-cell table:number-columns-repeated="996"/>
        </table:table-row>
        <table:table-row table:style-name="ro1">
          <table:table-cell office:value-type="string">
            <text:p>519138546</text:p>
          </table:table-cell>
          <table:table-cell office:value-type="string">
            <text:p>OPAC - OBSERVATÓRIO PORTUGUÊS DE ANIMAIS DE COMPANHIA, ASSOCIAÇÃO</text:p>
          </table:table-cell>
          <table:table-cell office:value-type="string">
            <text:p>Ativa</text:p>
          </table:table-cell>
          <table:table-cell office:value-type="string">
            <text:p>Associação</text:p>
          </table:table-cell>
          <table:table-cell/>
          <table:table-cell office:value-type="string">
            <text:p>2026-03-02T00:00:00Z</text:p>
          </table:table-cell>
          <table:table-cell office:value-type="float" office:value="94995">
            <text:p>94995</text:p>
          </table:table-cell>
          <table:table-cell office:value-type="string">
            <text:p>Outras atividades associativas, n.e.</text:p>
          </table:table-cell>
          <table:table-cell office:value-type="float" office:value="72102">
            <text:p>72102</text:p>
          </table:table-cell>
          <table:table-cell office:value-type="string">
            <text:p>Outra investigação e desenvolvimento das ciências físicas e naturais</text:p>
          </table:table-cell>
          <table:table-cell office:value-type="string">
            <text:p>Serviços Empresariais - Apoio às empresas</text:p>
          </table:table-cell>
          <table:table-cell office:value-type="string">
            <text:p>PRACETA QUINTA DA FIGUEIRA, 8 5ºESQ.</text:p>
          </table:table-cell>
          <table:table-cell office:value-type="string">
            <text:p>AMADORA</text:p>
          </table:table-cell>
          <table:table-cell office:value-type="string">
            <text:p>2700-692</text:p>
          </table:table-cell>
          <table:table-cell table:number-columns-repeated="2" office:value-type="string">
            <text:p>AMADORA</text:p>
          </table:table-cell>
          <table:table-cell office:value-type="string">
            <text:p>LISBOA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189663</text:p>
          </table:table-cell>
          <table:table-cell office:value-type="string">
            <text:p>URSO HERMÉTICO - ASSOCIAÇÃO</text:p>
          </table:table-cell>
          <table:table-cell office:value-type="string">
            <text:p>Ativa</text:p>
          </table:table-cell>
          <table:table-cell office:value-type="string">
            <text:p>Associação</text:p>
          </table:table-cell>
          <table:table-cell/>
          <table:table-cell office:value-type="string">
            <text:p>2026-03-02T00:00:00Z</text:p>
          </table:table-cell>
          <table:table-cell office:value-type="float" office:value="90120">
            <text:p>90120</text:p>
          </table:table-cell>
          <table:table-cell office:value-type="string">
            <text:p>Atividades de criação de artes visuais</text:p>
          </table:table-cell>
          <table:table-cell office:value-type="float" office:value="58110">
            <text:p>58110</text:p>
          </table:table-cell>
          <table:table-cell office:value-type="string">
            <text:p>Edição de livros</text:p>
          </table:table-cell>
          <table:table-cell office:value-type="string">
            <text:p>Serviços Gerais - Educação, cultura e recreativo</text:p>
          </table:table-cell>
          <table:table-cell office:value-type="string">
            <text:p>LARGO DO CHAFARIZ, 3 - CENTRO DE INTERPRETAÇÃO DE ARQUEOLOGIA DO ALTO RIBATEJO</text:p>
          </table:table-cell>
          <table:table-cell office:value-type="string">
            <text:p>VILA NOVA DA BARQUINHA</text:p>
          </table:table-cell>
          <table:table-cell office:value-type="string">
            <text:p>2260-407</text:p>
          </table:table-cell>
          <table:table-cell table:number-columns-repeated="2" office:value-type="string">
            <text:p>VILA NOVA DA BARQUINHA</text:p>
          </table:table-cell>
          <table:table-cell office:value-type="string">
            <text:p>SANTARÉM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06851</text:p>
          </table:table-cell>
          <table:table-cell office:value-type="string">
            <text:p>VERDE LIMÃO - CREATIVE STÚDI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73110">
            <text:p>73110</text:p>
          </table:table-cell>
          <table:table-cell office:value-type="string">
            <text:p>Atividades das agências de publicidade</text:p>
          </table:table-cell>
          <table:table-cell office:value-type="float" office:value="73300">
            <text:p>73300</text:p>
          </table:table-cell>
          <table:table-cell office:value-type="string">
            <text:p>Atividades de relações públicas e comunicação</text:p>
          </table:table-cell>
          <table:table-cell office:value-type="string">
            <text:p>Serviços Empresariais - Apoio às empresas</text:p>
          </table:table-cell>
          <table:table-cell office:value-type="string">
            <text:p>RUA DOUTOR SANTOS ROCHA, 101</text:p>
          </table:table-cell>
          <table:table-cell office:value-type="string">
            <text:p>FIGUEIRA DA FOZ</text:p>
          </table:table-cell>
          <table:table-cell office:value-type="string">
            <text:p>3080-124</text:p>
          </table:table-cell>
          <table:table-cell table:number-columns-repeated="2" office:value-type="string">
            <text:p>FIGUEIRA DA FOZ</text:p>
          </table:table-cell>
          <table:table-cell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Ricardo Jorge Loureiro Oliveir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11472</text:p>
          </table:table-cell>
          <table:table-cell office:value-type="string">
            <text:p>GOVIWEB - SOLUÇÕES DIGITAI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62100">
            <text:p>62100</text:p>
          </table:table-cell>
          <table:table-cell office:value-type="string">
            <text:p>Atividades de programação informáti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ecnologias da Informação e Comunicação - Informática e Eletrónica</text:p>
          </table:table-cell>
          <table:table-cell office:value-type="string">
            <text:p>RUA QUINTA DO CHARQUINHO, 31 R/C DTO.</text:p>
          </table:table-cell>
          <table:table-cell office:value-type="string">
            <text:p>LISBOA</text:p>
          </table:table-cell>
          <table:table-cell office:value-type="string">
            <text:p>1500-530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Vitor Jose Fragata Filipe Gouvei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35959</text:p>
          </table:table-cell>
          <table:table-cell office:value-type="string">
            <text:p>AGÊNCIA FUNERÁRIA FÁTIMA E FILHO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0">
            <text:p>50000</text:p>
          </table:table-cell>
          <table:table-cell office:value-type="string">
            <text:p>2026-03-02T00:00:00Z</text:p>
          </table:table-cell>
          <table:table-cell office:value-type="float" office:value="96300">
            <text:p>96300</text:p>
          </table:table-cell>
          <table:table-cell office:value-type="string">
            <text:p>Atividades funerárias e conexas</text:p>
          </table:table-cell>
          <table:table-cell office:value-type="float" office:value="47124">
            <text:p>47124</text:p>
          </table:table-cell>
          <table:table-cell office:value-type="string">
            <text:p>Comércio a retalho não especializado, em bancas, feiras e unidades móveis de venda, de outros produtos, sem predominância de produtos alimentares, bebidas e tabaco</text:p>
          </table:table-cell>
          <table:table-cell office:value-type="string">
            <text:p>Serviços Gerais - Outros</text:p>
          </table:table-cell>
          <table:table-cell office:value-type="string">
            <text:p>AVENIDA BELA ROSA, 48</text:p>
          </table:table-cell>
          <table:table-cell office:value-type="string">
            <text:p>ALHOS VEDROS</text:p>
          </table:table-cell>
          <table:table-cell office:value-type="string">
            <text:p>2860-020</text:p>
          </table:table-cell>
          <table:table-cell office:value-type="string">
            <text:p>ALHOS VEDROS</text:p>
          </table:table-cell>
          <table:table-cell office:value-type="string">
            <text:p>MOITA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Luís Miguel Ferreira da Silv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54953</text:p>
          </table:table-cell>
          <table:table-cell office:value-type="string">
            <text:p>MENTOLADO D'AZU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7811">
            <text:p>47811</text:p>
          </table:table-cell>
          <table:table-cell office:value-type="string">
            <text:p>Comércio a retalho de veículos automóveis ligeiros</text:p>
          </table:table-cell>
          <table:table-cell office:value-type="string">
            <text:p>Construção - Construção de edifícios</text:p>
          </table:table-cell>
          <table:table-cell office:value-type="string">
            <text:p>RUA DO PINHEIRO MANSO, 139</text:p>
          </table:table-cell>
          <table:table-cell office:value-type="string">
            <text:p>VILA MEÃ</text:p>
          </table:table-cell>
          <table:table-cell office:value-type="string">
            <text:p>4605-305</text:p>
          </table:table-cell>
          <table:table-cell office:value-type="string">
            <text:p>VILA MEÃ</text:p>
          </table:table-cell>
          <table:table-cell office:value-type="string">
            <text:p>AMARANTE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Mónica Vanessa Pereira Cardoso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7605</text:p>
          </table:table-cell>
          <table:table-cell office:value-type="string">
            <text:p>ASSOCIAÇÃO DESPORTIVA FEITOS DE LABOR</text:p>
          </table:table-cell>
          <table:table-cell office:value-type="string">
            <text:p>Ativa</text:p>
          </table:table-cell>
          <table:table-cell office:value-type="string">
            <text:p>Associação</text:p>
          </table:table-cell>
          <table:table-cell/>
          <table:table-cell office:value-type="string">
            <text:p>2026-03-02T00:00:00Z</text:p>
          </table:table-cell>
          <table:table-cell office:value-type="float" office:value="93192">
            <text:p>93192</text:p>
          </table:table-cell>
          <table:table-cell office:value-type="string">
            <text:p>Outras atividades desportivas, n.e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Saúde, desporto e bem-estar</text:p>
          </table:table-cell>
          <table:table-cell office:value-type="string">
            <text:p>RUA JORNAL O REGIONAL, 131 - URBANIZAÇÃO DA DEVESA VELHA</text:p>
          </table:table-cell>
          <table:table-cell office:value-type="string">
            <text:p>SÃO JOÃO DA MADEIRA</text:p>
          </table:table-cell>
          <table:table-cell office:value-type="string">
            <text:p>3700-024</text:p>
          </table:table-cell>
          <table:table-cell table:number-columns-repeated="2" office:value-type="string">
            <text:p>SÃO JOÃO DA MADEIRA</text:p>
          </table:table-cell>
          <table:table-cell office:value-type="string">
            <text:p>AVEIRO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71815</text:p>
          </table:table-cell>
          <table:table-cell office:value-type="string">
            <text:p>ALÍNEA LISONGEAD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68321">
            <text:p>68321</text:p>
          </table:table-cell>
          <table:table-cell office:value-type="string">
            <text:p>Administração de imóveis por conta de outre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tividades Imobiliárias - Administração de condomínios e imóveis</text:p>
          </table:table-cell>
          <table:table-cell office:value-type="string">
            <text:p>VIA DO CASTELO DO QUEIJO, 395 LOJA 22/23</text:p>
          </table:table-cell>
          <table:table-cell office:value-type="string">
            <text:p>PORTO</text:p>
          </table:table-cell>
          <table:table-cell office:value-type="string">
            <text:p>4100-429</text:p>
          </table:table-cell>
          <table:table-cell table:number-columns-repeated="3"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Tomás de Viterbo Pitta Ávila Vasconcelo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72641</text:p>
          </table:table-cell>
          <table:table-cell office:value-type="string">
            <text:p>SALGADO TELHAD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float" office:value="55201">
            <text:p>55201</text:p>
          </table:table-cell>
          <table:table-cell office:value-type="string">
            <text:p>Alojamento mobilado para turistas</text:p>
          </table:table-cell>
          <table:table-cell office:value-type="string">
            <text:p>Atividades Imobiliárias - Compra e venda</text:p>
          </table:table-cell>
          <table:table-cell office:value-type="string">
            <text:p>LOTEAMENTO DA EIRA DA MÁQUINA, 36</text:p>
          </table:table-cell>
          <table:table-cell office:value-type="string">
            <text:p>PIAS</text:p>
          </table:table-cell>
          <table:table-cell office:value-type="string">
            <text:p>7830-268</text:p>
          </table:table-cell>
          <table:table-cell office:value-type="string">
            <text:p>PIAS SRP</text:p>
          </table:table-cell>
          <table:table-cell office:value-type="string">
            <text:p>SERPA</text:p>
          </table:table-cell>
          <table:table-cell office:value-type="string">
            <text:p>BEJA</text:p>
          </table:table-cell>
          <table:table-cell office:value-type="string">
            <text:p>Sócio-Gerente</text:p>
          </table:table-cell>
          <table:table-cell office:value-type="string">
            <text:p>João Pedro Mouzaco Godinh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2582</text:p>
          </table:table-cell>
          <table:table-cell office:value-type="string">
            <text:p>BÚSSOLA FIDEDIGN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7402">
            <text:p>47402</text:p>
          </table:table-cell>
          <table:table-cell office:value-type="string">
            <text:p>Comércio a retalho de equipamento de telecomunicações</text:p>
          </table:table-cell>
          <table:table-cell office:value-type="float" office:value="47540">
            <text:p>47540</text:p>
          </table:table-cell>
          <table:table-cell office:value-type="string">
            <text:p>Comércio a retalho de eletrodomésticos</text:p>
          </table:table-cell>
          <table:table-cell office:value-type="string">
            <text:p>Tecnologias da Informação e Comunicação - Telecomunicações</text:p>
          </table:table-cell>
          <table:table-cell office:value-type="string">
            <text:p>AVENIDA DO ATLÂNTICO, 16 5.07</text:p>
          </table:table-cell>
          <table:table-cell office:value-type="string">
            <text:p>LISBOA</text:p>
          </table:table-cell>
          <table:table-cell office:value-type="string">
            <text:p>1990-019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Márcio Patrick Pereira Correi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3457</text:p>
          </table:table-cell>
          <table:table-cell office:value-type="string">
            <text:p>ROMÂNTICA MURALH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">
            <text:p>300</text:p>
          </table:table-cell>
          <table:table-cell office:value-type="string">
            <text:p>2026-03-02T00:00:00Z</text:p>
          </table:table-cell>
          <table:table-cell office:value-type="float" office:value="81210">
            <text:p>81210</text:p>
          </table:table-cell>
          <table:table-cell office:value-type="string">
            <text:p>Limpeza geral de edifícios</text:p>
          </table:table-cell>
          <table:table-cell office:value-type="float" office:value="68321">
            <text:p>68321</text:p>
          </table:table-cell>
          <table:table-cell office:value-type="string">
            <text:p>Administração de imóveis por conta de outrem</text:p>
          </table:table-cell>
          <table:table-cell office:value-type="string">
            <text:p>Serviços Empresariais - Manutenção e Aluguer</text:p>
          </table:table-cell>
          <table:table-cell office:value-type="string">
            <text:p>RUA VALE TELHEIRO, 152Z</text:p>
          </table:table-cell>
          <table:table-cell office:value-type="string">
            <text:p>VALE DO TELHEIRO</text:p>
          </table:table-cell>
          <table:table-cell office:value-type="string">
            <text:p>8100-334</text:p>
          </table:table-cell>
          <table:table-cell table:number-columns-repeated="2" office:value-type="string">
            <text:p>LOULÉ</text:p>
          </table:table-cell>
          <table:table-cell office:value-type="string">
            <text:p>FARO</text:p>
          </table:table-cell>
          <table:table-cell office:value-type="string">
            <text:p>Sócio-Gerente</text:p>
          </table:table-cell>
          <table:table-cell office:value-type="string">
            <text:p>Romana Mishchenko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4526</text:p>
          </table:table-cell>
          <table:table-cell office:value-type="string">
            <text:p>D'VILMON AESTHETICS &amp; ACADEMY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86220">
            <text:p>86220</text:p>
          </table:table-cell>
          <table:table-cell office:value-type="string">
            <text:p>Atividades médicas especializadas</text:p>
          </table:table-cell>
          <table:table-cell office:value-type="float" office:value="85591">
            <text:p>85591</text:p>
          </table:table-cell>
          <table:table-cell office:value-type="string">
            <text:p>Formação profissional</text:p>
          </table:table-cell>
          <table:table-cell office:value-type="string">
            <text:p>Serviços Gerais - Saúde, desporto e bem-estar</text:p>
          </table:table-cell>
          <table:table-cell office:value-type="string">
            <text:p>RUA DOS SOEIROS, 311A</text:p>
          </table:table-cell>
          <table:table-cell office:value-type="string">
            <text:p>LISBOA</text:p>
          </table:table-cell>
          <table:table-cell office:value-type="string">
            <text:p>1500-580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Priscilla Dvilmon Silv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9889</text:p>
          </table:table-cell>
          <table:table-cell office:value-type="string">
            <text:p>SEMENTE MEDITATIV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string">
            <text:p>Serviços Empresariais - Apoio às empresas</text:p>
          </table:table-cell>
          <table:table-cell office:value-type="string">
            <text:p>PRAÇA JOÃO DO RIO, 3 R/C ESQ.</text:p>
          </table:table-cell>
          <table:table-cell office:value-type="string">
            <text:p>LISBOA</text:p>
          </table:table-cell>
          <table:table-cell office:value-type="string">
            <text:p>1000-180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Miguel Maria Silva Pinto Ferreira Roquette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2057</text:p>
          </table:table-cell>
          <table:table-cell office:value-type="string">
            <text:p>SANDU QUALITY BUILD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0">
            <text:p>3000</text:p>
          </table:table-cell>
          <table:table-cell office:value-type="string">
            <text:p>2026-03-02T00:00:00Z</text:p>
          </table:table-cell>
          <table:table-cell office:value-type="float" office:value="43420">
            <text:p>43420</text:p>
          </table:table-cell>
          <table:table-cell office:value-type="string">
            <text:p>Outras atividades especializadas de construção na construção de edifícios</text:p>
          </table:table-cell>
          <table:table-cell office:value-type="float" office:value="81220">
            <text:p>81220</text:p>
          </table:table-cell>
          <table:table-cell office:value-type="string">
            <text:p>Outras atividades de limpeza de edifícios e em equipamentos industriais</text:p>
          </table:table-cell>
          <table:table-cell office:value-type="string">
            <text:p>Construção - Atividades especializadas</text:p>
          </table:table-cell>
          <table:table-cell office:value-type="string">
            <text:p>RUA ALVES REDOL, 4 1ºB</text:p>
          </table:table-cell>
          <table:table-cell office:value-type="string">
            <text:p>MONTE ABRAÃO</text:p>
          </table:table-cell>
          <table:table-cell office:value-type="string">
            <text:p>2745-237</text:p>
          </table:table-cell>
          <table:table-cell office:value-type="string">
            <text:p>QUELUZ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Andrei Marian Sandu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696</text:p>
          </table:table-cell>
          <table:table-cell office:value-type="string">
            <text:p>ESSENCIAL COMBINAR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86220">
            <text:p>86220</text:p>
          </table:table-cell>
          <table:table-cell office:value-type="string">
            <text:p>Atividades médicas especializad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Saúde, desporto e bem-estar</text:p>
          </table:table-cell>
          <table:table-cell office:value-type="string">
            <text:p>RUA DA EIRA, 52 1ºFTE.</text:p>
          </table:table-cell>
          <table:table-cell office:value-type="string">
            <text:p>ALGÉS</text:p>
          </table:table-cell>
          <table:table-cell office:value-type="string">
            <text:p>1495-233</text:p>
          </table:table-cell>
          <table:table-cell office:value-type="string">
            <text:p>ALGÉS</text:p>
          </table:table-cell>
          <table:table-cell office:value-type="string">
            <text:p>OEIRA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Laura Melina Fernandez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340</text:p>
          </table:table-cell>
          <table:table-cell office:value-type="string">
            <text:p>THE THINKERS CLUB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59200">
            <text:p>59200</text:p>
          </table:table-cell>
          <table:table-cell office:value-type="string">
            <text:p>Atividades de gravação de som e edição de música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string">
            <text:p>Tecnologias da Informação e Comunicação - Audiovisuais e Multimédia</text:p>
          </table:table-cell>
          <table:table-cell office:value-type="string">
            <text:p>RUA DOM NUNO ÁLVARES PEREIRA, 110 2º SALA BG</text:p>
          </table:table-cell>
          <table:table-cell office:value-type="string">
            <text:p>MATOSINHOS</text:p>
          </table:table-cell>
          <table:table-cell office:value-type="string">
            <text:p>4450-214</text:p>
          </table:table-cell>
          <table:table-cell table:number-columns-repeated="2" office:value-type="string">
            <text:p>MATOSINHOS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Antonio Maria Mota Vale da Conceição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435</text:p>
          </table:table-cell>
          <table:table-cell office:value-type="string">
            <text:p>MENU DE IDEIA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71120">
            <text:p>71120</text:p>
          </table:table-cell>
          <table:table-cell office:value-type="string">
            <text:p>Atividades de engenharia e técnicas afins</text:p>
          </table:table-cell>
          <table:table-cell office:value-type="string">
            <text:p>Construção - Construção de edifícios</text:p>
          </table:table-cell>
          <table:table-cell office:value-type="string">
            <text:p>LARGO DA ESTAÇÃO, 2235</text:p>
          </table:table-cell>
          <table:table-cell office:value-type="string">
            <text:p>LANHELAS</text:p>
          </table:table-cell>
          <table:table-cell office:value-type="string">
            <text:p>4910-201</text:p>
          </table:table-cell>
          <table:table-cell office:value-type="string">
            <text:p>LANHELAS</text:p>
          </table:table-cell>
          <table:table-cell office:value-type="string">
            <text:p>CAMINHA</text:p>
          </table:table-cell>
          <table:table-cell office:value-type="string">
            <text:p>VIANA DO CASTELO</text:p>
          </table:table-cell>
          <table:table-cell office:value-type="string">
            <text:p>Sócio-Gerente</text:p>
          </table:table-cell>
          <table:table-cell office:value-type="string">
            <text:p>Francisca Vilas Lages Anhas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770</text:p>
          </table:table-cell>
          <table:table-cell office:value-type="string">
            <text:p>HERANÇA DINÂMIC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6390">
            <text:p>46390</text:p>
          </table:table-cell>
          <table:table-cell office:value-type="string">
            <text:p>Comércio por grosso não especializado de produtos alimentares, bebidas e tabac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rossista - Alimentar</text:p>
          </table:table-cell>
          <table:table-cell office:value-type="string">
            <text:p>RUA ABEL TEIXEIRA PINTO, 11 LOJA 7 - TORRES DA BELA VISTA</text:p>
          </table:table-cell>
          <table:table-cell office:value-type="string">
            <text:p>SANTO ANTÓNIO DOS CAVALEIROS</text:p>
          </table:table-cell>
          <table:table-cell office:value-type="string">
            <text:p>2660-206</text:p>
          </table:table-cell>
          <table:table-cell office:value-type="string">
            <text:p>SANTO ANTÓNIO CAVALEIROS</text:p>
          </table:table-cell>
          <table:table-cell office:value-type="string">
            <text:p>LOURE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Hemakshi Ramji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156</text:p>
          </table:table-cell>
          <table:table-cell office:value-type="string">
            <text:p>SORALEX CONSTRUÇÕE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3120">
            <text:p>43120</text:p>
          </table:table-cell>
          <table:table-cell office:value-type="string">
            <text:p>Preparação dos locais de construção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Construção - Atividades especializadas</text:p>
          </table:table-cell>
          <table:table-cell office:value-type="string">
            <text:p>RUA FONTE REI, 12</text:p>
          </table:table-cell>
          <table:table-cell office:value-type="string">
            <text:p>FONTE DO REI</text:p>
          </table:table-cell>
          <table:table-cell office:value-type="string">
            <text:p>3840-128</text:p>
          </table:table-cell>
          <table:table-cell office:value-type="string">
            <text:p>COVÃO DO LOBO</text:p>
          </table:table-cell>
          <table:table-cell office:value-type="string">
            <text:p>VAGOS</text:p>
          </table:table-cell>
          <table:table-cell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Rui Alexandre Rocha dos Santo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555</text:p>
          </table:table-cell>
          <table:table-cell office:value-type="string">
            <text:p>VENTO DELICAD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0">
            <text:p>100000</text:p>
          </table:table-cell>
          <table:table-cell office:value-type="string">
            <text:p>2026-03-02T00:00:00Z</text:p>
          </table:table-cell>
          <table:table-cell office:value-type="float" office:value="47790">
            <text:p>47790</text:p>
          </table:table-cell>
          <table:table-cell office:value-type="string">
            <text:p>Comércio a retalho de artigos em segunda mã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Outros</text:p>
          </table:table-cell>
          <table:table-cell office:value-type="string">
            <text:p>RUA DA INDÚSTRIA - MONTE</text:p>
          </table:table-cell>
          <table:table-cell office:value-type="string">
            <text:p>EIXO</text:p>
          </table:table-cell>
          <table:table-cell office:value-type="string">
            <text:p>3800-908</text:p>
          </table:table-cell>
          <table:table-cell office:value-type="string">
            <text:p>EIXO</text:p>
          </table:table-cell>
          <table:table-cell table:number-columns-repeated="2"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Armando Levi Henriques da Silv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977</text:p>
          </table:table-cell>
          <table:table-cell office:value-type="string">
            <text:p>SAMUEL MALHO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0">
            <text:p>20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Construção - Construção de edifícios</text:p>
          </table:table-cell>
          <table:table-cell office:value-type="string">
            <text:p>ESTRADA PRINCIPAL, 38 CASAL DO SOUTO</text:p>
          </table:table-cell>
          <table:table-cell office:value-type="string">
            <text:p>CASAL TEODORO</text:p>
          </table:table-cell>
          <table:table-cell office:value-type="string">
            <text:p>2500-330</text:p>
          </table:table-cell>
          <table:table-cell office:value-type="string">
            <text:p>ALVORNINHA</text:p>
          </table:table-cell>
          <table:table-cell office:value-type="string">
            <text:p>CALDAS DA RAINHA</text:p>
          </table:table-cell>
          <table:table-cell office:value-type="string">
            <text:p>LEIRIA</text:p>
          </table:table-cell>
          <table:table-cell office:value-type="string">
            <text:p>Sócio-Gerente</text:p>
          </table:table-cell>
          <table:table-cell office:value-type="string">
            <text:p>Samuel Malhoa dos Santo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076</text:p>
          </table:table-cell>
          <table:table-cell office:value-type="string">
            <text:p>MARCOS ALMEIDA CRUZ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9320">
            <text:p>49320</text:p>
          </table:table-cell>
          <table:table-cell office:value-type="string">
            <text:p>Transporte rodoviário não regular de passageir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portes - Transportes terrestres</text:p>
          </table:table-cell>
          <table:table-cell office:value-type="string">
            <text:p>CAMINHO DE CASAL PAIO, 40 - CRUZ</text:p>
          </table:table-cell>
          <table:table-cell office:value-type="string">
            <text:p>VÁRZEA DA OVELHA E ALIVIADA</text:p>
          </table:table-cell>
          <table:table-cell office:value-type="string">
            <text:p>4635-577</text:p>
          </table:table-cell>
          <table:table-cell office:value-type="string">
            <text:p>VÁRZEA OVELHA E ALIVIADA</text:p>
          </table:table-cell>
          <table:table-cell office:value-type="string">
            <text:p>MARCO DE CANAVESES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Marcos Tiago Almeida Cruz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289</text:p>
          </table:table-cell>
          <table:table-cell office:value-type="string">
            <text:p>CLÁUSIO ELMANO DE OLIVEIR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62900">
            <text:p>62900</text:p>
          </table:table-cell>
          <table:table-cell office:value-type="string">
            <text:p>Outras atividades de serviços relacionados com as tecnologias da informação e informática</text:p>
          </table:table-cell>
          <table:table-cell office:value-type="float" office:value="62201">
            <text:p>62201</text:p>
          </table:table-cell>
          <table:table-cell office:value-type="string">
            <text:p>Atividades de consultoria em informática</text:p>
          </table:table-cell>
          <table:table-cell office:value-type="string">
            <text:p>Tecnologias da Informação e Comunicação - Informática e Eletrónica</text:p>
          </table:table-cell>
          <table:table-cell office:value-type="string">
            <text:p>RUA AMÍLCAR CABRAL, 17 5ºB</text:p>
          </table:table-cell>
          <table:table-cell office:value-type="string">
            <text:p>LISBOA</text:p>
          </table:table-cell>
          <table:table-cell office:value-type="string">
            <text:p>1750-018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Cláusio Elmano de Oliveir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858</text:p>
          </table:table-cell>
          <table:table-cell office:value-type="string">
            <text:p>VIOLETA MARIA OLIVEIR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86930">
            <text:p>86930</text:p>
          </table:table-cell>
          <table:table-cell office:value-type="string">
            <text:p>Atividades de psicólogos e psicoterapeutas, exceto médic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Saúde, desporto e bem-estar</text:p>
          </table:table-cell>
          <table:table-cell office:value-type="string">
            <text:p>RUA DOM ANTÓNIO FERREIRA GOMES, 196 1ºESQ. TRASEIRAS HABITAÇÃO 4</text:p>
          </table:table-cell>
          <table:table-cell office:value-type="string">
            <text:p>PORTO</text:p>
          </table:table-cell>
          <table:table-cell office:value-type="string">
            <text:p>4250-527</text:p>
          </table:table-cell>
          <table:table-cell table:number-columns-repeated="3"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Violeta Maria Santos Ferreira de Oliveira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5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8988945</text:p>
          </table:table-cell>
          <table:table-cell office:value-type="string">
            <text:p>MARÇOBSTINAD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55201">
            <text:p>55201</text:p>
          </table:table-cell>
          <table:table-cell office:value-type="string">
            <text:p>Alojamento mobilado para turist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ojamento e Restauração - Alojamento de curta duração</text:p>
          </table:table-cell>
          <table:table-cell office:value-type="string">
            <text:p>RUA ANTERO DE QUENTAL, 263 LOJA 107</text:p>
          </table:table-cell>
          <table:table-cell office:value-type="string">
            <text:p>COIMBRA</text:p>
          </table:table-cell>
          <table:table-cell office:value-type="string">
            <text:p>3000-033</text:p>
          </table:table-cell>
          <table:table-cell table:number-columns-repeated="3"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Maria da Conceição da Silva Ferreira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149980</text:p>
          </table:table-cell>
          <table:table-cell office:value-type="string">
            <text:p>SUBLIMELABORATORY BY VERONIC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20593">
            <text:p>20593</text:p>
          </table:table-cell>
          <table:table-cell office:value-type="string">
            <text:p>Fabricação de óleos essenciais</text:p>
          </table:table-cell>
          <table:table-cell office:value-type="float" office:value="47750">
            <text:p>47750</text:p>
          </table:table-cell>
          <table:table-cell office:value-type="string">
            <text:p>Comércio a retalho de produtos cosméticos e de higiene</text:p>
          </table:table-cell>
          <table:table-cell office:value-type="string">
            <text:p>Indústrias - Materiais</text:p>
          </table:table-cell>
          <table:table-cell office:value-type="string">
            <text:p>RUA DE SÃO MIGUEL DE RORIZ, 1624 PAVILHÃO A</text:p>
          </table:table-cell>
          <table:table-cell office:value-type="string">
            <text:p>RORIZ</text:p>
          </table:table-cell>
          <table:table-cell office:value-type="string">
            <text:p>4750-650</text:p>
          </table:table-cell>
          <table:table-cell office:value-type="string">
            <text:p>RORIZ BCL</text:p>
          </table:table-cell>
          <table:table-cell office:value-type="string">
            <text:p>BARCELOS</text:p>
          </table:table-cell>
          <table:table-cell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Veronica Rodrigues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164377</text:p>
          </table:table-cell>
          <table:table-cell office:value-type="string">
            <text:p>FIT EAT &amp; REPEAT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60390">
            <text:p>60390</text:p>
          </table:table-cell>
          <table:table-cell office:value-type="string">
            <text:p>Outras atividades de distribuição de conteúdos</text:p>
          </table:table-cell>
          <table:table-cell office:value-type="float" office:value="47403">
            <text:p>47403</text:p>
          </table:table-cell>
          <table:table-cell office:value-type="string">
            <text:p>Comércio a retalho de equipamento audiovisual</text:p>
          </table:table-cell>
          <table:table-cell office:value-type="string">
            <text:p>Tecnologias da Informação e Comunicação - Informação</text:p>
          </table:table-cell>
          <table:table-cell office:value-type="string">
            <text:p>TRAVESSA DA BELA VISTA, 201 2º HABITAÇÃO 30</text:p>
          </table:table-cell>
          <table:table-cell office:value-type="string">
            <text:p>ALFENA</text:p>
          </table:table-cell>
          <table:table-cell office:value-type="string">
            <text:p>4445-035</text:p>
          </table:table-cell>
          <table:table-cell office:value-type="string">
            <text:p>ALFENA</text:p>
          </table:table-cell>
          <table:table-cell office:value-type="string">
            <text:p>VALONGO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Ana Maria de Freitas Ribeiro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174852</text:p>
          </table:table-cell>
          <table:table-cell office:value-type="string">
            <text:p>FYLL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90200">
            <text:p>90200</text:p>
          </table:table-cell>
          <table:table-cell office:value-type="string">
            <text:p>Atividades das artes do espetácul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Educação, cultura e recreativo</text:p>
          </table:table-cell>
          <table:table-cell office:value-type="string">
            <text:p>RUA JOAQUIM ANTÓNIO AGUIAR, 45 4ºDTO.</text:p>
          </table:table-cell>
          <table:table-cell office:value-type="string">
            <text:p>LISBOA</text:p>
          </table:table-cell>
          <table:table-cell office:value-type="string">
            <text:p>1070-150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Ricardo Miguel Serrano Vieir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44753</text:p>
          </table:table-cell>
          <table:table-cell office:value-type="string">
            <text:p>MAULI NATURAL SOAP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20420">
            <text:p>20420</text:p>
          </table:table-cell>
          <table:table-cell office:value-type="string">
            <text:p>Fabricação de perfumes, de cosméticos e de produtos de higiene</text:p>
          </table:table-cell>
          <table:table-cell office:value-type="float" office:value="73110">
            <text:p>73110</text:p>
          </table:table-cell>
          <table:table-cell office:value-type="string">
            <text:p>Atividades das agências de publicidade</text:p>
          </table:table-cell>
          <table:table-cell office:value-type="string">
            <text:p>Indústrias - Saúde e bem-estar</text:p>
          </table:table-cell>
          <table:table-cell office:value-type="string">
            <text:p>RUA CÁRMEM MIRANDA, 20 PISO 1- B</text:p>
          </table:table-cell>
          <table:table-cell office:value-type="string">
            <text:p>TORRE DA MARINHA</text:p>
          </table:table-cell>
          <table:table-cell office:value-type="string">
            <text:p>2840-424</text:p>
          </table:table-cell>
          <table:table-cell table:number-columns-repeated="2" office:value-type="string">
            <text:p>SEIXAL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Liron Danieli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45920</text:p>
          </table:table-cell>
          <table:table-cell office:value-type="string">
            <text:p>MASCOTE EXPEDIT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75000">
            <text:p>75000</text:p>
          </table:table-cell>
          <table:table-cell office:value-type="string">
            <text:p>Atividades veterinári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Saúde, desporto e bem-estar</text:p>
          </table:table-cell>
          <table:table-cell office:value-type="string">
            <text:p>RUA CARLOS REIS, 52</text:p>
          </table:table-cell>
          <table:table-cell office:value-type="string">
            <text:p>COBRE</text:p>
          </table:table-cell>
          <table:table-cell office:value-type="string">
            <text:p>2750-558</text:p>
          </table:table-cell>
          <table:table-cell table:number-columns-repeated="2" office:value-type="string">
            <text:p>CASCAI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Maria Ivone de Araújo Ribeiro Ferreira Quaresm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50877</text:p>
          </table:table-cell>
          <table:table-cell office:value-type="string">
            <text:p>GUARDIÕES EFÉMERO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56111">
            <text:p>56111</text:p>
          </table:table-cell>
          <table:table-cell office:value-type="string">
            <text:p>Restaurantes tipo tradicion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ojamento e Restauração - Restauração</text:p>
          </table:table-cell>
          <table:table-cell office:value-type="string">
            <text:p>DO BEATO, 42 C1</text:p>
          </table:table-cell>
          <table:table-cell office:value-type="string">
            <text:p>LISBOA</text:p>
          </table:table-cell>
          <table:table-cell office:value-type="string">
            <text:p>1950-427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Carla Rejane Pavolak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51580</text:p>
          </table:table-cell>
          <table:table-cell office:value-type="string">
            <text:p>PARTITURATLÂNTIC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500">
            <text:p>15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RUA FRANCISCO SÁ CARNEIRO, 75</text:p>
          </table:table-cell>
          <table:table-cell office:value-type="string">
            <text:p>FOROS DE SALVATERRA</text:p>
          </table:table-cell>
          <table:table-cell office:value-type="string">
            <text:p>2120-230</text:p>
          </table:table-cell>
          <table:table-cell office:value-type="string">
            <text:p>FOROS DE SALVATERRA</text:p>
          </table:table-cell>
          <table:table-cell office:value-type="string">
            <text:p>SALVATERRA DE MAGOS</text:p>
          </table:table-cell>
          <table:table-cell office:value-type="string">
            <text:p>SANTARÉM</text:p>
          </table:table-cell>
          <table:table-cell office:value-type="string">
            <text:p>Sócio-Gerente</text:p>
          </table:table-cell>
          <table:table-cell office:value-type="string">
            <text:p>João Ferreira de Mel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59521</text:p>
          </table:table-cell>
          <table:table-cell office:value-type="string">
            <text:p>ASSOCIAÇÃO COMUNIDADE LUX DIVINA</text:p>
          </table:table-cell>
          <table:table-cell office:value-type="string">
            <text:p>Ativa</text:p>
          </table:table-cell>
          <table:table-cell office:value-type="string">
            <text:p>Associação</text:p>
          </table:table-cell>
          <table:table-cell/>
          <table:table-cell office:value-type="string">
            <text:p>2026-03-02T00:00:00Z</text:p>
          </table:table-cell>
          <table:table-cell office:value-type="float" office:value="94910">
            <text:p>94910</text:p>
          </table:table-cell>
          <table:table-cell office:value-type="string">
            <text:p>Atividades de organizações religios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Outros</text:p>
          </table:table-cell>
          <table:table-cell office:value-type="string">
            <text:p>RUA DE SANTO ANTÓNIO, 184</text:p>
          </table:table-cell>
          <table:table-cell office:value-type="string">
            <text:p>TERROSO</text:p>
          </table:table-cell>
          <table:table-cell office:value-type="string">
            <text:p>4495-544</text:p>
          </table:table-cell>
          <table:table-cell office:value-type="string">
            <text:p>TERROSO</text:p>
          </table:table-cell>
          <table:table-cell office:value-type="string">
            <text:p>PÓVOA DE VARZIM</text:p>
          </table:table-cell>
          <table:table-cell office:value-type="string">
            <text:p>PORTO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0376</text:p>
          </table:table-cell>
          <table:table-cell office:value-type="string">
            <text:p>ZUMBIDOS IMERSIVO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RUA CIDADE DE MADRID, 4 7ºE - QUINTA DA FIDALGA</text:p>
          </table:table-cell>
          <table:table-cell office:value-type="string">
            <text:p>AGUALVA-CACÉM</text:p>
          </table:table-cell>
          <table:table-cell office:value-type="string">
            <text:p>2735-458</text:p>
          </table:table-cell>
          <table:table-cell office:value-type="string">
            <text:p>AGUALVA-CACÉM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amal Miah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0805</text:p>
          </table:table-cell>
          <table:table-cell office:value-type="string">
            <text:p>DÍGITOS INICIÁTICO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74120">
            <text:p>74120</text:p>
          </table:table-cell>
          <table:table-cell office:value-type="string">
            <text:p>Atividades de design gráfico e de comunicação visu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ecnologias da Informação e Comunicação - Audiovisuais e Multimédia</text:p>
          </table:table-cell>
          <table:table-cell office:value-type="string">
            <text:p>RUA ANTERO DE QUENTAL, 19 PORTA 3.3 - OLIVEIRA DO DOURO</text:p>
          </table:table-cell>
          <table:table-cell office:value-type="string">
            <text:p>VILA NOVA DE GAIA</text:p>
          </table:table-cell>
          <table:table-cell office:value-type="string">
            <text:p>4430-693</text:p>
          </table:table-cell>
          <table:table-cell table:number-columns-repeated="2" office:value-type="string">
            <text:p>VILA NOVA DE GAIA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Vítor Siravenha de Carvalh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2778</text:p>
          </table:table-cell>
          <table:table-cell office:value-type="string">
            <text:p>RS METALOMÊCANIC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28240">
            <text:p>28240</text:p>
          </table:table-cell>
          <table:table-cell office:value-type="string">
            <text:p>Fabricação de máquinas-ferramentas portáteis com motor</text:p>
          </table:table-cell>
          <table:table-cell office:value-type="float" office:value="28920">
            <text:p>28920</text:p>
          </table:table-cell>
          <table:table-cell office:value-type="string">
            <text:p>Fabricação de máquinas para as indústrias extrativas e para a construção</text:p>
          </table:table-cell>
          <table:table-cell office:value-type="string">
            <text:p>Indústrias - Equipamentos</text:p>
          </table:table-cell>
          <table:table-cell office:value-type="string">
            <text:p>RUA DO VALE, 105 - OUTEIROS</text:p>
          </table:table-cell>
          <table:table-cell office:value-type="string">
            <text:p>LEIRIA</text:p>
          </table:table-cell>
          <table:table-cell office:value-type="string">
            <text:p>2415-564</text:p>
          </table:table-cell>
          <table:table-cell table:number-columns-repeated="3" office:value-type="string">
            <text:p>LEIRIA</text:p>
          </table:table-cell>
          <table:table-cell office:value-type="string">
            <text:p>Sócio-Gerente</text:p>
          </table:table-cell>
          <table:table-cell office:value-type="string">
            <text:p>Rafael Ferreira Soare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3588</text:p>
          </table:table-cell>
          <table:table-cell office:value-type="string">
            <text:p>PRESSÁGIO METÓDIC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25120">
            <text:p>25120</text:p>
          </table:table-cell>
          <table:table-cell office:value-type="string">
            <text:p>Fabricação de portas e janelas metálicas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Indústrias - Metalurgia</text:p>
          </table:table-cell>
          <table:table-cell office:value-type="string">
            <text:p>RUA JARDIM DO PENEDO, 12</text:p>
          </table:table-cell>
          <table:table-cell office:value-type="string">
            <text:p>PENEDO</text:p>
          </table:table-cell>
          <table:table-cell office:value-type="string">
            <text:p>4730-244</text:p>
          </table:table-cell>
          <table:table-cell office:value-type="string">
            <text:p>LAGE</text:p>
          </table:table-cell>
          <table:table-cell office:value-type="string">
            <text:p>VILA VERDE</text:p>
          </table:table-cell>
          <table:table-cell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Andreia Marisa Carvalho Gomes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74024</text:p>
          </table:table-cell>
          <table:table-cell office:value-type="string">
            <text:p>LTLF - INVEST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float" office:value="68120">
            <text:p>68120</text:p>
          </table:table-cell>
          <table:table-cell office:value-type="string">
            <text:p>Desenvolvimento de projetos de edifícios</text:p>
          </table:table-cell>
          <table:table-cell office:value-type="string">
            <text:p>Atividades Imobiliárias - Compra e venda</text:p>
          </table:table-cell>
          <table:table-cell office:value-type="string">
            <text:p>CALÇADA DO OUTEIRINHO, 7</text:p>
          </table:table-cell>
          <table:table-cell office:value-type="string">
            <text:p>FIGUEIREDO</text:p>
          </table:table-cell>
          <table:table-cell office:value-type="string">
            <text:p>4705-727</text:p>
          </table:table-cell>
          <table:table-cell office:value-type="string">
            <text:p>FIGUEIREDO BRG</text:p>
          </table:table-cell>
          <table:table-cell table:number-columns-repeated="2"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Luís Filipe Oliveira Pereir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74296</text:p>
          </table:table-cell>
          <table:table-cell office:value-type="string">
            <text:p>ALPENDRE ANCESTRA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3221">
            <text:p>43221</text:p>
          </table:table-cell>
          <table:table-cell office:value-type="string">
            <text:p>Instalação de canalizações</text:p>
          </table:table-cell>
          <table:table-cell office:value-type="string">
            <text:p>Construção - Construção de edifícios</text:p>
          </table:table-cell>
          <table:table-cell office:value-type="string">
            <text:p>RUA 6 DE MAIO, 9</text:p>
          </table:table-cell>
          <table:table-cell office:value-type="string">
            <text:p>RIBEIRA BRAVA</text:p>
          </table:table-cell>
          <table:table-cell office:value-type="string">
            <text:p>9350-208</text:p>
          </table:table-cell>
          <table:table-cell table:number-columns-repeated="2" office:value-type="string">
            <text:p>RIBEIRA BRAVA</text:p>
          </table:table-cell>
          <table:table-cell office:value-type="string">
            <text:p>ILHA DA MADEIRA</text:p>
          </table:table-cell>
          <table:table-cell office:value-type="string">
            <text:p>Sócio-Gerente</text:p>
          </table:table-cell>
          <table:table-cell office:value-type="string">
            <text:p>Rosalinda Micaela Matos Macedo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74830</text:p>
          </table:table-cell>
          <table:table-cell office:value-type="string">
            <text:p>TREMA JANOT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74120">
            <text:p>74120</text:p>
          </table:table-cell>
          <table:table-cell office:value-type="string">
            <text:p>Atividades de design gráfico e de comunicação visual</text:p>
          </table:table-cell>
          <table:table-cell office:value-type="float" office:value="74200">
            <text:p>74200</text:p>
          </table:table-cell>
          <table:table-cell office:value-type="string">
            <text:p>Atividades fotográficas</text:p>
          </table:table-cell>
          <table:table-cell office:value-type="string">
            <text:p>Tecnologias da Informação e Comunicação - Audiovisuais e Multimédia</text:p>
          </table:table-cell>
          <table:table-cell office:value-type="string">
            <text:p>RUA DE SÃO DOMINGOS À LAPA, 11 2º</text:p>
          </table:table-cell>
          <table:table-cell office:value-type="string">
            <text:p>LISBOA</text:p>
          </table:table-cell>
          <table:table-cell office:value-type="string">
            <text:p>1200-832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Alban Renaud Marie Laurent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78380</text:p>
          </table:table-cell>
          <table:table-cell office:value-type="string">
            <text:p>DOMUS VESTRA, SOCIEDADE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Construção - Construção de edifícios</text:p>
          </table:table-cell>
          <table:table-cell office:value-type="string">
            <text:p>RUA GENERAL HUMBERTO DELGADO, LOTE 25 - QUINTA DAS VÁRZEAS</text:p>
          </table:table-cell>
          <table:table-cell office:value-type="string">
            <text:p>AZEITÃO</text:p>
          </table:table-cell>
          <table:table-cell office:value-type="string">
            <text:p>2925-135</text:p>
          </table:table-cell>
          <table:table-cell office:value-type="string">
            <text:p>AZEITÃO</text:p>
          </table:table-cell>
          <table:table-cell table:number-columns-repeated="2"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Vinicius Suzana Vieir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1780</text:p>
          </table:table-cell>
          <table:table-cell office:value-type="string">
            <text:p>SEIT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500">
            <text:p>1500</text:p>
          </table:table-cell>
          <table:table-cell office:value-type="string">
            <text:p>2026-03-02T00:00:00Z</text:p>
          </table:table-cell>
          <table:table-cell office:value-type="float" office:value="1610">
            <text:p>1610</text:p>
          </table:table-cell>
          <table:table-cell office:value-type="string">
            <text:p>Atividades de apoio à agricultura</text:p>
          </table:table-cell>
          <table:table-cell office:value-type="float" office:value="77320">
            <text:p>77320</text:p>
          </table:table-cell>
          <table:table-cell office:value-type="string">
            <text:p>Aluguer de máquinas e equipamentos para a construção e engenharia civil</text:p>
          </table:table-cell>
          <table:table-cell office:value-type="string">
            <text:p>Agricultura e outros recursos naturais - Agricultura e Pecuária</text:p>
          </table:table-cell>
          <table:table-cell office:value-type="string">
            <text:p>RUA ESTÔSA, 227 R/C - MONTEIRA</text:p>
          </table:table-cell>
          <table:table-cell office:value-type="string">
            <text:p>BUSTELO</text:p>
          </table:table-cell>
          <table:table-cell office:value-type="string">
            <text:p>4560-041</text:p>
          </table:table-cell>
          <table:table-cell office:value-type="string">
            <text:p>BUSTELO PNF</text:p>
          </table:table-cell>
          <table:table-cell office:value-type="string">
            <text:p>PENAFIEL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José António Rodrigues da Silv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3694</text:p>
          </table:table-cell>
          <table:table-cell office:value-type="string">
            <text:p>FOLHA TEMERÁRI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78201">
            <text:p>78201</text:p>
          </table:table-cell>
          <table:table-cell office:value-type="string">
            <text:p>Atividades das empresas de trabalho temporári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Empresariais - Recursos humanos</text:p>
          </table:table-cell>
          <table:table-cell office:value-type="string">
            <text:p>AMARO GONÇALVES, CAIXA POSTAL 1235G</text:p>
          </table:table-cell>
          <table:table-cell office:value-type="string">
            <text:p>AMARO GONÇALVES</text:p>
          </table:table-cell>
          <table:table-cell office:value-type="string">
            <text:p>8800-120</text:p>
          </table:table-cell>
          <table:table-cell office:value-type="string">
            <text:p>LUZ TVR</text:p>
          </table:table-cell>
          <table:table-cell office:value-type="string">
            <text:p>TAVIRA</text:p>
          </table:table-cell>
          <table:table-cell office:value-type="string">
            <text:p>FARO</text:p>
          </table:table-cell>
          <table:table-cell office:value-type="string">
            <text:p>Sócio-Gerente</text:p>
          </table:table-cell>
          <table:table-cell office:value-type="string">
            <text:p>Farhad Hossain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5085</text:p>
          </table:table-cell>
          <table:table-cell office:value-type="string">
            <text:p>PREGA M'IST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56301">
            <text:p>56301</text:p>
          </table:table-cell>
          <table:table-cell office:value-type="string">
            <text:p>Café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ojamento e Restauração - Cafés e pastelarias</text:p>
          </table:table-cell>
          <table:table-cell office:value-type="string">
            <text:p>RUA DOM PEDRO, 24A R/C - SÃO MARTINHO DO BISPO</text:p>
          </table:table-cell>
          <table:table-cell office:value-type="string">
            <text:p>COIMBRA</text:p>
          </table:table-cell>
          <table:table-cell office:value-type="string">
            <text:p>3045-055</text:p>
          </table:table-cell>
          <table:table-cell table:number-columns-repeated="3"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Hugo André Soares Fernande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6057</text:p>
          </table:table-cell>
          <table:table-cell office:value-type="string">
            <text:p>ACUSHLA ORGANIC ESTATE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0">
            <text:p>50000</text:p>
          </table:table-cell>
          <table:table-cell office:value-type="string">
            <text:p>2026-03-02T00:00:00Z</text:p>
          </table:table-cell>
          <table:table-cell office:value-type="float" office:value="10412">
            <text:p>10412</text:p>
          </table:table-cell>
          <table:table-cell office:value-type="string">
            <text:p>Produção de azeite</text:p>
          </table:table-cell>
          <table:table-cell office:value-type="float" office:value="46332">
            <text:p>46332</text:p>
          </table:table-cell>
          <table:table-cell office:value-type="string">
            <text:p>Comércio por grosso de azeite, óleos e gorduras alimentares</text:p>
          </table:table-cell>
          <table:table-cell office:value-type="string">
            <text:p>Indústrias - Alimentar</text:p>
          </table:table-cell>
          <table:table-cell office:value-type="string">
            <text:p>QUINTA DO PRADO, S/N</text:p>
          </table:table-cell>
          <table:table-cell office:value-type="string">
            <text:p>LODÕES</text:p>
          </table:table-cell>
          <table:table-cell office:value-type="string">
            <text:p>5360-080</text:p>
          </table:table-cell>
          <table:table-cell office:value-type="string">
            <text:p>LODÕES</text:p>
          </table:table-cell>
          <table:table-cell office:value-type="string">
            <text:p>VILA FLOR</text:p>
          </table:table-cell>
          <table:table-cell office:value-type="string">
            <text:p>BRAGANÇA</text:p>
          </table:table-cell>
          <table:table-cell office:value-type="string">
            <text:p>Sócio-Gerente</text:p>
          </table:table-cell>
          <table:table-cell office:value-type="string">
            <text:p>Joaquim José Meireles da Conceição Moreir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6707</text:p>
          </table:table-cell>
          <table:table-cell office:value-type="string">
            <text:p>ASSOCIAÇÃO SÃO SEBASTIÃO DE GUARDIZELA</text:p>
          </table:table-cell>
          <table:table-cell office:value-type="string">
            <text:p>Ativa</text:p>
          </table:table-cell>
          <table:table-cell office:value-type="string">
            <text:p>Associação</text:p>
          </table:table-cell>
          <table:table-cell/>
          <table:table-cell office:value-type="string">
            <text:p>2026-03-02T00:00:00Z</text:p>
          </table:table-cell>
          <table:table-cell office:value-type="float" office:value="94991">
            <text:p>94991</text:p>
          </table:table-cell>
          <table:table-cell office:value-type="string">
            <text:p>Associações culturais e recreativ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Educação, cultura e recreativo</text:p>
          </table:table-cell>
          <table:table-cell office:value-type="string">
            <text:p>RUA DO MONTE DE CIMA, 861</text:p>
          </table:table-cell>
          <table:table-cell office:value-type="string">
            <text:p>GUARDIZELA</text:p>
          </table:table-cell>
          <table:table-cell office:value-type="string">
            <text:p>4765-445</text:p>
          </table:table-cell>
          <table:table-cell office:value-type="string">
            <text:p>GUARDIZELA</text:p>
          </table:table-cell>
          <table:table-cell office:value-type="string">
            <text:p>GUIMARÃES</text:p>
          </table:table-cell>
          <table:table-cell office:value-type="string">
            <text:p>BRAGA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7665</text:p>
          </table:table-cell>
          <table:table-cell office:value-type="string">
            <text:p>MATI GLOBAL SOLUTION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33120">
            <text:p>33120</text:p>
          </table:table-cell>
          <table:table-cell office:value-type="string">
            <text:p>Reparação e manutenção de máquinas</text:p>
          </table:table-cell>
          <table:table-cell office:value-type="float" office:value="43222">
            <text:p>43222</text:p>
          </table:table-cell>
          <table:table-cell office:value-type="string">
            <text:p>Instalação de climatização</text:p>
          </table:table-cell>
          <table:table-cell office:value-type="string">
            <text:p>Indústrias - Equipamentos</text:p>
          </table:table-cell>
          <table:table-cell office:value-type="string">
            <text:p>RUA DOS CANIÇOS, 15</text:p>
          </table:table-cell>
          <table:table-cell office:value-type="string">
            <text:p>COIMBRA</text:p>
          </table:table-cell>
          <table:table-cell office:value-type="string">
            <text:p>3030-153</text:p>
          </table:table-cell>
          <table:table-cell table:number-columns-repeated="3"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Marco André Vilão dos Santos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8246</text:p>
          </table:table-cell>
          <table:table-cell office:value-type="string">
            <text:p>CONTÍNUO RECOMEÇO - CONTABILIDADE E GESTÃ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69201">
            <text:p>69201</text:p>
          </table:table-cell>
          <table:table-cell office:value-type="string">
            <text:p>Atividades de contabilidade e consultoria fiscal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Serviços Empresariais - Apoio às empresas</text:p>
          </table:table-cell>
          <table:table-cell office:value-type="string">
            <text:p>ESTRADA DAS NEVES, 755A</text:p>
          </table:table-cell>
          <table:table-cell office:value-type="string">
            <text:p>BICESSE</text:p>
          </table:table-cell>
          <table:table-cell office:value-type="string">
            <text:p>2645-353</text:p>
          </table:table-cell>
          <table:table-cell office:value-type="string">
            <text:p>ALCABIDECHE</text:p>
          </table:table-cell>
          <table:table-cell office:value-type="string">
            <text:p>CASCAI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sé Manuel Martins Gomes Machado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8432</text:p>
          </table:table-cell>
          <table:table-cell office:value-type="string">
            <text:p>XM SOLUTION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3222">
            <text:p>43222</text:p>
          </table:table-cell>
          <table:table-cell office:value-type="string">
            <text:p>Instalação de climatização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Construção - Atividades especializadas</text:p>
          </table:table-cell>
          <table:table-cell office:value-type="string">
            <text:p>RUA DOM AFONSO, 71 APARTAMENTO 314 ENTRADA 7</text:p>
          </table:table-cell>
          <table:table-cell office:value-type="string">
            <text:p>BARCELOS</text:p>
          </table:table-cell>
          <table:table-cell office:value-type="string">
            <text:p>4750-222</text:p>
          </table:table-cell>
          <table:table-cell table:number-columns-repeated="2" office:value-type="string">
            <text:p>BARCELOS</text:p>
          </table:table-cell>
          <table:table-cell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Celina Nazaré Alves da Silv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8459</text:p>
          </table:table-cell>
          <table:table-cell office:value-type="string">
            <text:p>RHYTHMIC RULE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6900">
            <text:p>46900</text:p>
          </table:table-cell>
          <table:table-cell office:value-type="string">
            <text:p>Comércio por grosso não especializad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rossista - Generalista</text:p>
          </table:table-cell>
          <table:table-cell office:value-type="string">
            <text:p>RUA DO ADAMASTOR, 6 <text:s/>2ºESQ. - VERDERENA</text:p>
          </table:table-cell>
          <table:table-cell office:value-type="string">
            <text:p>BARREIRO</text:p>
          </table:table-cell>
          <table:table-cell office:value-type="string">
            <text:p>2830-104</text:p>
          </table:table-cell>
          <table:table-cell table:number-columns-repeated="2" office:value-type="string">
            <text:p>BARREIRO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Ilia Miroslavov Stoyanov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8475</text:p>
          </table:table-cell>
          <table:table-cell office:value-type="string">
            <text:p>RABISCOS ERUDITO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00">
            <text:p>30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9330">
            <text:p>49330</text:p>
          </table:table-cell>
          <table:table-cell office:value-type="string">
            <text:p>Atividades de serviços de transporte de passageiros, a pedido, em veículo com condutor</text:p>
          </table:table-cell>
          <table:table-cell office:value-type="string">
            <text:p>Construção - Construção de edifícios</text:p>
          </table:table-cell>
          <table:table-cell office:value-type="string">
            <text:p>PRAÇA PROFESSOR EGAS MONIZ, 19 C/V ESQ.</text:p>
          </table:table-cell>
          <table:table-cell office:value-type="string">
            <text:p>ALMADA</text:p>
          </table:table-cell>
          <table:table-cell office:value-type="string">
            <text:p>2800-063</text:p>
          </table:table-cell>
          <table:table-cell table:number-columns-repeated="2" office:value-type="string">
            <text:p>ALMADA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Sami Ullah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9510</text:p>
          </table:table-cell>
          <table:table-cell office:value-type="string">
            <text:p>FERNANDO PIMENT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float" office:value="85591">
            <text:p>85591</text:p>
          </table:table-cell>
          <table:table-cell office:value-type="string">
            <text:p>Formação profissional</text:p>
          </table:table-cell>
          <table:table-cell office:value-type="string">
            <text:p>Serviços Empresariais - Apoio às empresas</text:p>
          </table:table-cell>
          <table:table-cell office:value-type="string">
            <text:p>RUA DE POÇO DE CABAÇOS, 63 2ºESQ. - POÇO DE CABAÇOS</text:p>
          </table:table-cell>
          <table:table-cell office:value-type="string">
            <text:p>PONTE DE LIMA</text:p>
          </table:table-cell>
          <table:table-cell office:value-type="string">
            <text:p>4990-264</text:p>
          </table:table-cell>
          <table:table-cell table:number-columns-repeated="2" office:value-type="string">
            <text:p>PONTE DE LIMA</text:p>
          </table:table-cell>
          <table:table-cell office:value-type="string">
            <text:p>VIANA DO CASTELO</text:p>
          </table:table-cell>
          <table:table-cell office:value-type="string">
            <text:p>Sócio-Gerente</text:p>
          </table:table-cell>
          <table:table-cell office:value-type="string">
            <text:p>Fernando Ismael Fernandes Piment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9579</text:p>
          </table:table-cell>
          <table:table-cell office:value-type="string">
            <text:p>ARESTA POSSANTE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77310">
            <text:p>77310</text:p>
          </table:table-cell>
          <table:table-cell office:value-type="string">
            <text:p>Aluguer de máquinas e equipamentos agrícolas</text:p>
          </table:table-cell>
          <table:table-cell office:value-type="string">
            <text:p>Construção - Construção de edifícios</text:p>
          </table:table-cell>
          <table:table-cell office:value-type="string">
            <text:p>ESTRADA DE CUNHAS, 593</text:p>
          </table:table-cell>
          <table:table-cell office:value-type="string">
            <text:p>CUNHAS</text:p>
          </table:table-cell>
          <table:table-cell office:value-type="string">
            <text:p>4970-674</text:p>
          </table:table-cell>
          <table:table-cell office:value-type="string">
            <text:p>SOAJO</text:p>
          </table:table-cell>
          <table:table-cell office:value-type="string">
            <text:p>ARCOS DE VALDEVEZ</text:p>
          </table:table-cell>
          <table:table-cell office:value-type="string">
            <text:p>VIANA DO CASTELO</text:p>
          </table:table-cell>
          <table:table-cell office:value-type="string">
            <text:p>Sócio-Gerente</text:p>
          </table:table-cell>
          <table:table-cell office:value-type="string">
            <text:p>Manuel Perez Alvarez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9625</text:p>
          </table:table-cell>
          <table:table-cell office:value-type="string">
            <text:p>ALBORHAU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3240">
            <text:p>43240</text:p>
          </table:table-cell>
          <table:table-cell office:value-type="string">
            <text:p>Outras instalações em construções</text:p>
          </table:table-cell>
          <table:table-cell office:value-type="string">
            <text:p>Construção - Construção de edifícios</text:p>
          </table:table-cell>
          <table:table-cell office:value-type="string">
            <text:p>RUA DA CALÇADA, 6 BLOCO B FRAÇÃO AA - EDIFÍCIO GREY PARK</text:p>
          </table:table-cell>
          <table:table-cell office:value-type="string">
            <text:p>CANIÇO</text:p>
          </table:table-cell>
          <table:table-cell office:value-type="string">
            <text:p>9125-052</text:p>
          </table:table-cell>
          <table:table-cell office:value-type="string">
            <text:p>CANIÇO</text:p>
          </table:table-cell>
          <table:table-cell office:value-type="string">
            <text:p>SANTA CRUZ</text:p>
          </table:table-cell>
          <table:table-cell office:value-type="string">
            <text:p>ILHA DA MADEIRA</text:p>
          </table:table-cell>
          <table:table-cell office:value-type="string">
            <text:p>Sócio-Gerente</text:p>
          </table:table-cell>
          <table:table-cell office:value-type="string">
            <text:p>Jeslid Carolina Araújo Ferreira Albornoz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0534</text:p>
          </table:table-cell>
          <table:table-cell office:value-type="string">
            <text:p>PRESTIGE ASSET MANAGEMENT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00">
            <text:p>30000</text:p>
          </table:table-cell>
          <table:table-cell office:value-type="string">
            <text:p>2026-03-02T00:00:00Z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Empresariais - Apoio às empresas</text:p>
          </table:table-cell>
          <table:table-cell office:value-type="string">
            <text:p>RUA JOSÉ ELIAS GARCIA, 59 1ºESQ.</text:p>
          </table:table-cell>
          <table:table-cell office:value-type="string">
            <text:p>MAFRA</text:p>
          </table:table-cell>
          <table:table-cell office:value-type="string">
            <text:p>2640-495</text:p>
          </table:table-cell>
          <table:table-cell table:number-columns-repeated="2" office:value-type="string">
            <text:p>MAF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Carlos Alberto Camocho Pestana Marque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0666</text:p>
          </table:table-cell>
          <table:table-cell office:value-type="string">
            <text:p>GWT SOLUTION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">
            <text:p>1</text:p>
          </table:table-cell>
          <table:table-cell office:value-type="string">
            <text:p>2026-03-02T00:00:00Z</text:p>
          </table:table-cell>
          <table:table-cell office:value-type="float" office:value="62100">
            <text:p>62100</text:p>
          </table:table-cell>
          <table:table-cell office:value-type="string">
            <text:p>Atividades de programação informática</text:p>
          </table:table-cell>
          <table:table-cell office:value-type="float" office:value="47401">
            <text:p>47401</text:p>
          </table:table-cell>
          <table:table-cell office:value-type="string">
            <text:p>Comércio a retalho de computadores, unidades periféricas e programas informáticos</text:p>
          </table:table-cell>
          <table:table-cell office:value-type="string">
            <text:p>Tecnologias da Informação e Comunicação - Informática e Eletrónica</text:p>
          </table:table-cell>
          <table:table-cell office:value-type="string">
            <text:p>AVENIDA DA REPÚBLICA, 41 4º</text:p>
          </table:table-cell>
          <table:table-cell office:value-type="string">
            <text:p>LISBOA</text:p>
          </table:table-cell>
          <table:table-cell office:value-type="string">
            <text:p>1050-187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Richard Andre Hammell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0933</text:p>
          </table:table-cell>
          <table:table-cell office:value-type="string">
            <text:p>VEIL RITUAL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47750">
            <text:p>47750</text:p>
          </table:table-cell>
          <table:table-cell office:value-type="string">
            <text:p>Comércio a retalho de produtos cosméticos e de higie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Saúde e bem-estar</text:p>
          </table:table-cell>
          <table:table-cell office:value-type="string">
            <text:p>RUA JOAQUIM ANTÓNIO DE AGUIAR, 43 R/C ESQ.</text:p>
          </table:table-cell>
          <table:table-cell office:value-type="string">
            <text:p>LISBOA</text:p>
          </table:table-cell>
          <table:table-cell office:value-type="string">
            <text:p>1070-150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Ramatu Abubakar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0950</text:p>
          </table:table-cell>
          <table:table-cell office:value-type="string">
            <text:p>SAPIÊNCIA NÓMAD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55201">
            <text:p>55201</text:p>
          </table:table-cell>
          <table:table-cell office:value-type="string">
            <text:p>Alojamento mobilado para turistas</text:p>
          </table:table-cell>
          <table:table-cell office:value-type="float" office:value="49390">
            <text:p>49390</text:p>
          </table:table-cell>
          <table:table-cell office:value-type="string">
            <text:p>Outros transportes terrestres de passageiros, n.e.</text:p>
          </table:table-cell>
          <table:table-cell office:value-type="string">
            <text:p>Alojamento e Restauração - Alojamento de curta duração</text:p>
          </table:table-cell>
          <table:table-cell office:value-type="string">
            <text:p>RUA DOM ANTÓNIO FRANCISCO MARQUES, 4 5DTO. - QUINTA DO BOM NOME</text:p>
          </table:table-cell>
          <table:table-cell office:value-type="string">
            <text:p>LISBOA</text:p>
          </table:table-cell>
          <table:table-cell office:value-type="string">
            <text:p>1500-701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William da Silva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1778</text:p>
          </table:table-cell>
          <table:table-cell office:value-type="string">
            <text:p>ENCONTRO D`ÊXITO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500">
            <text:p>1500</text:p>
          </table:table-cell>
          <table:table-cell office:value-type="string">
            <text:p>2026-03-02T00:00:00Z</text:p>
          </table:table-cell>
          <table:table-cell office:value-type="float" office:value="49320">
            <text:p>49320</text:p>
          </table:table-cell>
          <table:table-cell office:value-type="string">
            <text:p>Transporte rodoviário não regular de passageir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portes - Transportes terrestres</text:p>
          </table:table-cell>
          <table:table-cell office:value-type="string">
            <text:p>RUA ESTALEIRO, 12A</text:p>
          </table:table-cell>
          <table:table-cell office:value-type="string">
            <text:p>GANDRA</text:p>
          </table:table-cell>
          <table:table-cell office:value-type="string">
            <text:p>4930-311</text:p>
          </table:table-cell>
          <table:table-cell office:value-type="string">
            <text:p>GANDRA VLN</text:p>
          </table:table-cell>
          <table:table-cell office:value-type="string">
            <text:p>VALENÇA</text:p>
          </table:table-cell>
          <table:table-cell office:value-type="string">
            <text:p>VIANA DO CASTELO</text:p>
          </table:table-cell>
          <table:table-cell office:value-type="string">
            <text:p>Sócio-Gerente</text:p>
          </table:table-cell>
          <table:table-cell office:value-type="string">
            <text:p>Dolores Mendes da Silv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1840</text:p>
          </table:table-cell>
          <table:table-cell office:value-type="string">
            <text:p>PENDOR ARROJAD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25530">
            <text:p>25530</text:p>
          </table:table-cell>
          <table:table-cell office:value-type="string">
            <text:p>Maquinagem de met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dústrias - Metalurgia</text:p>
          </table:table-cell>
          <table:table-cell office:value-type="string">
            <text:p>RUA DAS ESCOLAS, 11 1º - CANHOSO</text:p>
          </table:table-cell>
          <table:table-cell office:value-type="string">
            <text:p>COVILHÃ</text:p>
          </table:table-cell>
          <table:table-cell office:value-type="string">
            <text:p>6200-009</text:p>
          </table:table-cell>
          <table:table-cell table:number-columns-repeated="2" office:value-type="string">
            <text:p>COVILHÃ</text:p>
          </table:table-cell>
          <table:table-cell office:value-type="string">
            <text:p>CASTELO BRANCO</text:p>
          </table:table-cell>
          <table:table-cell office:value-type="string">
            <text:p>Gerente</text:p>
          </table:table-cell>
          <table:table-cell office:value-type="string">
            <text:p>Esdra Souza Silva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3118</text:p>
          </table:table-cell>
          <table:table-cell office:value-type="string">
            <text:p>PLRSANTOS - ARQUITETUR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71110">
            <text:p>71110</text:p>
          </table:table-cell>
          <table:table-cell office:value-type="string">
            <text:p>Atividades de arquitetura</text:p>
          </table:table-cell>
          <table:table-cell office:value-type="float" office:value="71120">
            <text:p>71120</text:p>
          </table:table-cell>
          <table:table-cell office:value-type="string">
            <text:p>Atividades de engenharia e técnicas afins</text:p>
          </table:table-cell>
          <table:table-cell office:value-type="string">
            <text:p>Serviços Empresariais - Apoio às empresas</text:p>
          </table:table-cell>
          <table:table-cell office:value-type="string">
            <text:p>RUA CASAL DA VIOLA, 1</text:p>
          </table:table-cell>
          <table:table-cell office:value-type="string">
            <text:p>CASALINHOS DE ALFAIATA</text:p>
          </table:table-cell>
          <table:table-cell office:value-type="string">
            <text:p>2560-428</text:p>
          </table:table-cell>
          <table:table-cell office:value-type="string">
            <text:p>SILVEIRA</text:p>
          </table:table-cell>
          <table:table-cell office:value-type="string">
            <text:p>TORRES VEDRA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Pedro Luís Rodrigues dos Santos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3371</text:p>
          </table:table-cell>
          <table:table-cell office:value-type="string">
            <text:p>LOSANGOS OCEÂNICO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tividades Imobiliárias - Compra e venda</text:p>
          </table:table-cell>
          <table:table-cell office:value-type="string">
            <text:p>RUA LAVADOURO, 169</text:p>
          </table:table-cell>
          <table:table-cell office:value-type="string">
            <text:p>SANTO TIRSO</text:p>
          </table:table-cell>
          <table:table-cell office:value-type="string">
            <text:p>4780-495</text:p>
          </table:table-cell>
          <table:table-cell table:number-columns-repeated="2" office:value-type="string">
            <text:p>SANTO TIRSO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Helena Maria Martins de Oliveira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3533</text:p>
          </table:table-cell>
          <table:table-cell office:value-type="string">
            <text:p>ARENA DIDÁTIC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68310">
            <text:p>68310</text:p>
          </table:table-cell>
          <table:table-cell office:value-type="string">
            <text:p>Atividades de serviços de intermediação de atividades imobiliárias</text:p>
          </table:table-cell>
          <table:table-cell office:value-type="float" office:value="66190">
            <text:p>66190</text:p>
          </table:table-cell>
          <table:table-cell office:value-type="string">
            <text:p>Outras atividades auxiliares de serviços financeiros, exceto seguros e fundos de pensões</text:p>
          </table:table-cell>
          <table:table-cell office:value-type="string">
            <text:p>Atividades Imobiliárias - Angariação, avaliação e mediação</text:p>
          </table:table-cell>
          <table:table-cell office:value-type="string">
            <text:p>PRAÇA DO ALMADA, 35 R/C</text:p>
          </table:table-cell>
          <table:table-cell office:value-type="string">
            <text:p>PÓVOA DE VARZIM</text:p>
          </table:table-cell>
          <table:table-cell office:value-type="string">
            <text:p>4490-438</text:p>
          </table:table-cell>
          <table:table-cell table:number-columns-repeated="2" office:value-type="string">
            <text:p>PÓVOA DE VARZIM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Sara Adriana Peixoto Lim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3940</text:p>
          </table:table-cell>
          <table:table-cell office:value-type="string">
            <text:p>ZÉNITE PERPÉTU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string">
            <text:p>Atividades Imobiliárias - Compra e venda</text:p>
          </table:table-cell>
          <table:table-cell office:value-type="string">
            <text:p>RUA DA FÁBRICA DA SOLA, 1A R/C</text:p>
          </table:table-cell>
          <table:table-cell office:value-type="string">
            <text:p>TOMAR</text:p>
          </table:table-cell>
          <table:table-cell office:value-type="string">
            <text:p>2300-466</text:p>
          </table:table-cell>
          <table:table-cell table:number-columns-repeated="2" office:value-type="string">
            <text:p>TOMAR</text:p>
          </table:table-cell>
          <table:table-cell office:value-type="string">
            <text:p>SANTARÉM</text:p>
          </table:table-cell>
          <table:table-cell office:value-type="string">
            <text:p>Sócio-Gerente</text:p>
          </table:table-cell>
          <table:table-cell office:value-type="string">
            <text:p>David Luís Andrade dos Santos Sous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009</text:p>
          </table:table-cell>
          <table:table-cell office:value-type="string">
            <text:p>BRONZE MÍSTIC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85591">
            <text:p>85591</text:p>
          </table:table-cell>
          <table:table-cell office:value-type="string">
            <text:p>Formação profissional</text:p>
          </table:table-cell>
          <table:table-cell office:value-type="float" office:value="73110">
            <text:p>73110</text:p>
          </table:table-cell>
          <table:table-cell office:value-type="string">
            <text:p>Atividades das agências de publicidade</text:p>
          </table:table-cell>
          <table:table-cell office:value-type="string">
            <text:p>Serviços Gerais - Educação, cultura e recreativo</text:p>
          </table:table-cell>
          <table:table-cell office:value-type="string">
            <text:p>RUA 5 DE OUTUBRO, 2</text:p>
          </table:table-cell>
          <table:table-cell office:value-type="string">
            <text:p>ALCÁCER DO SAL</text:p>
          </table:table-cell>
          <table:table-cell office:value-type="string">
            <text:p>7580-128</text:p>
          </table:table-cell>
          <table:table-cell table:number-columns-repeated="2" office:value-type="string">
            <text:p>ALCÁCER DO SAL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Viviane Maria dos Santos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459</text:p>
          </table:table-cell>
          <table:table-cell office:value-type="string">
            <text:p>FORTALEZA MELÓDICA - INSTALAÇÕES ELÉTRICA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3210">
            <text:p>43210</text:p>
          </table:table-cell>
          <table:table-cell office:value-type="string">
            <text:p>Instalação elétri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Atividades especializadas</text:p>
          </table:table-cell>
          <table:table-cell office:value-type="string">
            <text:p>RUA 1º DE MAIO, 83 R/C DTO. - BAIRRO ENCOSTA DA LUZ</text:p>
          </table:table-cell>
          <table:table-cell office:value-type="string">
            <text:p>ODIVELAS</text:p>
          </table:table-cell>
          <table:table-cell office:value-type="string">
            <text:p>2675-269</text:p>
          </table:table-cell>
          <table:table-cell table:number-columns-repeated="2" office:value-type="string">
            <text:p>ODIVELA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Esmael da Graça D'apresentaçã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742</text:p>
          </table:table-cell>
          <table:table-cell office:value-type="string">
            <text:p>PILAR ORGÂNICO - CLÍNICA MÉDIC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86210">
            <text:p>86210</text:p>
          </table:table-cell>
          <table:table-cell office:value-type="string">
            <text:p>Atividades de prática clínica ger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Saúde, desporto e bem-estar</text:p>
          </table:table-cell>
          <table:table-cell office:value-type="string">
            <text:p>RUA CÂNDIDO DE OLIVEIRA, 15 R/C DTO.</text:p>
          </table:table-cell>
          <table:table-cell office:value-type="string">
            <text:p>SÃO PEDRO DE TRAFARIA</text:p>
          </table:table-cell>
          <table:table-cell office:value-type="string">
            <text:p>2825-839</text:p>
          </table:table-cell>
          <table:table-cell office:value-type="string">
            <text:p>TRAFARIA</text:p>
          </table:table-cell>
          <table:table-cell office:value-type="string">
            <text:p>ALMADA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Tânia Elisabete Costa Dias Bonifacio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874</text:p>
          </table:table-cell>
          <table:table-cell office:value-type="string">
            <text:p>SILENTROAR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0">
            <text:p>200</text:p>
          </table:table-cell>
          <table:table-cell office:value-type="string">
            <text:p>2026-03-02T00:00:00Z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float" office:value="63100">
            <text:p>63100</text:p>
          </table:table-cell>
          <table:table-cell office:value-type="string">
            <text:p>Infraestruturas de computação, atividades de processamento de dados, domiciliação de informação e atividades relacionadas</text:p>
          </table:table-cell>
          <table:table-cell office:value-type="string">
            <text:p>Serviços Empresariais - Apoio às empresas</text:p>
          </table:table-cell>
          <table:table-cell office:value-type="string">
            <text:p>RUA TOMÁS DA FONSECA, 8 2ºESQ</text:p>
          </table:table-cell>
          <table:table-cell office:value-type="string">
            <text:p>LISBOA</text:p>
          </table:table-cell>
          <table:table-cell office:value-type="string">
            <text:p>1600-211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Miguel Bayão Horta Mesquita da Cunh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021</text:p>
          </table:table-cell>
          <table:table-cell office:value-type="string">
            <text:p>DIÁLOGO BASILAR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string">
            <text:p>Serviços Empresariais - Apoio às empresas</text:p>
          </table:table-cell>
          <table:table-cell office:value-type="string">
            <text:p>RUA DOM SANCHO II, LOTE 83A - URBANIZAÇÃO FORTUNATO</text:p>
          </table:table-cell>
          <table:table-cell office:value-type="string">
            <text:p>SÃO MARTINHO DO PORTO</text:p>
          </table:table-cell>
          <table:table-cell office:value-type="string">
            <text:p>2460-098</text:p>
          </table:table-cell>
          <table:table-cell office:value-type="string">
            <text:p>SÃO MARTINHO DO PORTO</text:p>
          </table:table-cell>
          <table:table-cell office:value-type="string">
            <text:p>ALCOBAÇA</text:p>
          </table:table-cell>
          <table:table-cell office:value-type="string">
            <text:p>LEIRIA</text:p>
          </table:table-cell>
          <table:table-cell office:value-type="string">
            <text:p>Sócio-Gerente</text:p>
          </table:table-cell>
          <table:table-cell office:value-type="string">
            <text:p>Antonio Paulo Vicente Rodrigues Parrach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080</text:p>
          </table:table-cell>
          <table:table-cell office:value-type="string">
            <text:p>MATRIXSENTINE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82990">
            <text:p>82990</text:p>
          </table:table-cell>
          <table:table-cell office:value-type="string">
            <text:p>Outras atividades de serviços de apoio aos negócios, n.e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Empresariais - Apoio às empresas</text:p>
          </table:table-cell>
          <table:table-cell office:value-type="string">
            <text:p>AVENIDA DOS ESTADOS UNIDOS DA AMÉRICA, 112 7E</text:p>
          </table:table-cell>
          <table:table-cell office:value-type="string">
            <text:p>LISBOA</text:p>
          </table:table-cell>
          <table:table-cell office:value-type="string">
            <text:p>1700-179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André Miguel Marques Abrantes Barata da Silv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099</text:p>
          </table:table-cell>
          <table:table-cell office:value-type="string">
            <text:p>BINÁRIO 100 SISTEM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7401">
            <text:p>47401</text:p>
          </table:table-cell>
          <table:table-cell office:value-type="string">
            <text:p>Comércio a retalho de computadores, unidades periféricas e programas informáticos</text:p>
          </table:table-cell>
          <table:table-cell office:value-type="float" office:value="62201">
            <text:p>62201</text:p>
          </table:table-cell>
          <table:table-cell office:value-type="string">
            <text:p>Atividades de consultoria em informática</text:p>
          </table:table-cell>
          <table:table-cell office:value-type="string">
            <text:p>Tecnologias da Informação e Comunicação - Informática e Eletrónica</text:p>
          </table:table-cell>
          <table:table-cell office:value-type="string">
            <text:p>RUA DOS TREVOS, 3 - BAIRRO DA PETROGAL</text:p>
          </table:table-cell>
          <table:table-cell office:value-type="string">
            <text:p>BOBADELA</text:p>
          </table:table-cell>
          <table:table-cell office:value-type="string">
            <text:p>2695-861</text:p>
          </table:table-cell>
          <table:table-cell office:value-type="string">
            <text:p>BOBADELA LRS</text:p>
          </table:table-cell>
          <table:table-cell office:value-type="string">
            <text:p>LOURE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Vanda Filipa Marques Ribeiro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102</text:p>
          </table:table-cell>
          <table:table-cell office:value-type="string">
            <text:p>STELLAR SAGENES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7402">
            <text:p>47402</text:p>
          </table:table-cell>
          <table:table-cell office:value-type="string">
            <text:p>Comércio a retalho de equipamento de telecomunicaçõe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ecnologias da Informação e Comunicação - Telecomunicações</text:p>
          </table:table-cell>
          <table:table-cell office:value-type="string">
            <text:p>RUA MANUEL DA COSTA NERY, LOTE 5 3ºDTO.</text:p>
          </table:table-cell>
          <table:table-cell office:value-type="string">
            <text:p>TORRES NOVAS</text:p>
          </table:table-cell>
          <table:table-cell office:value-type="string">
            <text:p>2350-448</text:p>
          </table:table-cell>
          <table:table-cell table:number-columns-repeated="2" office:value-type="string">
            <text:p>TORRES NOVAS</text:p>
          </table:table-cell>
          <table:table-cell office:value-type="string">
            <text:p>SANTARÉM</text:p>
          </table:table-cell>
          <table:table-cell office:value-type="string">
            <text:p>Sócio-Gerente</text:p>
          </table:table-cell>
          <table:table-cell office:value-type="string">
            <text:p>Laura-stefânia Dumitrescu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226</text:p>
          </table:table-cell>
          <table:table-cell office:value-type="string">
            <text:p>CORVO ERUDIT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49330">
            <text:p>49330</text:p>
          </table:table-cell>
          <table:table-cell office:value-type="string">
            <text:p>Atividades de serviços de transporte de passageiros, a pedido, em veículo com condutor</text:p>
          </table:table-cell>
          <table:table-cell office:value-type="float" office:value="77390">
            <text:p>77390</text:p>
          </table:table-cell>
          <table:table-cell office:value-type="string">
            <text:p>Aluguer de outras máquinas, equipamentos e bens tangíveis, n.e.</text:p>
          </table:table-cell>
          <table:table-cell office:value-type="string">
            <text:p>Transportes - Transportes terrestres</text:p>
          </table:table-cell>
          <table:table-cell office:value-type="string">
            <text:p>RUA LEITE DE VASCONCELOS, 66B</text:p>
          </table:table-cell>
          <table:table-cell office:value-type="string">
            <text:p>LISBOA</text:p>
          </table:table-cell>
          <table:table-cell office:value-type="string">
            <text:p>1170-200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Md Rasel Miah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455</text:p>
          </table:table-cell>
          <table:table-cell office:value-type="string">
            <text:p>MAKEBYAGAPI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73110">
            <text:p>73110</text:p>
          </table:table-cell>
          <table:table-cell office:value-type="string">
            <text:p>Atividades das agências de publicidade</text:p>
          </table:table-cell>
          <table:table-cell office:value-type="float" office:value="82300">
            <text:p>82300</text:p>
          </table:table-cell>
          <table:table-cell office:value-type="string">
            <text:p>Organização de feiras, congressos e similares</text:p>
          </table:table-cell>
          <table:table-cell office:value-type="string">
            <text:p>Serviços Empresariais - Apoio às empresas</text:p>
          </table:table-cell>
          <table:table-cell office:value-type="string">
            <text:p>RUA FILINTO ELÍSIO, 13 APARTAMENTO 3A</text:p>
          </table:table-cell>
          <table:table-cell office:value-type="string">
            <text:p>LISBOA</text:p>
          </table:table-cell>
          <table:table-cell office:value-type="string">
            <text:p>1300-242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Glória Christelle Kibala Chalupa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480</text:p>
          </table:table-cell>
          <table:table-cell office:value-type="string">
            <text:p>TORRE IMPÉRIO PORTUGA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3000">
            <text:p>3000</text:p>
          </table:table-cell>
          <table:table-cell office:value-type="string">
            <text:p>2026-03-02T00:00:00Z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tividades Imobiliárias - Compra e venda</text:p>
          </table:table-cell>
          <table:table-cell office:value-type="string">
            <text:p>AVENIDA DO ATLÂNTICO, 16 14º ESCRITÓRIO 8 - EDIFÍCIO PANORÂMICO</text:p>
          </table:table-cell>
          <table:table-cell office:value-type="string">
            <text:p>LISBOA</text:p>
          </table:table-cell>
          <table:table-cell office:value-type="string">
            <text:p>1990-019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Armando Robles Rodriguez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354</text:p>
          </table:table-cell>
          <table:table-cell office:value-type="string">
            <text:p>ATLÂNTICO BRAS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25110">
            <text:p>25110</text:p>
          </table:table-cell>
          <table:table-cell office:value-type="string">
            <text:p>Fabricação de estruturas e partes de estruturas metálicas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string">
            <text:p>Indústrias - Metalurgia</text:p>
          </table:table-cell>
          <table:table-cell office:value-type="string">
            <text:p>RUA DA BOAVISTA, 32/34</text:p>
          </table:table-cell>
          <table:table-cell office:value-type="string">
            <text:p>VILA REAL</text:p>
          </table:table-cell>
          <table:table-cell office:value-type="string">
            <text:p>5000-641</text:p>
          </table:table-cell>
          <table:table-cell table:number-columns-repeated="3" office:value-type="string">
            <text:p>VILA REAL</text:p>
          </table:table-cell>
          <table:table-cell office:value-type="string">
            <text:p>Sócio-Gerente</text:p>
          </table:table-cell>
          <table:table-cell office:value-type="string">
            <text:p>José Everton Botecuti da Silv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419</text:p>
          </table:table-cell>
          <table:table-cell office:value-type="string">
            <text:p>TALENTO ETERN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1610">
            <text:p>1610</text:p>
          </table:table-cell>
          <table:table-cell office:value-type="string">
            <text:p>Atividades de apoio à agricultur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gricultura e outros recursos naturais - Agricultura e Pecuária</text:p>
          </table:table-cell>
          <table:table-cell office:value-type="string">
            <text:p>MONTE DA BOTICO</text:p>
          </table:table-cell>
          <table:table-cell office:value-type="string">
            <text:p>ALMOGRAVE</text:p>
          </table:table-cell>
          <table:table-cell office:value-type="string">
            <text:p>7630-017</text:p>
          </table:table-cell>
          <table:table-cell office:value-type="string">
            <text:p>LONGUEIRA-ALMOGRAVE</text:p>
          </table:table-cell>
          <table:table-cell office:value-type="string">
            <text:p>ODEMIRA</text:p>
          </table:table-cell>
          <table:table-cell office:value-type="string">
            <text:p>BEJA</text:p>
          </table:table-cell>
          <table:table-cell office:value-type="string">
            <text:p>Sócio-Gerente</text:p>
          </table:table-cell>
          <table:table-cell office:value-type="string">
            <text:p>Md Mamun Hossain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427</text:p>
          </table:table-cell>
          <table:table-cell office:value-type="string">
            <text:p>DOMÍNIO ADMIRÁVE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66190">
            <text:p>66190</text:p>
          </table:table-cell>
          <table:table-cell office:value-type="string">
            <text:p>Outras atividades auxiliares de serviços financeiros, exceto seguros e fundos de pensões</text:p>
          </table:table-cell>
          <table:table-cell office:value-type="float" office:value="66220">
            <text:p>66220</text:p>
          </table:table-cell>
          <table:table-cell office:value-type="string">
            <text:p>Atividades de mediadores de seguros</text:p>
          </table:table-cell>
          <table:table-cell office:value-type="string">
            <text:p>Serviços Empresariais - Atividades financeiras</text:p>
          </table:table-cell>
          <table:table-cell office:value-type="string">
            <text:p>AVENIDA 5 DE OUTUBRO, 17 1º</text:p>
          </table:table-cell>
          <table:table-cell office:value-type="string">
            <text:p>CASTRO DAIRE</text:p>
          </table:table-cell>
          <table:table-cell office:value-type="string">
            <text:p>3600-126</text:p>
          </table:table-cell>
          <table:table-cell table:number-columns-repeated="2" office:value-type="string">
            <text:p>CASTRO DAIRE</text:p>
          </table:table-cell>
          <table:table-cell office:value-type="string">
            <text:p>VISEU</text:p>
          </table:table-cell>
          <table:table-cell office:value-type="string">
            <text:p>Sócio-Gerente</text:p>
          </table:table-cell>
          <table:table-cell office:value-type="string">
            <text:p>José Pedro Soares Martins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443</text:p>
          </table:table-cell>
          <table:table-cell office:value-type="string">
            <text:p>SALTLINE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55201">
            <text:p>55201</text:p>
          </table:table-cell>
          <table:table-cell office:value-type="string">
            <text:p>Alojamento mobilado para turistas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string">
            <text:p>Alojamento e Restauração - Alojamento de curta duração</text:p>
          </table:table-cell>
          <table:table-cell office:value-type="string">
            <text:p>RUA 2, EDIFÍCIO VERDE R/C DTO. - ZONA DE ARRUAMENTOS DA MATINHA</text:p>
          </table:table-cell>
          <table:table-cell office:value-type="string">
            <text:p>LISBOA</text:p>
          </table:table-cell>
          <table:table-cell office:value-type="string">
            <text:p>1950-073</text:p>
          </table:table-cell>
          <table:table-cell table:number-columns-repeated="3" office:value-type="string">
            <text:p>LISBOA</text:p>
          </table:table-cell>
          <table:table-cell office:value-type="string">
            <text:p>Gerente</text:p>
          </table:table-cell>
          <table:table-cell office:value-type="string">
            <text:p>Lourenço Nuno Gonçalves Gomes de Sousa Ros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486</text:p>
          </table:table-cell>
          <table:table-cell office:value-type="string">
            <text:p>PÉROLA PERSISTENTE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AVENIDA ALCAIDES DE FARIA, 217 LOJA 16</text:p>
          </table:table-cell>
          <table:table-cell office:value-type="string">
            <text:p>BARCELOS</text:p>
          </table:table-cell>
          <table:table-cell office:value-type="string">
            <text:p>4750-106</text:p>
          </table:table-cell>
          <table:table-cell table:number-columns-repeated="2" office:value-type="string">
            <text:p>BARCELOS</text:p>
          </table:table-cell>
          <table:table-cell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Henrique Ribeiro Queiroz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575</text:p>
          </table:table-cell>
          <table:table-cell office:value-type="string">
            <text:p>HEXÁGONOGENIAL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68310">
            <text:p>68310</text:p>
          </table:table-cell>
          <table:table-cell office:value-type="string">
            <text:p>Atividades de serviços de intermediação de atividades imobiliárias</text:p>
          </table:table-cell>
          <table:table-cell office:value-type="float" office:value="81100">
            <text:p>81100</text:p>
          </table:table-cell>
          <table:table-cell office:value-type="string">
            <text:p>Atividades combinadas de apoio aos edifícios</text:p>
          </table:table-cell>
          <table:table-cell office:value-type="string">
            <text:p>Atividades Imobiliárias - Angariação, avaliação e mediação</text:p>
          </table:table-cell>
          <table:table-cell office:value-type="string">
            <text:p>URBANIZAÇÃO SÃO LOURENÇO DO PALMEIRAL, PORTA Z</text:p>
          </table:table-cell>
          <table:table-cell office:value-type="string">
            <text:p>SÃO LOURENÇO DO PALMEIRAL</text:p>
          </table:table-cell>
          <table:table-cell office:value-type="string">
            <text:p>8365-205</text:p>
          </table:table-cell>
          <table:table-cell office:value-type="string">
            <text:p>PÊRA</text:p>
          </table:table-cell>
          <table:table-cell office:value-type="string">
            <text:p>SILVES</text:p>
          </table:table-cell>
          <table:table-cell office:value-type="string">
            <text:p>FARO</text:p>
          </table:table-cell>
          <table:table-cell office:value-type="string">
            <text:p>Sócio-Gerente</text:p>
          </table:table-cell>
          <table:table-cell office:value-type="string">
            <text:p>Ana Catarina de Campos Caldeirinh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656</text:p>
          </table:table-cell>
          <table:table-cell office:value-type="string">
            <text:p>SABEDORIA HARMONIOS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">
            <text:p>100</text:p>
          </table:table-cell>
          <table:table-cell office:value-type="string">
            <text:p>2026-03-02T00:00:00Z</text:p>
          </table:table-cell>
          <table:table-cell office:value-type="float" office:value="35140">
            <text:p>35140</text:p>
          </table:table-cell>
          <table:table-cell office:value-type="string">
            <text:p>Distribuição de eletricid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ias e Ambiente - Eletricidade</text:p>
          </table:table-cell>
          <table:table-cell office:value-type="string">
            <text:p>RUA CIDADE CASTELO BRANCO, 9 LOJA C - CASAL COTÃO</text:p>
          </table:table-cell>
          <table:table-cell office:value-type="string">
            <text:p>AGUALVA-CACÉM</text:p>
          </table:table-cell>
          <table:table-cell office:value-type="string">
            <text:p>2735-563</text:p>
          </table:table-cell>
          <table:table-cell office:value-type="string">
            <text:p>AGUALVA-CACÉM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Daniel Jorge Canteiro Suspiro Ferreir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680</text:p>
          </table:table-cell>
          <table:table-cell office:value-type="string">
            <text:p>COMPASSO LENDÁRI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3350">
            <text:p>43350</text:p>
          </table:table-cell>
          <table:table-cell office:value-type="string">
            <text:p>Outras atividades de acabamento em edifícios</text:p>
          </table:table-cell>
          <table:table-cell office:value-type="string">
            <text:p>Construção - Construção de edifícios</text:p>
          </table:table-cell>
          <table:table-cell office:value-type="string">
            <text:p>RUA ONDA AZUL, 47</text:p>
          </table:table-cell>
          <table:table-cell office:value-type="string">
            <text:p>PRAIA AZUL</text:p>
          </table:table-cell>
          <table:table-cell office:value-type="string">
            <text:p>2560-396</text:p>
          </table:table-cell>
          <table:table-cell office:value-type="string">
            <text:p>SILVEIRA</text:p>
          </table:table-cell>
          <table:table-cell office:value-type="string">
            <text:p>TORRES VEDRA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Ibis Ayureata Castellar Barroso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940</text:p>
          </table:table-cell>
          <table:table-cell office:value-type="string">
            <text:p>R&amp;P PARTNERSHIP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PRACETA JUÍZ CARLOS LOPES QUADROS, 3 1ºDTO. - QUINTA DA ALAGOA</text:p>
          </table:table-cell>
          <table:table-cell office:value-type="string">
            <text:p>REBELVA</text:p>
          </table:table-cell>
          <table:table-cell office:value-type="string">
            <text:p>2775-695</text:p>
          </table:table-cell>
          <table:table-cell office:value-type="string">
            <text:p>CARCAVELOS</text:p>
          </table:table-cell>
          <table:table-cell office:value-type="string">
            <text:p>CASCAI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Paulo Ricardo Silv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966</text:p>
          </table:table-cell>
          <table:table-cell office:value-type="string">
            <text:p>STELLARHOUSE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55201">
            <text:p>55201</text:p>
          </table:table-cell>
          <table:table-cell office:value-type="string">
            <text:p>Alojamento mobilado para turistas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string">
            <text:p>Alojamento e Restauração - Alojamento de curta duração</text:p>
          </table:table-cell>
          <table:table-cell office:value-type="string">
            <text:p>RUA 2 DA MATINHA, EDIFÍCIO VERDE R/C DTO. - ARRUAMENTOS DA MATINHA</text:p>
          </table:table-cell>
          <table:table-cell office:value-type="string">
            <text:p>LISBOA</text:p>
          </table:table-cell>
          <table:table-cell office:value-type="string">
            <text:p>1950-073</text:p>
          </table:table-cell>
          <table:table-cell table:number-columns-repeated="3" office:value-type="string">
            <text:p>LISBOA</text:p>
          </table:table-cell>
          <table:table-cell office:value-type="string">
            <text:p>Gerente</text:p>
          </table:table-cell>
          <table:table-cell office:value-type="string">
            <text:p>Lourenço Nuno Gonçalves Gomes de Sousa Ros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113</text:p>
          </table:table-cell>
          <table:table-cell office:value-type="string">
            <text:p>HONRANTIG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71200">
            <text:p>71200</text:p>
          </table:table-cell>
          <table:table-cell office:value-type="string">
            <text:p>Atividades de ensaios e análises técnicas</text:p>
          </table:table-cell>
          <table:table-cell office:value-type="float" office:value="47540">
            <text:p>47540</text:p>
          </table:table-cell>
          <table:table-cell office:value-type="string">
            <text:p>Comércio a retalho de eletrodomésticos</text:p>
          </table:table-cell>
          <table:table-cell office:value-type="string">
            <text:p>Serviços Empresariais - Apoio às empresas</text:p>
          </table:table-cell>
          <table:table-cell office:value-type="string">
            <text:p>ESTRADA PRINCIPAL, 56 R/C DTO.</text:p>
          </table:table-cell>
          <table:table-cell office:value-type="string">
            <text:p>PALHEIRA</text:p>
          </table:table-cell>
          <table:table-cell office:value-type="string">
            <text:p>3040-692</text:p>
          </table:table-cell>
          <table:table-cell office:value-type="string">
            <text:p>ASSAFARGE</text:p>
          </table:table-cell>
          <table:table-cell table:number-columns-repeated="2"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Nuno Manuel Dias dos Santo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130</text:p>
          </table:table-cell>
          <table:table-cell office:value-type="string">
            <text:p>JANELA FILOSÓFIC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">
            <text:p>50</text:p>
          </table:table-cell>
          <table:table-cell office:value-type="string">
            <text:p>2026-03-02T00:00:00Z</text:p>
          </table:table-cell>
          <table:table-cell office:value-type="float" office:value="56111">
            <text:p>56111</text:p>
          </table:table-cell>
          <table:table-cell office:value-type="string">
            <text:p>Restaurantes tipo tradicion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ojamento e Restauração - Restauração</text:p>
          </table:table-cell>
          <table:table-cell office:value-type="string">
            <text:p>AVENIDA CIDADE DE LISBOA, 50 LOJA DTA. - CASAL COTÃO</text:p>
          </table:table-cell>
          <table:table-cell office:value-type="string">
            <text:p>AGUALVA-CACÉM</text:p>
          </table:table-cell>
          <table:table-cell office:value-type="string">
            <text:p>2735-008</text:p>
          </table:table-cell>
          <table:table-cell office:value-type="string">
            <text:p>AGUALVA-CACÉM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Andreia Filipa Lourenço de Sous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164</text:p>
          </table:table-cell>
          <table:table-cell office:value-type="string">
            <text:p>SINEKTRA - ENGENHARIA ELÉTRIC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3210">
            <text:p>43210</text:p>
          </table:table-cell>
          <table:table-cell office:value-type="string">
            <text:p>Instalação elétrica</text:p>
          </table:table-cell>
          <table:table-cell office:value-type="float" office:value="71120">
            <text:p>71120</text:p>
          </table:table-cell>
          <table:table-cell office:value-type="string">
            <text:p>Atividades de engenharia e técnicas afins</text:p>
          </table:table-cell>
          <table:table-cell office:value-type="string">
            <text:p>Construção - Atividades especializadas</text:p>
          </table:table-cell>
          <table:table-cell office:value-type="string">
            <text:p>RUA DO ENGENHEIRO FERREIRA DIAS, 161 E584</text:p>
          </table:table-cell>
          <table:table-cell office:value-type="string">
            <text:p>PORTO</text:p>
          </table:table-cell>
          <table:table-cell office:value-type="string">
            <text:p>4100-247</text:p>
          </table:table-cell>
          <table:table-cell table:number-columns-repeated="3"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Benedito Ndela Candjimbi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415</text:p>
          </table:table-cell>
          <table:table-cell office:value-type="string">
            <text:p>VOLTA CORAJOS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00">
            <text:p>30000</text:p>
          </table:table-cell>
          <table:table-cell office:value-type="string">
            <text:p>2026-03-02T00:00:00Z</text:p>
          </table:table-cell>
          <table:table-cell office:value-type="float" office:value="47811">
            <text:p>47811</text:p>
          </table:table-cell>
          <table:table-cell office:value-type="string">
            <text:p>Comércio a retalho de veículos automóveis ligeir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Automóvel</text:p>
          </table:table-cell>
          <table:table-cell office:value-type="string">
            <text:p>RUA ADRIANO PINTO BASTO, 228 R/C LOJA 4</text:p>
          </table:table-cell>
          <table:table-cell office:value-type="string">
            <text:p>VILA NOVA DE FAMALICÃO</text:p>
          </table:table-cell>
          <table:table-cell office:value-type="string">
            <text:p>4760-114</text:p>
          </table:table-cell>
          <table:table-cell table:number-columns-repeated="2" office:value-type="string">
            <text:p>VILA NOVA DE FAMALICÃO</text:p>
          </table:table-cell>
          <table:table-cell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António José da Silva Marque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580</text:p>
          </table:table-cell>
          <table:table-cell office:value-type="string">
            <text:p>CARROSSEL FAVORIT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90390">
            <text:p>90390</text:p>
          </table:table-cell>
          <table:table-cell office:value-type="string">
            <text:p>Outras atividades de apoio à criação artística e às artes do espetáculo</text:p>
          </table:table-cell>
          <table:table-cell office:value-type="float" office:value="93294">
            <text:p>93294</text:p>
          </table:table-cell>
          <table:table-cell office:value-type="string">
            <text:p>Outras atividades de diversão fixas e outras atividades recreativas</text:p>
          </table:table-cell>
          <table:table-cell office:value-type="string">
            <text:p>Serviços Gerais - Educação, cultura e recreativo</text:p>
          </table:table-cell>
          <table:table-cell office:value-type="string">
            <text:p>RUA NOVA DO CURRAL, 231/233</text:p>
          </table:table-cell>
          <table:table-cell office:value-type="string">
            <text:p>GRIJÓ</text:p>
          </table:table-cell>
          <table:table-cell office:value-type="string">
            <text:p>4415-462</text:p>
          </table:table-cell>
          <table:table-cell office:value-type="string">
            <text:p>GRIJÓ VNG</text:p>
          </table:table-cell>
          <table:table-cell office:value-type="string">
            <text:p>VILA NOVA DE GAIA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Joana Marlene de Oliveira Silva Lage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806</text:p>
          </table:table-cell>
          <table:table-cell office:value-type="string">
            <text:p>MILHAS APRAZÍVEI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9330">
            <text:p>49330</text:p>
          </table:table-cell>
          <table:table-cell office:value-type="string">
            <text:p>Atividades de serviços de transporte de passageiros, a pedido, em veículo com condutor</text:p>
          </table:table-cell>
          <table:table-cell office:value-type="float" office:value="50103">
            <text:p>50103</text:p>
          </table:table-cell>
          <table:table-cell office:value-type="string">
            <text:p>Transportes costeiros e locais de passageiros, para fins turísticos</text:p>
          </table:table-cell>
          <table:table-cell office:value-type="string">
            <text:p>Transportes - Transportes terrestres</text:p>
          </table:table-cell>
          <table:table-cell office:value-type="string">
            <text:p>RUA FERNANDO CABRAL, 4 1ºA</text:p>
          </table:table-cell>
          <table:table-cell office:value-type="string">
            <text:p>LISBOA</text:p>
          </table:table-cell>
          <table:table-cell office:value-type="string">
            <text:p>1750-329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Miguel Ângelo Soares Alves Lopes da Silv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989</text:p>
          </table:table-cell>
          <table:table-cell office:value-type="string">
            <text:p>CATCH POSITIVITY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5000">
            <text:p>25000</text:p>
          </table:table-cell>
          <table:table-cell office:value-type="string">
            <text:p>2026-03-02T00:00:00Z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tividades Imobiliárias - Compra e venda</text:p>
          </table:table-cell>
          <table:table-cell office:value-type="string">
            <text:p>RUA DO SILVANINHO, 3 - CARVALHAIS DE BAIXO</text:p>
          </table:table-cell>
          <table:table-cell office:value-type="string">
            <text:p>ASSAFARGE</text:p>
          </table:table-cell>
          <table:table-cell office:value-type="string">
            <text:p>3040-628</text:p>
          </table:table-cell>
          <table:table-cell office:value-type="string">
            <text:p>ASSAFARGE</text:p>
          </table:table-cell>
          <table:table-cell table:number-columns-repeated="2"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Igor André dos Santos e Castro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101</text:p>
          </table:table-cell>
          <table:table-cell office:value-type="string">
            <text:p>BAGAGEM COLOSSA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0">
            <text:p>2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3350">
            <text:p>43350</text:p>
          </table:table-cell>
          <table:table-cell office:value-type="string">
            <text:p>Outras atividades de acabamento em edifícios</text:p>
          </table:table-cell>
          <table:table-cell office:value-type="string">
            <text:p>Construção - Construção de edifícios</text:p>
          </table:table-cell>
          <table:table-cell office:value-type="string">
            <text:p>RUA PICO DA TORRE, 21</text:p>
          </table:table-cell>
          <table:table-cell office:value-type="string">
            <text:p>CÂMARA DE LOBOS</text:p>
          </table:table-cell>
          <table:table-cell office:value-type="string">
            <text:p>9300-004</text:p>
          </table:table-cell>
          <table:table-cell table:number-columns-repeated="2" office:value-type="string">
            <text:p>CÂMARA DE LOBOS</text:p>
          </table:table-cell>
          <table:table-cell office:value-type="string">
            <text:p>ILHA DA MADEIRA</text:p>
          </table:table-cell>
          <table:table-cell office:value-type="string">
            <text:p>Sócio-Gerente</text:p>
          </table:table-cell>
          <table:table-cell office:value-type="string">
            <text:p>Tiago André Sousa Freitas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152</text:p>
          </table:table-cell>
          <table:table-cell office:value-type="string">
            <text:p>SISTEMAGALANTE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46711">
            <text:p>46711</text:p>
          </table:table-cell>
          <table:table-cell office:value-type="string">
            <text:p>Comércio por grosso de veículos automóveis ligeir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rossista - Automóvel</text:p>
          </table:table-cell>
          <table:table-cell office:value-type="string">
            <text:p>RUA ABEL TEIXEIRA PINTO, 11 LOJA 7 - TORRES DA BELA VISTA</text:p>
          </table:table-cell>
          <table:table-cell office:value-type="string">
            <text:p>SANTO ANTÓNIO DOS CAVALEIROS</text:p>
          </table:table-cell>
          <table:table-cell office:value-type="string">
            <text:p>2660-206</text:p>
          </table:table-cell>
          <table:table-cell office:value-type="string">
            <text:p>SANTO ANTÓNIO CAVALEIROS</text:p>
          </table:table-cell>
          <table:table-cell office:value-type="string">
            <text:p>LOURE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Nilesh Kishorda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322</text:p>
          </table:table-cell>
          <table:table-cell office:value-type="string">
            <text:p>AIM4ZENITH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26520">
            <text:p>26520</text:p>
          </table:table-cell>
          <table:table-cell office:value-type="string">
            <text:p>Fabricação de relógios e material de relojoari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dústrias - Equipamentos</text:p>
          </table:table-cell>
          <table:table-cell office:value-type="string">
            <text:p>RUA DO IMIGRANTE, 146</text:p>
          </table:table-cell>
          <table:table-cell office:value-type="string">
            <text:p>VALE</text:p>
          </table:table-cell>
          <table:table-cell office:value-type="string">
            <text:p>4525-437</text:p>
          </table:table-cell>
          <table:table-cell office:value-type="string">
            <text:p>VALE VFR</text:p>
          </table:table-cell>
          <table:table-cell office:value-type="string">
            <text:p>SANTA MARIA DA FEIRA</text:p>
          </table:table-cell>
          <table:table-cell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Jasmin Ahmetovic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411</text:p>
          </table:table-cell>
          <table:table-cell office:value-type="string">
            <text:p>SALPICO SORRIDENTE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74130">
            <text:p>74130</text:p>
          </table:table-cell>
          <table:table-cell office:value-type="string">
            <text:p>Atividades de design de interiores</text:p>
          </table:table-cell>
          <table:table-cell office:value-type="float" office:value="47523">
            <text:p>47523</text:p>
          </table:table-cell>
          <table:table-cell office:value-type="string">
            <text:p>Comércio a retalho de material de bricolage, equipamento sanitário, ladrilhos e materiais de construção similares</text:p>
          </table:table-cell>
          <table:table-cell office:value-type="string">
            <text:p>Serviços Empresariais - Apoio às empresas</text:p>
          </table:table-cell>
          <table:table-cell office:value-type="string">
            <text:p>RUA JOSÉ GAMBOA, 1 3ºF - URBANIZAÇÃO DA CERÂMICA DE CARNIDE</text:p>
          </table:table-cell>
          <table:table-cell office:value-type="string">
            <text:p>LISBOA</text:p>
          </table:table-cell>
          <table:table-cell office:value-type="string">
            <text:p>1600-902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Teresa Carolina Figueiras Pena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926</text:p>
          </table:table-cell>
          <table:table-cell office:value-type="string">
            <text:p>RUI GONÇALO GONÇALVE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50">
            <text:p>250</text:p>
          </table:table-cell>
          <table:table-cell office:value-type="string">
            <text:p>2026-03-02T00:00:00Z</text:p>
          </table:table-cell>
          <table:table-cell office:value-type="float" office:value="73110">
            <text:p>73110</text:p>
          </table:table-cell>
          <table:table-cell office:value-type="string">
            <text:p>Atividades das agências de publicidade</text:p>
          </table:table-cell>
          <table:table-cell office:value-type="float" office:value="62100">
            <text:p>62100</text:p>
          </table:table-cell>
          <table:table-cell office:value-type="string">
            <text:p>Atividades de programação informática</text:p>
          </table:table-cell>
          <table:table-cell office:value-type="string">
            <text:p>Serviços Empresariais - Apoio às empresas</text:p>
          </table:table-cell>
          <table:table-cell office:value-type="string">
            <text:p>TRAVESSA DO COUTINHO, 3 R/C</text:p>
          </table:table-cell>
          <table:table-cell office:value-type="string">
            <text:p>LISBOA</text:p>
          </table:table-cell>
          <table:table-cell office:value-type="string">
            <text:p>1600-433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Rui Gonçalo Sil Gonçalve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035</text:p>
          </table:table-cell>
          <table:table-cell office:value-type="string">
            <text:p>PAULINO JOSÉ COELH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0">
            <text:p>3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RUA DAS ANDORINHAS, 1 - CASAL DOS PINTOS</text:p>
          </table:table-cell>
          <table:table-cell office:value-type="string">
            <text:p>BUARCOS</text:p>
          </table:table-cell>
          <table:table-cell office:value-type="string">
            <text:p>3080-215</text:p>
          </table:table-cell>
          <table:table-cell table:number-columns-repeated="2" office:value-type="string">
            <text:p>FIGUEIRA DA FOZ</text:p>
          </table:table-cell>
          <table:table-cell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Paulino José Lopes Coelh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060</text:p>
          </table:table-cell>
          <table:table-cell office:value-type="string">
            <text:p>PEIXOTO &amp; ALMEID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55201">
            <text:p>55201</text:p>
          </table:table-cell>
          <table:table-cell office:value-type="string">
            <text:p>Alojamento mobilado para turistas</text:p>
          </table:table-cell>
          <table:table-cell office:value-type="string">
            <text:p>Construção - Construção de edifícios</text:p>
          </table:table-cell>
          <table:table-cell office:value-type="string">
            <text:p>RUA DAS LAGES, 3A</text:p>
          </table:table-cell>
          <table:table-cell office:value-type="string">
            <text:p>VILA SECA</text:p>
          </table:table-cell>
          <table:table-cell office:value-type="string">
            <text:p>5000-022</text:p>
          </table:table-cell>
          <table:table-cell office:value-type="string">
            <text:p>ADOUFE</text:p>
          </table:table-cell>
          <table:table-cell table:number-columns-repeated="2" office:value-type="string">
            <text:p>VILA REAL</text:p>
          </table:table-cell>
          <table:table-cell office:value-type="string">
            <text:p>Sócio-Gerente</text:p>
          </table:table-cell>
          <table:table-cell office:value-type="string">
            <text:p>Amândio Nogueira Peixoto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140</text:p>
          </table:table-cell>
          <table:table-cell office:value-type="string">
            <text:p>JOANA CARNEIR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96220">
            <text:p>96220</text:p>
          </table:table-cell>
          <table:table-cell office:value-type="string">
            <text:p>Atividades de cuidados de beleza e outras atividades de tratamentos de belez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Saúde, desporto e bem-estar</text:p>
          </table:table-cell>
          <table:table-cell office:value-type="string">
            <text:p>LARGO ESTEVÃO TORRES, 591</text:p>
          </table:table-cell>
          <table:table-cell office:value-type="string">
            <text:p>VILA NOVA DE GAIA</text:p>
          </table:table-cell>
          <table:table-cell office:value-type="string">
            <text:p>4400-349</text:p>
          </table:table-cell>
          <table:table-cell table:number-columns-repeated="2" office:value-type="string">
            <text:p>VILA NOVA DE GAIA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Joana Filipa Carvalho Carneiro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353</text:p>
          </table:table-cell>
          <table:table-cell office:value-type="string">
            <text:p>JOÃO NUNO CASTRO PINH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7240">
            <text:p>47240</text:p>
          </table:table-cell>
          <table:table-cell office:value-type="string">
            <text:p>Comércio a retalho de pão, de produtos de pastelaria e de confeitari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Alimentar</text:p>
          </table:table-cell>
          <table:table-cell office:value-type="string">
            <text:p>RUA BENTO MAGALHÃES, 9</text:p>
          </table:table-cell>
          <table:table-cell office:value-type="string">
            <text:p>AVEIRO</text:p>
          </table:table-cell>
          <table:table-cell office:value-type="string">
            <text:p>3810-388</text:p>
          </table:table-cell>
          <table:table-cell table:number-columns-repeated="3"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João Nuno de Castro e Pinho Matos Rei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400</text:p>
          </table:table-cell>
          <table:table-cell office:value-type="string">
            <text:p>MARIA ESMERALDA PERY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500">
            <text:p>2500</text:p>
          </table:table-cell>
          <table:table-cell office:value-type="string">
            <text:p>2026-03-02T00:00:00Z</text:p>
          </table:table-cell>
          <table:table-cell office:value-type="float" office:value="1500">
            <text:p>1500</text:p>
          </table:table-cell>
          <table:table-cell office:value-type="string">
            <text:p>Produções agrícola e animal combinadas</text:p>
          </table:table-cell>
          <table:table-cell office:value-type="float" office:value="1701">
            <text:p>1701</text:p>
          </table:table-cell>
          <table:table-cell office:value-type="string">
            <text:p>Caça e repovoamento cinegético</text:p>
          </table:table-cell>
          <table:table-cell office:value-type="string">
            <text:p>Agricultura e outros recursos naturais - Agricultura e Pecuária</text:p>
          </table:table-cell>
          <table:table-cell office:value-type="string">
            <text:p>RUA DA REPÚBLICA, 15</text:p>
          </table:table-cell>
          <table:table-cell office:value-type="string">
            <text:p>CASA BRANCA</text:p>
          </table:table-cell>
          <table:table-cell office:value-type="string">
            <text:p>7470-109</text:p>
          </table:table-cell>
          <table:table-cell office:value-type="string">
            <text:p>CASA BRANCA</text:p>
          </table:table-cell>
          <table:table-cell office:value-type="string">
            <text:p>SOUSEL</text:p>
          </table:table-cell>
          <table:table-cell office:value-type="string">
            <text:p>PORTALEGRE</text:p>
          </table:table-cell>
          <table:table-cell office:value-type="string">
            <text:p>Sócio-Gerente</text:p>
          </table:table-cell>
          <table:table-cell office:value-type="string">
            <text:p>Maria Esmeralda Chaves Pery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418</text:p>
          </table:table-cell>
          <table:table-cell office:value-type="string">
            <text:p>DI CANDLE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7125">
            <text:p>47125</text:p>
          </table:table-cell>
          <table:table-cell office:value-type="string">
            <text:p>Comércio a retalho não especializado, por correspondência ou via Internet, sem predominância de produtos alimentares, bebidas e tabaco</text:p>
          </table:table-cell>
          <table:table-cell office:value-type="float" office:value="47783">
            <text:p>47783</text:p>
          </table:table-cell>
          <table:table-cell office:value-type="string">
            <text:p>Comércio a retalho de outros produtos novos, n.e.</text:p>
          </table:table-cell>
          <table:table-cell office:value-type="string">
            <text:p>Retalho - Generalista</text:p>
          </table:table-cell>
          <table:table-cell office:value-type="string">
            <text:p>RUA MANUEL ALFREDO TITO MORAIS, 7 1ºESQ. - CASAL DO COVÃO</text:p>
          </table:table-cell>
          <table:table-cell office:value-type="string">
            <text:p>LOURES</text:p>
          </table:table-cell>
          <table:table-cell office:value-type="string">
            <text:p>2670-572</text:p>
          </table:table-cell>
          <table:table-cell table:number-columns-repeated="2" office:value-type="string">
            <text:p>LOURE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Inês Matoso Costa e Silv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469</text:p>
          </table:table-cell>
          <table:table-cell office:value-type="string">
            <text:p>BACHIYO PORTUGAL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4000">
            <text:p>4000</text:p>
          </table:table-cell>
          <table:table-cell office:value-type="string">
            <text:p>2026-03-02T00:00:00Z</text:p>
          </table:table-cell>
          <table:table-cell office:value-type="float" office:value="56120">
            <text:p>56120</text:p>
          </table:table-cell>
          <table:table-cell office:value-type="string">
            <text:p>Atividades de serviços de alimentação em meios móveis</text:p>
          </table:table-cell>
          <table:table-cell office:value-type="float" office:value="56303">
            <text:p>56303</text:p>
          </table:table-cell>
          <table:table-cell office:value-type="string">
            <text:p>Pastelarias e casas de chá</text:p>
          </table:table-cell>
          <table:table-cell office:value-type="string">
            <text:p>Alojamento e Restauração - Restauração</text:p>
          </table:table-cell>
          <table:table-cell office:value-type="string">
            <text:p>PRACETA DAS AVENCAS, EDIFÍCIO 5 1ºDTO.</text:p>
          </table:table-cell>
          <table:table-cell office:value-type="string">
            <text:p>RINCHOA</text:p>
          </table:table-cell>
          <table:table-cell office:value-type="string">
            <text:p>2635-104</text:p>
          </table:table-cell>
          <table:table-cell office:value-type="string">
            <text:p>RIO DE MOURO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Rafaella Felippe Dieb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515</text:p>
          </table:table-cell>
          <table:table-cell office:value-type="string">
            <text:p>JOÃO &amp; ANDREIA MARQUE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7113">
            <text:p>47113</text:p>
          </table:table-cell>
          <table:table-cell office:value-type="string">
            <text:p>Comércio a retalho não especializado, em bancas, feiras e unidades móveis de venda, de produtos alimentares, bebidas e tabac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Alimentar</text:p>
          </table:table-cell>
          <table:table-cell office:value-type="string">
            <text:p>RUA FONTE DE QUINTELA, 425 - QUINTELA</text:p>
          </table:table-cell>
          <table:table-cell office:value-type="string">
            <text:p>SANTA MARIA DE ARNOSO</text:p>
          </table:table-cell>
          <table:table-cell office:value-type="string">
            <text:p>4770-538</text:p>
          </table:table-cell>
          <table:table-cell office:value-type="string">
            <text:p>SANTA MARIA ARNOSO</text:p>
          </table:table-cell>
          <table:table-cell office:value-type="string">
            <text:p>VILA NOVA DE FAMALICÃO</text:p>
          </table:table-cell>
          <table:table-cell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João Pedro Gomes Marques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574</text:p>
          </table:table-cell>
          <table:table-cell office:value-type="string">
            <text:p>INTERPRI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82990">
            <text:p>82990</text:p>
          </table:table-cell>
          <table:table-cell office:value-type="string">
            <text:p>Outras atividades de serviços de apoio aos negócios, n.e.</text:p>
          </table:table-cell>
          <table:table-cell office:value-type="float" office:value="78100">
            <text:p>78100</text:p>
          </table:table-cell>
          <table:table-cell office:value-type="string">
            <text:p>Atividades das empresas de seleção e colocação de pessoal</text:p>
          </table:table-cell>
          <table:table-cell office:value-type="string">
            <text:p>Serviços Empresariais - Apoio às empresas</text:p>
          </table:table-cell>
          <table:table-cell office:value-type="string">
            <text:p>AVENIDA DO BRASIL, 1 9º</text:p>
          </table:table-cell>
          <table:table-cell office:value-type="string">
            <text:p>LISBOA</text:p>
          </table:table-cell>
          <table:table-cell office:value-type="string">
            <text:p>1749-008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Bruna Alexandra Verdades Pacheco Van-Dúnen de Melo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612</text:p>
          </table:table-cell>
          <table:table-cell office:value-type="string">
            <text:p>QUINTAS &amp; MARTIN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56111">
            <text:p>56111</text:p>
          </table:table-cell>
          <table:table-cell office:value-type="string">
            <text:p>Restaurantes tipo tradicion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ojamento e Restauração - Restauração</text:p>
          </table:table-cell>
          <table:table-cell office:value-type="string">
            <text:p>RUA PADRE ARMANDO LIRA, 78 2ºDTO.</text:p>
          </table:table-cell>
          <table:table-cell office:value-type="string">
            <text:p>BRAGA</text:p>
          </table:table-cell>
          <table:table-cell office:value-type="string">
            <text:p>4705-672</text:p>
          </table:table-cell>
          <table:table-cell table:number-columns-repeated="3"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Andrea Pereira Quintas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787</text:p>
          </table:table-cell>
          <table:table-cell office:value-type="string">
            <text:p>MILTON MENDES COST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5000">
            <text:p>15000</text:p>
          </table:table-cell>
          <table:table-cell office:value-type="string">
            <text:p>2026-03-02T00:00:00Z</text:p>
          </table:table-cell>
          <table:table-cell office:value-type="float" office:value="49410">
            <text:p>49410</text:p>
          </table:table-cell>
          <table:table-cell office:value-type="string">
            <text:p>Transportes rodoviários de mercadorias</text:p>
          </table:table-cell>
          <table:table-cell office:value-type="float" office:value="77320">
            <text:p>77320</text:p>
          </table:table-cell>
          <table:table-cell office:value-type="string">
            <text:p>Aluguer de máquinas e equipamentos para a construção e engenharia civil</text:p>
          </table:table-cell>
          <table:table-cell office:value-type="string">
            <text:p>Transportes - Transportes terrestres</text:p>
          </table:table-cell>
          <table:table-cell office:value-type="string">
            <text:p>ESTRADA MUNICIPAL 520-2, EDIFÍCIO MARTINS CXP 289B</text:p>
          </table:table-cell>
          <table:table-cell office:value-type="string">
            <text:p>SANTA BÁRBARA DE NEXE</text:p>
          </table:table-cell>
          <table:table-cell office:value-type="string">
            <text:p>8005-491</text:p>
          </table:table-cell>
          <table:table-cell table:number-columns-repeated="3" office:value-type="string">
            <text:p>FARO</text:p>
          </table:table-cell>
          <table:table-cell office:value-type="string">
            <text:p>Sócio-Gerente</text:p>
          </table:table-cell>
          <table:table-cell office:value-type="string">
            <text:p>Milton Filipe Mendes Cost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833</text:p>
          </table:table-cell>
          <table:table-cell office:value-type="string">
            <text:p>SOTAQUE DESIGN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74120">
            <text:p>74120</text:p>
          </table:table-cell>
          <table:table-cell office:value-type="string">
            <text:p>Atividades de design gráfico e de comunicação visu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ecnologias da Informação e Comunicação - Audiovisuais e Multimédia</text:p>
          </table:table-cell>
          <table:table-cell office:value-type="string">
            <text:p>RUA PEDRO IVO, 14 3ºDTO.</text:p>
          </table:table-cell>
          <table:table-cell office:value-type="string">
            <text:p>LISBOA</text:p>
          </table:table-cell>
          <table:table-cell office:value-type="string">
            <text:p>1700-314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Rodrigo Nuno Cardoso Brazã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922</text:p>
          </table:table-cell>
          <table:table-cell office:value-type="string">
            <text:p>CRUZ &amp; ARRAJ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96100">
            <text:p>96100</text:p>
          </table:table-cell>
          <table:table-cell office:value-type="string">
            <text:p>Lavagem e limpeza de têxteis e pele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Gerais - Outros</text:p>
          </table:table-cell>
          <table:table-cell office:value-type="string">
            <text:p>AVENIDA LUÍS VAZ DE CAMÕES, EDIFÍCIO JARDIM 3ºESQ.</text:p>
          </table:table-cell>
          <table:table-cell office:value-type="string">
            <text:p>SEIA</text:p>
          </table:table-cell>
          <table:table-cell office:value-type="string">
            <text:p>6270-484</text:p>
          </table:table-cell>
          <table:table-cell table:number-columns-repeated="2" office:value-type="string">
            <text:p>SEIA</text:p>
          </table:table-cell>
          <table:table-cell office:value-type="string">
            <text:p>GUARDA</text:p>
          </table:table-cell>
          <table:table-cell office:value-type="string">
            <text:p>Sócio-Gerente</text:p>
          </table:table-cell>
          <table:table-cell office:value-type="string">
            <text:p>Ricardo Jorge Viana da Cruz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025</text:p>
          </table:table-cell>
          <table:table-cell office:value-type="string">
            <text:p>ASSOCIAÇÃO EDUCATIVA ESPAÇO SINGULAR OEIRAS</text:p>
          </table:table-cell>
          <table:table-cell office:value-type="string">
            <text:p>Ativa</text:p>
          </table:table-cell>
          <table:table-cell office:value-type="string">
            <text:p>Associação</text:p>
          </table:table-cell>
          <table:table-cell/>
          <table:table-cell office:value-type="string">
            <text:p>2026-03-02T00:00:00Z</text:p>
          </table:table-cell>
          <table:table-cell office:value-type="float" office:value="94995">
            <text:p>94995</text:p>
          </table:table-cell>
          <table:table-cell office:value-type="string">
            <text:p>Outras atividades associativas, n.e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Empresariais - Apoio às empresas</text:p>
          </table:table-cell>
          <table:table-cell office:value-type="string">
            <text:p>RUA HORENSE LUZ0025, 9A</text:p>
          </table:table-cell>
          <table:table-cell office:value-type="string">
            <text:p>BARCARENA</text:p>
          </table:table-cell>
          <table:table-cell office:value-type="string">
            <text:p>2730-232</text:p>
          </table:table-cell>
          <table:table-cell office:value-type="string">
            <text:p>BARCARENA</text:p>
          </table:table-cell>
          <table:table-cell office:value-type="string">
            <text:p>OEIRAS</text:p>
          </table:table-cell>
          <table:table-cell office:value-type="string">
            <text:p>LISBOA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920</text:p>
          </table:table-cell>
          <table:table-cell office:value-type="string">
            <text:p>AGOSTINHO BARBOSA &amp; JOEL BARBOS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0">
            <text:p>50000</text:p>
          </table:table-cell>
          <table:table-cell office:value-type="string">
            <text:p>2026-03-02T00:00:00Z</text:p>
          </table:table-cell>
          <table:table-cell office:value-type="float" office:value="49410">
            <text:p>49410</text:p>
          </table:table-cell>
          <table:table-cell office:value-type="string">
            <text:p>Transportes rodoviários de mercadori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portes - Transportes terrestres</text:p>
          </table:table-cell>
          <table:table-cell office:value-type="string">
            <text:p>RUA DA RIBEIRINHA, 443 C D</text:p>
          </table:table-cell>
          <table:table-cell office:value-type="string">
            <text:p>VILA COVA DE CARROS</text:p>
          </table:table-cell>
          <table:table-cell office:value-type="string">
            <text:p>4580-630</text:p>
          </table:table-cell>
          <table:table-cell table:number-columns-repeated="2" office:value-type="string">
            <text:p>PAREDES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Agostinho Barbosa Ribeiro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4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057066</text:p>
          </table:table-cell>
          <table:table-cell office:value-type="string">
            <text:p>EXÓTICO SAGITARIAN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RUA DA CIDADE DE MADRID, 4 7E - QUINTA DA FIDALGA</text:p>
          </table:table-cell>
          <table:table-cell office:value-type="string">
            <text:p>AGUALVA-CACÉM</text:p>
          </table:table-cell>
          <table:table-cell office:value-type="string">
            <text:p>2735-458</text:p>
          </table:table-cell>
          <table:table-cell office:value-type="string">
            <text:p>AGUALVA-CACÉM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Khalad Miah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181778</text:p>
          </table:table-cell>
          <table:table-cell office:value-type="string">
            <text:p>OBRA DE GÉNI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5000">
            <text:p>15000</text:p>
          </table:table-cell>
          <table:table-cell office:value-type="string">
            <text:p>2026-03-02T00:00:00Z</text:p>
          </table:table-cell>
          <table:table-cell office:value-type="float" office:value="71110">
            <text:p>71110</text:p>
          </table:table-cell>
          <table:table-cell office:value-type="string">
            <text:p>Atividades de arquitetura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Serviços Empresariais - Apoio às empresas</text:p>
          </table:table-cell>
          <table:table-cell office:value-type="string">
            <text:p>RUA DOM FREI CAETANO BRANDÃO, 212</text:p>
          </table:table-cell>
          <table:table-cell office:value-type="string">
            <text:p>BRAGA</text:p>
          </table:table-cell>
          <table:table-cell office:value-type="string">
            <text:p>4700-031</text:p>
          </table:table-cell>
          <table:table-cell table:number-columns-repeated="3"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Aurora Micaela Marques de Barros Fernandes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45962</text:p>
          </table:table-cell>
          <table:table-cell office:value-type="string">
            <text:p>LATICRETE PORTUGA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50000">
            <text:p>250000</text:p>
          </table:table-cell>
          <table:table-cell office:value-type="string">
            <text:p>2026-03-02T00:00:00Z</text:p>
          </table:table-cell>
          <table:table-cell office:value-type="float" office:value="23640">
            <text:p>23640</text:p>
          </table:table-cell>
          <table:table-cell office:value-type="string">
            <text:p>Fabricação de argamass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dústrias - Materiais</text:p>
          </table:table-cell>
          <table:table-cell office:value-type="string">
            <text:p>RUA DAS CORREIAS, 10 - GÂNDARA</text:p>
          </table:table-cell>
          <table:table-cell office:value-type="string">
            <text:p>COIMBRA</text:p>
          </table:table-cell>
          <table:table-cell office:value-type="string">
            <text:p>3025-272</text:p>
          </table:table-cell>
          <table:table-cell table:number-columns-repeated="3" office:value-type="string">
            <text:p>COIMBRA</text:p>
          </table:table-cell>
          <table:table-cell office:value-type="string">
            <text:p>Sócio-Gerente</text:p>
          </table:table-cell>
          <table:table-cell office:value-type="string">
            <text:p>Mário da Graça Sêc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49402</text:p>
          </table:table-cell>
          <table:table-cell office:value-type="string">
            <text:p>GD CLEAN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">
            <text:p>20</text:p>
          </table:table-cell>
          <table:table-cell office:value-type="string">
            <text:p>2026-03-02T00:00:00Z</text:p>
          </table:table-cell>
          <table:table-cell office:value-type="float" office:value="81210">
            <text:p>81210</text:p>
          </table:table-cell>
          <table:table-cell office:value-type="string">
            <text:p>Limpeza geral de edifícios</text:p>
          </table:table-cell>
          <table:table-cell office:value-type="float" office:value="81100">
            <text:p>81100</text:p>
          </table:table-cell>
          <table:table-cell office:value-type="string">
            <text:p>Atividades combinadas de apoio aos edifícios</text:p>
          </table:table-cell>
          <table:table-cell office:value-type="string">
            <text:p>Serviços Empresariais - Manutenção e Aluguer</text:p>
          </table:table-cell>
          <table:table-cell office:value-type="string">
            <text:p>RUA 5 DE OUTUBRO, 4249 CORPO 1 2ºESQ. FTE.</text:p>
          </table:table-cell>
          <table:table-cell office:value-type="string">
            <text:p>AVINTES</text:p>
          </table:table-cell>
          <table:table-cell office:value-type="string">
            <text:p>4430-809</text:p>
          </table:table-cell>
          <table:table-cell office:value-type="string">
            <text:p>AVINTES</text:p>
          </table:table-cell>
          <table:table-cell office:value-type="string">
            <text:p>VILA NOVA DE GAIA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Elisabete Catarina Alves Sousa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51008</text:p>
          </table:table-cell>
          <table:table-cell office:value-type="string">
            <text:p>SELARI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70100">
            <text:p>70100</text:p>
          </table:table-cell>
          <table:table-cell office:value-type="string">
            <text:p>Atividades das sedes sociais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string">
            <text:p>Serviços Empresariais - Atividades financeiras</text:p>
          </table:table-cell>
          <table:table-cell office:value-type="string">
            <text:p>RUA ALVES PAIVA FRAGOSO, 34 3E</text:p>
          </table:table-cell>
          <table:table-cell office:value-type="string">
            <text:p>LISBOA</text:p>
          </table:table-cell>
          <table:table-cell office:value-type="string">
            <text:p>1900-061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sé Fernando Teixeira Lei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55712</text:p>
          </table:table-cell>
          <table:table-cell office:value-type="string">
            <text:p>CACTUS - TRANSPORTE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40000">
            <text:p>40000</text:p>
          </table:table-cell>
          <table:table-cell office:value-type="string">
            <text:p>2026-03-02T00:00:00Z</text:p>
          </table:table-cell>
          <table:table-cell office:value-type="float" office:value="49410">
            <text:p>49410</text:p>
          </table:table-cell>
          <table:table-cell office:value-type="string">
            <text:p>Transportes rodoviários de mercadori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portes - Transportes terrestres</text:p>
          </table:table-cell>
          <table:table-cell office:value-type="string">
            <text:p>RUA VILA, 26 2ºESQ.</text:p>
          </table:table-cell>
          <table:table-cell office:value-type="string">
            <text:p>VILARINHO DO BAIRRO</text:p>
          </table:table-cell>
          <table:table-cell office:value-type="string">
            <text:p>3780-599</text:p>
          </table:table-cell>
          <table:table-cell office:value-type="string">
            <text:p>VILARINHO DO BAIRRO</text:p>
          </table:table-cell>
          <table:table-cell office:value-type="string">
            <text:p>ANADIA</text:p>
          </table:table-cell>
          <table:table-cell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Rebeca Menezes de Sousa Oliveira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9284</text:p>
          </table:table-cell>
          <table:table-cell office:value-type="string">
            <text:p>RAIZES E TETO - INVESTIMENTOS IMOBILIÁRIO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68120">
            <text:p>68120</text:p>
          </table:table-cell>
          <table:table-cell office:value-type="string">
            <text:p>Desenvolvimento de projetos de edifícios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string">
            <text:p>Atividades Imobiliárias - Compra e venda</text:p>
          </table:table-cell>
          <table:table-cell office:value-type="string">
            <text:p>ESTRADA NACIONAL 1 KM 44,4</text:p>
          </table:table-cell>
          <table:table-cell office:value-type="string">
            <text:p>OTA</text:p>
          </table:table-cell>
          <table:table-cell office:value-type="string">
            <text:p>2580-243</text:p>
          </table:table-cell>
          <table:table-cell office:value-type="string">
            <text:p>OTA</text:p>
          </table:table-cell>
          <table:table-cell office:value-type="string">
            <text:p>ALENQUER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ão Domingos Filipe Vend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9578</text:p>
          </table:table-cell>
          <table:table-cell office:value-type="string">
            <text:p>ETIQUETABSTRAT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50">
            <text:p>150</text:p>
          </table:table-cell>
          <table:table-cell office:value-type="string">
            <text:p>2026-03-02T00:00:00Z</text:p>
          </table:table-cell>
          <table:table-cell office:value-type="float" office:value="47783">
            <text:p>47783</text:p>
          </table:table-cell>
          <table:table-cell office:value-type="string">
            <text:p>Comércio a retalho de outros produtos novos, n.e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Outros</text:p>
          </table:table-cell>
          <table:table-cell office:value-type="string">
            <text:p>RUA DA FONTE, 2</text:p>
          </table:table-cell>
          <table:table-cell office:value-type="string">
            <text:p>AREIAS</text:p>
          </table:table-cell>
          <table:table-cell office:value-type="string">
            <text:p>2705-432</text:p>
          </table:table-cell>
          <table:table-cell office:value-type="string">
            <text:p>SÃO JOÃO DAS LAMPAS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ão Carlos Silva Santos Ribeiro da Cost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69586</text:p>
          </table:table-cell>
          <table:table-cell office:value-type="string">
            <text:p>UNFOLD FORMS, EXHIBITION MAKER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74140">
            <text:p>74140</text:p>
          </table:table-cell>
          <table:table-cell office:value-type="string">
            <text:p>Outras atividades especializadas de design</text:p>
          </table:table-cell>
          <table:table-cell office:value-type="float" office:value="31007">
            <text:p>31007</text:p>
          </table:table-cell>
          <table:table-cell office:value-type="string">
            <text:p>Atividades de acabamento de mobiliário</text:p>
          </table:table-cell>
          <table:table-cell office:value-type="string">
            <text:p>Serviços Empresariais - Apoio às empresas</text:p>
          </table:table-cell>
          <table:table-cell office:value-type="string">
            <text:p>RUA DO SOUTO, LOTE 14 1º - EDIFÍCIO DO CIES - CENTRO DE INSTALAÇÃO DE EMPRESAS E SERVIÇOS</text:p>
          </table:table-cell>
          <table:table-cell office:value-type="string">
            <text:p>VILA DE REI</text:p>
          </table:table-cell>
          <table:table-cell office:value-type="string">
            <text:p>6110-230</text:p>
          </table:table-cell>
          <table:table-cell table:number-columns-repeated="2" office:value-type="string">
            <text:p>VILA DE REI</text:p>
          </table:table-cell>
          <table:table-cell office:value-type="string">
            <text:p>CASTELO BRANCO</text:p>
          </table:table-cell>
          <table:table-cell office:value-type="string">
            <text:p>Sócio-Gerente</text:p>
          </table:table-cell>
          <table:table-cell office:value-type="string">
            <text:p>Sandra Margarida Serra Matias Almeida Santos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1594</text:p>
          </table:table-cell>
          <table:table-cell office:value-type="string">
            <text:p>PRADO FENOMENAL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2990">
            <text:p>42990</text:p>
          </table:table-cell>
          <table:table-cell office:value-type="string">
            <text:p>Construção de outras obras de engenharia civil, n.e.</text:p>
          </table:table-cell>
          <table:table-cell office:value-type="float" office:value="43240">
            <text:p>43240</text:p>
          </table:table-cell>
          <table:table-cell office:value-type="string">
            <text:p>Outras instalações em construções</text:p>
          </table:table-cell>
          <table:table-cell office:value-type="string">
            <text:p>Construção - Obras de engenharia civil</text:p>
          </table:table-cell>
          <table:table-cell office:value-type="string">
            <text:p>RUA DAS ACÁCIAS, 2 1ºESQ.</text:p>
          </table:table-cell>
          <table:table-cell office:value-type="string">
            <text:p>VENDA DO PINHEIRO</text:p>
          </table:table-cell>
          <table:table-cell office:value-type="string">
            <text:p>2665-523</text:p>
          </table:table-cell>
          <table:table-cell office:value-type="string">
            <text:p>VENDA DO PINHEIRO</text:p>
          </table:table-cell>
          <table:table-cell office:value-type="string">
            <text:p>MAF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ão Paulo Cândido Machad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2604</text:p>
          </table:table-cell>
          <table:table-cell office:value-type="string">
            <text:p>TURMAS E CLAQUE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">
            <text:p>2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RUA DOM MANUEL CORREIA BASTOS PINA, 82 1º - CIDACOS</text:p>
          </table:table-cell>
          <table:table-cell office:value-type="string">
            <text:p>OLIVEIRA DE AZEMÉIS</text:p>
          </table:table-cell>
          <table:table-cell office:value-type="string">
            <text:p>3720-288</text:p>
          </table:table-cell>
          <table:table-cell table:number-columns-repeated="2" office:value-type="string">
            <text:p>OLIVEIRA DE AZEMÉIS</text:p>
          </table:table-cell>
          <table:table-cell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Isac Andrade de Almeid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2736</text:p>
          </table:table-cell>
          <table:table-cell office:value-type="string">
            <text:p>UIF INTERNACIONA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6850">
            <text:p>46850</text:p>
          </table:table-cell>
          <table:table-cell office:value-type="string">
            <text:p>Comércio por grosso de produtos químicos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string">
            <text:p>Grossista - Materiais</text:p>
          </table:table-cell>
          <table:table-cell office:value-type="string">
            <text:p>RUA DO MERCADO, LOTE 1 R/C DTO.</text:p>
          </table:table-cell>
          <table:table-cell office:value-type="string">
            <text:p>MIRANDA DO DOURO</text:p>
          </table:table-cell>
          <table:table-cell office:value-type="string">
            <text:p>5210-210</text:p>
          </table:table-cell>
          <table:table-cell table:number-columns-repeated="2" office:value-type="string">
            <text:p>MIRANDA DO DOURO</text:p>
          </table:table-cell>
          <table:table-cell office:value-type="string">
            <text:p>BRAGANÇA</text:p>
          </table:table-cell>
          <table:table-cell office:value-type="string">
            <text:p>Gerente</text:p>
          </table:table-cell>
          <table:table-cell office:value-type="string">
            <text:p>Vasco Manuel Pombeiro de Sous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3848</text:p>
          </table:table-cell>
          <table:table-cell office:value-type="string">
            <text:p>ARROBA NORTEADORA - DESIGN E COMUNICAÇÃ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74120">
            <text:p>74120</text:p>
          </table:table-cell>
          <table:table-cell office:value-type="string">
            <text:p>Atividades de design gráfico e de comunicação visu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ecnologias da Informação e Comunicação - Audiovisuais e Multimédia</text:p>
          </table:table-cell>
          <table:table-cell office:value-type="string">
            <text:p>PRACETA FERNANDO VALLE, 30 2ºA - ALTA DE LISBOA</text:p>
          </table:table-cell>
          <table:table-cell office:value-type="string">
            <text:p>LISBOA</text:p>
          </table:table-cell>
          <table:table-cell office:value-type="string">
            <text:p>1750-489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sé Francisco Covas Noronh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5778</text:p>
          </table:table-cell>
          <table:table-cell office:value-type="string">
            <text:p>APELO PERFUMADO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AVENIDA RAUL REGO, 9 3ºA - CASAL MIRA</text:p>
          </table:table-cell>
          <table:table-cell office:value-type="string">
            <text:p>AMADORA</text:p>
          </table:table-cell>
          <table:table-cell office:value-type="string">
            <text:p>2650-013</text:p>
          </table:table-cell>
          <table:table-cell table:number-columns-repeated="2" office:value-type="string">
            <text:p>AMADO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sé António Soares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6391</text:p>
          </table:table-cell>
          <table:table-cell office:value-type="string">
            <text:p>DITADOS E PARÁGRAFOS - PAPELARIA, TABACARIA E JOGO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7260">
            <text:p>47260</text:p>
          </table:table-cell>
          <table:table-cell office:value-type="string">
            <text:p>Comércio a retalho de produtos do tabac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Alimentar</text:p>
          </table:table-cell>
          <table:table-cell office:value-type="string">
            <text:p>RUA PROFESSOR BENTO DE JESUS CARAÇA, 93 LOJA 30</text:p>
          </table:table-cell>
          <table:table-cell office:value-type="string">
            <text:p>PORTO</text:p>
          </table:table-cell>
          <table:table-cell office:value-type="string">
            <text:p>4200-131</text:p>
          </table:table-cell>
          <table:table-cell table:number-columns-repeated="3"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Evelyn Rodrigues Souza Lopes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7584</text:p>
          </table:table-cell>
          <table:table-cell office:value-type="string">
            <text:p>DPA INTERIORE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43320">
            <text:p>43320</text:p>
          </table:table-cell>
          <table:table-cell office:value-type="string">
            <text:p>Montagem de trabalhos de carpintaria e de caixilhari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Atividades especializadas</text:p>
          </table:table-cell>
          <table:table-cell office:value-type="string">
            <text:p>RUA JOÃO PAULO II, 341</text:p>
          </table:table-cell>
          <table:table-cell office:value-type="string">
            <text:p>REGADAS</text:p>
          </table:table-cell>
          <table:table-cell office:value-type="string">
            <text:p>4820-601</text:p>
          </table:table-cell>
          <table:table-cell office:value-type="string">
            <text:p>REGADAS</text:p>
          </table:table-cell>
          <table:table-cell office:value-type="string">
            <text:p>FAFE</text:p>
          </table:table-cell>
          <table:table-cell office:value-type="string">
            <text:p>BRAGA</text:p>
          </table:table-cell>
          <table:table-cell office:value-type="string">
            <text:p>Gerente</text:p>
          </table:table-cell>
          <table:table-cell office:value-type="string">
            <text:p>Edmundo da Silva Santo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7991</text:p>
          </table:table-cell>
          <table:table-cell office:value-type="string">
            <text:p>ESTIMATIVA PRÓSPER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50000">
            <text:p>250000</text:p>
          </table:table-cell>
          <table:table-cell office:value-type="string">
            <text:p>2026-03-02T00:00:00Z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float" office:value="64211">
            <text:p>64211</text:p>
          </table:table-cell>
          <table:table-cell office:value-type="string">
            <text:p>Atividades das sociedades gestoras de participações sociais financeiras</text:p>
          </table:table-cell>
          <table:table-cell office:value-type="string">
            <text:p>Serviços Empresariais - Apoio às empresas</text:p>
          </table:table-cell>
          <table:table-cell office:value-type="string">
            <text:p>RUA RODRIGUES DE FREITAS, 61A</text:p>
          </table:table-cell>
          <table:table-cell office:value-type="string">
            <text:p>CELORICO DE BASTO</text:p>
          </table:table-cell>
          <table:table-cell office:value-type="string">
            <text:p>4890-235</text:p>
          </table:table-cell>
          <table:table-cell table:number-columns-repeated="2" office:value-type="string">
            <text:p>CELORICO DE BASTO</text:p>
          </table:table-cell>
          <table:table-cell office:value-type="string">
            <text:p>BRAGA</text:p>
          </table:table-cell>
          <table:table-cell office:value-type="string">
            <text:p>Gerente</text:p>
          </table:table-cell>
          <table:table-cell office:value-type="string">
            <text:p>Paulo Augusto Pacheco de Mour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8815</text:p>
          </table:table-cell>
          <table:table-cell office:value-type="string">
            <text:p>TRANSPORTES SÉRGIO SOARE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00">
            <text:p>30000</text:p>
          </table:table-cell>
          <table:table-cell office:value-type="string">
            <text:p>2026-03-02T00:00:00Z</text:p>
          </table:table-cell>
          <table:table-cell office:value-type="float" office:value="49410">
            <text:p>49410</text:p>
          </table:table-cell>
          <table:table-cell office:value-type="string">
            <text:p>Transportes rodoviários de mercadori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portes - Transportes terrestres</text:p>
          </table:table-cell>
          <table:table-cell office:value-type="string">
            <text:p>RUA 10 DE JUNHO, 437</text:p>
          </table:table-cell>
          <table:table-cell office:value-type="string">
            <text:p>REBORDÕES</text:p>
          </table:table-cell>
          <table:table-cell office:value-type="string">
            <text:p>4795-173</text:p>
          </table:table-cell>
          <table:table-cell office:value-type="string">
            <text:p>REBORDÕES</text:p>
          </table:table-cell>
          <table:table-cell office:value-type="string">
            <text:p>SANTO TIRSO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Sergio Filipe Martins Soare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9072</text:p>
          </table:table-cell>
          <table:table-cell office:value-type="string">
            <text:p>PARCELA GALARDOAD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3000">
            <text:p>3000</text:p>
          </table:table-cell>
          <table:table-cell office:value-type="string">
            <text:p>2026-03-02T00:00:00Z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string">
            <text:p>Atividades Imobiliárias - Arrendamento</text:p>
          </table:table-cell>
          <table:table-cell office:value-type="string">
            <text:p>ESTRADA NACIONAL 387, KM 13,67</text:p>
          </table:table-cell>
          <table:table-cell office:value-type="string">
            <text:p>FARO DO ALENTEJO</text:p>
          </table:table-cell>
          <table:table-cell office:value-type="string">
            <text:p>7940-317</text:p>
          </table:table-cell>
          <table:table-cell office:value-type="string">
            <text:p>FARO DO ALENTEJO</text:p>
          </table:table-cell>
          <table:table-cell office:value-type="string">
            <text:p>CUBA</text:p>
          </table:table-cell>
          <table:table-cell office:value-type="string">
            <text:p>BEJA</text:p>
          </table:table-cell>
          <table:table-cell office:value-type="string">
            <text:p>Gerente</text:p>
          </table:table-cell>
          <table:table-cell office:value-type="string">
            <text:p>Rodrigo Charlo Moli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89315</text:p>
          </table:table-cell>
          <table:table-cell office:value-type="string">
            <text:p>INTRÍNSECA ESSÊNCI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">
            <text:p>1</text:p>
          </table:table-cell>
          <table:table-cell office:value-type="string">
            <text:p>2026-03-02T00:00:00Z</text:p>
          </table:table-cell>
          <table:table-cell office:value-type="float" office:value="86961">
            <text:p>86961</text:p>
          </table:table-cell>
          <table:table-cell office:value-type="string">
            <text:p>Atividades de terapêuticas não convencionais</text:p>
          </table:table-cell>
          <table:table-cell office:value-type="float" office:value="86950">
            <text:p>86950</text:p>
          </table:table-cell>
          <table:table-cell office:value-type="string">
            <text:p>Atividades de fisioterapia</text:p>
          </table:table-cell>
          <table:table-cell office:value-type="string">
            <text:p>Serviços Gerais - Saúde, desporto e bem-estar</text:p>
          </table:table-cell>
          <table:table-cell office:value-type="string">
            <text:p>RUA DOS FERREIROS, 122</text:p>
          </table:table-cell>
          <table:table-cell office:value-type="string">
            <text:p>PÓVOA DE VARZIM</text:p>
          </table:table-cell>
          <table:table-cell office:value-type="string">
            <text:p>4490-597</text:p>
          </table:table-cell>
          <table:table-cell table:number-columns-repeated="2" office:value-type="string">
            <text:p>PÓVOA DE VARZIM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Leandro Miguel Marafona Martin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1077</text:p>
          </table:table-cell>
          <table:table-cell office:value-type="string">
            <text:p>FRAGA SGP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64212">
            <text:p>64212</text:p>
          </table:table-cell>
          <table:table-cell office:value-type="string">
            <text:p>Atividades das sociedades gestoras de participações sociais não financeira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Empresariais - Atividades financeiras</text:p>
          </table:table-cell>
          <table:table-cell office:value-type="string">
            <text:p>AVENIDA DA REPÚBLICA, 14 7º</text:p>
          </table:table-cell>
          <table:table-cell office:value-type="string">
            <text:p>LISBOA</text:p>
          </table:table-cell>
          <table:table-cell office:value-type="string">
            <text:p>1050-191</text:p>
          </table:table-cell>
          <table:table-cell table:number-columns-repeated="3"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Luciano Francisco Tavares Moit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1131</text:p>
          </table:table-cell>
          <table:table-cell office:value-type="string">
            <text:p>AGE ADVANCE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6460">
            <text:p>46460</text:p>
          </table:table-cell>
          <table:table-cell office:value-type="string">
            <text:p>Comércio por grosso de produtos farmacêuticos e médicos</text:p>
          </table:table-cell>
          <table:table-cell office:value-type="float" office:value="47910">
            <text:p>47910</text:p>
          </table:table-cell>
          <table:table-cell office:value-type="string">
            <text:p>Atividades de serviços de intermediação no comércio a retalho não especializado</text:p>
          </table:table-cell>
          <table:table-cell office:value-type="string">
            <text:p>Grossista - Saúde e bem-estar</text:p>
          </table:table-cell>
          <table:table-cell office:value-type="string">
            <text:p>PRACETA DE BELO HORIZONTE, 41</text:p>
          </table:table-cell>
          <table:table-cell office:value-type="string">
            <text:p>AMOREIRA</text:p>
          </table:table-cell>
          <table:table-cell office:value-type="string">
            <text:p>2645-090</text:p>
          </table:table-cell>
          <table:table-cell office:value-type="string">
            <text:p>ALCABIDECHE</text:p>
          </table:table-cell>
          <table:table-cell office:value-type="string">
            <text:p>CASCAI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Rui Miguel Pereira Pinto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1140</text:p>
          </table:table-cell>
          <table:table-cell office:value-type="string">
            <text:p>MOVING HEADS EXPERIENCE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0">
            <text:p>50000</text:p>
          </table:table-cell>
          <table:table-cell office:value-type="string">
            <text:p>2026-03-02T00:00:00Z</text:p>
          </table:table-cell>
          <table:table-cell office:value-type="float" office:value="82300">
            <text:p>82300</text:p>
          </table:table-cell>
          <table:table-cell office:value-type="string">
            <text:p>Organização de feiras, congressos e similares</text:p>
          </table:table-cell>
          <table:table-cell office:value-type="float" office:value="79120">
            <text:p>79120</text:p>
          </table:table-cell>
          <table:table-cell office:value-type="string">
            <text:p>Atividades dos operadores turísticos</text:p>
          </table:table-cell>
          <table:table-cell office:value-type="string">
            <text:p>Serviços Empresariais - Apoio às empresas</text:p>
          </table:table-cell>
          <table:table-cell office:value-type="string">
            <text:p>RUA DE SÃO JOSÉ, 1127 LOJA H - ALVIDE</text:p>
          </table:table-cell>
          <table:table-cell office:value-type="string">
            <text:p>ALCABIDECHE</text:p>
          </table:table-cell>
          <table:table-cell office:value-type="string">
            <text:p>2755-007</text:p>
          </table:table-cell>
          <table:table-cell office:value-type="string">
            <text:p>ALCABIDECHE</text:p>
          </table:table-cell>
          <table:table-cell office:value-type="string">
            <text:p>CASCAI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Syed Farhan Ali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2189</text:p>
          </table:table-cell>
          <table:table-cell office:value-type="string">
            <text:p>CRA - CENTRO REPRODUÇÃO ANIMA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75000">
            <text:p>75000</text:p>
          </table:table-cell>
          <table:table-cell office:value-type="string">
            <text:p>Atividades veterinárias</text:p>
          </table:table-cell>
          <table:table-cell office:value-type="float" office:value="96992">
            <text:p>96992</text:p>
          </table:table-cell>
          <table:table-cell office:value-type="string">
            <text:p>Atividades dos serviços para animais de companhia</text:p>
          </table:table-cell>
          <table:table-cell office:value-type="string">
            <text:p>Serviços Gerais - Saúde, desporto e bem-estar</text:p>
          </table:table-cell>
          <table:table-cell office:value-type="string">
            <text:p>AVENIDA DOM MANUEL I, 507</text:p>
          </table:table-cell>
          <table:table-cell office:value-type="string">
            <text:p>ALCOCHETE</text:p>
          </table:table-cell>
          <table:table-cell office:value-type="string">
            <text:p>2890-014</text:p>
          </table:table-cell>
          <table:table-cell table:number-columns-repeated="2" office:value-type="string">
            <text:p>ALCOCHETE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Nanci Liane Ribeiro Pereira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2332</text:p>
          </table:table-cell>
          <table:table-cell office:value-type="string">
            <text:p>DUQUE E CASACA - CONSTRUÇÃO CIVIL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2990">
            <text:p>42990</text:p>
          </table:table-cell>
          <table:table-cell office:value-type="string">
            <text:p>Construção de outras obras de engenharia civil, n.e.</text:p>
          </table:table-cell>
          <table:table-cell office:value-type="string">
            <text:p>Construção - Construção de edifícios</text:p>
          </table:table-cell>
          <table:table-cell office:value-type="string">
            <text:p>RUA MANUEL SILVESTRE DA COSTA, 2 3ºDTO.</text:p>
          </table:table-cell>
          <table:table-cell office:value-type="string">
            <text:p>COSTA DA CAPARICA</text:p>
          </table:table-cell>
          <table:table-cell office:value-type="string">
            <text:p>2825-366</text:p>
          </table:table-cell>
          <table:table-cell office:value-type="string">
            <text:p>COSTA DE CAPARICA</text:p>
          </table:table-cell>
          <table:table-cell office:value-type="string">
            <text:p>ALMADA</text:p>
          </table:table-cell>
          <table:table-cell office:value-type="string">
            <text:p>SETÚBAL</text:p>
          </table:table-cell>
          <table:table-cell office:value-type="string">
            <text:p>Sócio-Gerente</text:p>
          </table:table-cell>
          <table:table-cell office:value-type="string">
            <text:p>João Carlos Lopes Duque da Costa Casac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3711</text:p>
          </table:table-cell>
          <table:table-cell office:value-type="string">
            <text:p>VYORA FOOTWEAR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6422">
            <text:p>46422</text:p>
          </table:table-cell>
          <table:table-cell office:value-type="string">
            <text:p>Comércio por grosso de calçad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rossista - Têxtil e Moda</text:p>
          </table:table-cell>
          <table:table-cell office:value-type="string">
            <text:p>RUA DA MATA NACIONAL, 112</text:p>
          </table:table-cell>
          <table:table-cell office:value-type="string">
            <text:p>POUSOS</text:p>
          </table:table-cell>
          <table:table-cell office:value-type="string">
            <text:p>2410-229</text:p>
          </table:table-cell>
          <table:table-cell table:number-columns-repeated="3" office:value-type="string">
            <text:p>LEIRIA</text:p>
          </table:table-cell>
          <table:table-cell office:value-type="string">
            <text:p>Sócio-Gerente</text:p>
          </table:table-cell>
          <table:table-cell office:value-type="string">
            <text:p>João André Santos Faria Lopes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602</text:p>
          </table:table-cell>
          <table:table-cell office:value-type="string">
            <text:p>LABUTA ELEGANTE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7112">
            <text:p>47112</text:p>
          </table:table-cell>
          <table:table-cell office:value-type="string">
            <text:p>Comércio a retalho em outros estabelecimentos não especializados, com predominância de produtos alimentares, bebidas ou tabaco</text:p>
          </table:table-cell>
          <table:table-cell office:value-type="float" office:value="49320">
            <text:p>49320</text:p>
          </table:table-cell>
          <table:table-cell office:value-type="string">
            <text:p>Transporte rodoviário não regular de passageiros</text:p>
          </table:table-cell>
          <table:table-cell office:value-type="string">
            <text:p>Retalho - Generalista</text:p>
          </table:table-cell>
          <table:table-cell office:value-type="string">
            <text:p>RUA PADRE ANTÓNIO VIEIRA, 7 10ºA - CIDADE NOVA</text:p>
          </table:table-cell>
          <table:table-cell office:value-type="string">
            <text:p>SANTO ANTÓNIO DOS CAVALEIROS</text:p>
          </table:table-cell>
          <table:table-cell office:value-type="string">
            <text:p>2660-231</text:p>
          </table:table-cell>
          <table:table-cell office:value-type="string">
            <text:p>SANTO ANTÓNIO CAVALEIROS</text:p>
          </table:table-cell>
          <table:table-cell office:value-type="string">
            <text:p>LOURE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Ferenc Varg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734</text:p>
          </table:table-cell>
          <table:table-cell office:value-type="string">
            <text:p>GABARITO EXEMPLAR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RUA EDUARDO ANTÓNIO MATOS COIMBRA, 222 2ºD</text:p>
          </table:table-cell>
          <table:table-cell office:value-type="string">
            <text:p>TONDELA</text:p>
          </table:table-cell>
          <table:table-cell office:value-type="string">
            <text:p>3460-591</text:p>
          </table:table-cell>
          <table:table-cell table:number-columns-repeated="2" office:value-type="string">
            <text:p>TONDELA</text:p>
          </table:table-cell>
          <table:table-cell office:value-type="string">
            <text:p>VISEU</text:p>
          </table:table-cell>
          <table:table-cell office:value-type="string">
            <text:p>Sócio-Gerente</text:p>
          </table:table-cell>
          <table:table-cell office:value-type="string">
            <text:p>Sara dos Santos Nascimento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785</text:p>
          </table:table-cell>
          <table:table-cell office:value-type="string">
            <text:p>COMFY MOOD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">
            <text:p>10000</text:p>
          </table:table-cell>
          <table:table-cell office:value-type="string">
            <text:p>2026-03-02T00:00:00Z</text:p>
          </table:table-cell>
          <table:table-cell office:value-type="float" office:value="47630">
            <text:p>47630</text:p>
          </table:table-cell>
          <table:table-cell office:value-type="string">
            <text:p>Comércio a retalho de artigos de desport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talho - Cultura e recreativo</text:p>
          </table:table-cell>
          <table:table-cell office:value-type="string">
            <text:p>RUA DE CEDOFEITA, LOTE 4 - PARQUE INDUSTRIAL DAS 7 FONTES</text:p>
          </table:table-cell>
          <table:table-cell office:value-type="string">
            <text:p>ADAÚFE</text:p>
          </table:table-cell>
          <table:table-cell office:value-type="string">
            <text:p>4710-553</text:p>
          </table:table-cell>
          <table:table-cell office:value-type="string">
            <text:p>ADAÚFE</text:p>
          </table:table-cell>
          <table:table-cell table:number-columns-repeated="2"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Francisco Brito e Cunha da Silva Ramos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4947</text:p>
          </table:table-cell>
          <table:table-cell office:value-type="string">
            <text:p>TIMBER LOGIC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50000">
            <text:p>150000</text:p>
          </table:table-cell>
          <table:table-cell office:value-type="string">
            <text:p>2026-03-02T00:00:00Z</text:p>
          </table:table-cell>
          <table:table-cell office:value-type="float" office:value="61200">
            <text:p>61200</text:p>
          </table:table-cell>
          <table:table-cell office:value-type="string">
            <text:p>Atividades de revenda de telecomunicações e atividades de serviços de intermediação no domínio das telecomunicações</text:p>
          </table:table-cell>
          <table:table-cell office:value-type="float" office:value="46190">
            <text:p>46190</text:p>
          </table:table-cell>
          <table:table-cell office:value-type="string">
            <text:p>Atividades dos agentes do comércio por grosso não especializado</text:p>
          </table:table-cell>
          <table:table-cell office:value-type="string">
            <text:p>Tecnologias da Informação e Comunicação - Telecomunicações</text:p>
          </table:table-cell>
          <table:table-cell office:value-type="string">
            <text:p>RUA ANTÓNIO GOMES SOARES PEREIRA, 88</text:p>
          </table:table-cell>
          <table:table-cell office:value-type="string">
            <text:p>MAIA</text:p>
          </table:table-cell>
          <table:table-cell office:value-type="string">
            <text:p>4470-139</text:p>
          </table:table-cell>
          <table:table-cell table:number-columns-repeated="2" office:value-type="string">
            <text:p>MAIA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Alinne Gizelle Santos Amorim Souza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145</text:p>
          </table:table-cell>
          <table:table-cell office:value-type="string">
            <text:p>INSIDE MY TRANQUILITY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62100">
            <text:p>62100</text:p>
          </table:table-cell>
          <table:table-cell office:value-type="string">
            <text:p>Atividades de programação informática</text:p>
          </table:table-cell>
          <table:table-cell office:value-type="float" office:value="46900">
            <text:p>46900</text:p>
          </table:table-cell>
          <table:table-cell office:value-type="string">
            <text:p>Comércio por grosso não especializado</text:p>
          </table:table-cell>
          <table:table-cell office:value-type="string">
            <text:p>Tecnologias da Informação e Comunicação - Informática e Eletrónica</text:p>
          </table:table-cell>
          <table:table-cell office:value-type="string">
            <text:p>ESTRADA COMANDANTE CAMACHO DE FREITAS, 779</text:p>
          </table:table-cell>
          <table:table-cell office:value-type="string">
            <text:p>FUNCHAL</text:p>
          </table:table-cell>
          <table:table-cell office:value-type="string">
            <text:p>9020-154</text:p>
          </table:table-cell>
          <table:table-cell table:number-columns-repeated="2" office:value-type="string">
            <text:p>FUNCHAL</text:p>
          </table:table-cell>
          <table:table-cell office:value-type="string">
            <text:p>ILHA DA MADEIRA</text:p>
          </table:table-cell>
          <table:table-cell office:value-type="string">
            <text:p>Sócio-Gerente</text:p>
          </table:table-cell>
          <table:table-cell office:value-type="string">
            <text:p>Jorge Leonardo Basílio de Freitas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5684</text:p>
          </table:table-cell>
          <table:table-cell office:value-type="string">
            <text:p>DOS REIS &amp; HERVILLE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56301">
            <text:p>56301</text:p>
          </table:table-cell>
          <table:table-cell office:value-type="string">
            <text:p>Cafés</text:p>
          </table:table-cell>
          <table:table-cell office:value-type="float" office:value="93293">
            <text:p>93293</text:p>
          </table:table-cell>
          <table:table-cell office:value-type="string">
            <text:p>Organização de atividades de animação turística</text:p>
          </table:table-cell>
          <table:table-cell office:value-type="string">
            <text:p>Alojamento e Restauração - Cafés e pastelarias</text:p>
          </table:table-cell>
          <table:table-cell office:value-type="string">
            <text:p>AVENIDA GENERAL HUMBERTO DELGADO, 2</text:p>
          </table:table-cell>
          <table:table-cell office:value-type="string">
            <text:p>CASTELO BRANCO</text:p>
          </table:table-cell>
          <table:table-cell office:value-type="string">
            <text:p>6000-081</text:p>
          </table:table-cell>
          <table:table-cell table:number-columns-repeated="3" office:value-type="string">
            <text:p>CASTELO BRANCO</text:p>
          </table:table-cell>
          <table:table-cell office:value-type="string">
            <text:p>Sócio-Gerente</text:p>
          </table:table-cell>
          <table:table-cell office:value-type="string">
            <text:p>Geoffroy Herville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6800</text:p>
          </table:table-cell>
          <table:table-cell office:value-type="string">
            <text:p>ALDEIA CAIÇARA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6000">
            <text:p>6000</text:p>
          </table:table-cell>
          <table:table-cell office:value-type="string">
            <text:p>2026-03-02T00:00:00Z</text:p>
          </table:table-cell>
          <table:table-cell office:value-type="float" office:value="55201">
            <text:p>55201</text:p>
          </table:table-cell>
          <table:table-cell office:value-type="string">
            <text:p>Alojamento mobilado para turistas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string">
            <text:p>Alojamento e Restauração - Alojamento de curta duração</text:p>
          </table:table-cell>
          <table:table-cell office:value-type="string">
            <text:p>RUA DO POENTE, S/N</text:p>
          </table:table-cell>
          <table:table-cell office:value-type="string">
            <text:p>SAGRES</text:p>
          </table:table-cell>
          <table:table-cell office:value-type="string">
            <text:p>8650-378</text:p>
          </table:table-cell>
          <table:table-cell office:value-type="string">
            <text:p>SAGRES</text:p>
          </table:table-cell>
          <table:table-cell office:value-type="string">
            <text:p>VILA DO BISPO</text:p>
          </table:table-cell>
          <table:table-cell office:value-type="string">
            <text:p>FARO</text:p>
          </table:table-cell>
          <table:table-cell office:value-type="string">
            <text:p>Sócio-Gerente</text:p>
          </table:table-cell>
          <table:table-cell office:value-type="string">
            <text:p>Lucas Parada Haddad de Oliveira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695</text:p>
          </table:table-cell>
          <table:table-cell office:value-type="string">
            <text:p>MÉRITO INCANSÁVEL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16284">
            <text:p>16284</text:p>
          </table:table-cell>
          <table:table-cell office:value-type="string">
            <text:p>Fabricação de rolhas de cortiç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dústrias - Materiais</text:p>
          </table:table-cell>
          <table:table-cell office:value-type="string">
            <text:p>RUA DO SIXTO, 464</text:p>
          </table:table-cell>
          <table:table-cell office:value-type="string">
            <text:p>SANGUEDO</text:p>
          </table:table-cell>
          <table:table-cell office:value-type="string">
            <text:p>4505-629</text:p>
          </table:table-cell>
          <table:table-cell office:value-type="string">
            <text:p>SANGUEDO</text:p>
          </table:table-cell>
          <table:table-cell office:value-type="string">
            <text:p>SANTA MARIA DA FEIRA</text:p>
          </table:table-cell>
          <table:table-cell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Miguel Alberto Soares Almeid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741</text:p>
          </table:table-cell>
          <table:table-cell office:value-type="string">
            <text:p>CONCEITOSMOSE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00">
            <text:p>500000</text:p>
          </table:table-cell>
          <table:table-cell office:value-type="string">
            <text:p>2026-03-02T00:00:00Z</text:p>
          </table:table-cell>
          <table:table-cell office:value-type="float" office:value="8111">
            <text:p>8111</text:p>
          </table:table-cell>
          <table:table-cell office:value-type="string">
            <text:p>Extração de mármore e outras rochas carbonatadas</text:p>
          </table:table-cell>
          <table:table-cell office:value-type="float" office:value="46630">
            <text:p>46630</text:p>
          </table:table-cell>
          <table:table-cell office:value-type="string">
            <text:p>Comércio por grosso de máquinas para a indústria extrativa, construção e engenharia civil</text:p>
          </table:table-cell>
          <table:table-cell office:value-type="string">
            <text:p>Agricultura e outros recursos naturais - Extrativas</text:p>
          </table:table-cell>
          <table:table-cell office:value-type="string">
            <text:p>VALE SERRÃO, S/N - EDIFÍCIO DE ENCUBADORA DE EMPRESAS</text:p>
          </table:table-cell>
          <table:table-cell office:value-type="string">
            <text:p>PARQUE EMPRESARIAL DE PROENÇA A NOVA</text:p>
          </table:table-cell>
          <table:table-cell office:value-type="string">
            <text:p>6150-579</text:p>
          </table:table-cell>
          <table:table-cell table:number-columns-repeated="2" office:value-type="string">
            <text:p>PROENÇA-A-NOVA</text:p>
          </table:table-cell>
          <table:table-cell office:value-type="string">
            <text:p>CASTELO BRANCO</text:p>
          </table:table-cell>
          <table:table-cell office:value-type="string">
            <text:p>Sócio-Gerente</text:p>
          </table:table-cell>
          <table:table-cell office:value-type="string">
            <text:p>João Paulo Antunes da Silv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7997</text:p>
          </table:table-cell>
          <table:table-cell office:value-type="string">
            <text:p>ESPLENDOR SECULAR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68310">
            <text:p>68310</text:p>
          </table:table-cell>
          <table:table-cell office:value-type="string">
            <text:p>Atividades de serviços de intermediação de atividades imobiliárias</text:p>
          </table:table-cell>
          <table:table-cell office:value-type="float" office:value="68321">
            <text:p>68321</text:p>
          </table:table-cell>
          <table:table-cell office:value-type="string">
            <text:p>Administração de imóveis por conta de outrem</text:p>
          </table:table-cell>
          <table:table-cell office:value-type="string">
            <text:p>Atividades Imobiliárias - Angariação, avaliação e mediação</text:p>
          </table:table-cell>
          <table:table-cell office:value-type="string">
            <text:p>ESTRADA JOÃO GONÇALVES ZARCO, BLOCO B <text:s/>R/C Y APARTAMENTO VIP VIII</text:p>
          </table:table-cell>
          <table:table-cell office:value-type="string">
            <text:p>CANIÇO</text:p>
          </table:table-cell>
          <table:table-cell office:value-type="string">
            <text:p>9125-018</text:p>
          </table:table-cell>
          <table:table-cell office:value-type="string">
            <text:p>CANIÇO</text:p>
          </table:table-cell>
          <table:table-cell office:value-type="string">
            <text:p>SANTA CRUZ</text:p>
          </table:table-cell>
          <table:table-cell office:value-type="string">
            <text:p>ILHA DA MADEIRA</text:p>
          </table:table-cell>
          <table:table-cell office:value-type="string">
            <text:p>Sócio-Gerente</text:p>
          </table:table-cell>
          <table:table-cell office:value-type="string">
            <text:p>Rita Andreia de Freitas Caires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128</text:p>
          </table:table-cell>
          <table:table-cell office:value-type="string">
            <text:p>ASSET2ACCOUNTING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69201">
            <text:p>69201</text:p>
          </table:table-cell>
          <table:table-cell office:value-type="string">
            <text:p>Atividades de contabilidade e consultoria fiscal</text:p>
          </table:table-cell>
          <table:table-cell office:value-type="float" office:value="70200">
            <text:p>70200</text:p>
          </table:table-cell>
          <table:table-cell office:value-type="string">
            <text:p>Atividades de consultoria para os negócios e outra consultoria para a gestão</text:p>
          </table:table-cell>
          <table:table-cell office:value-type="string">
            <text:p>Serviços Empresariais - Apoio às empresas</text:p>
          </table:table-cell>
          <table:table-cell office:value-type="string">
            <text:p>ESTRADA EXTERIOR DA CIRCUNVALAÇÃO, 3848 S/L S2</text:p>
          </table:table-cell>
          <table:table-cell office:value-type="string">
            <text:p>RIO TINTO</text:p>
          </table:table-cell>
          <table:table-cell office:value-type="string">
            <text:p>4435-186</text:p>
          </table:table-cell>
          <table:table-cell office:value-type="string">
            <text:p>RIO TINTO</text:p>
          </table:table-cell>
          <table:table-cell office:value-type="string">
            <text:p>GONDOMAR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Mário Rui dos Santos Pereir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489</text:p>
          </table:table-cell>
          <table:table-cell office:value-type="string">
            <text:p>RAÍZES AGITADA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56111">
            <text:p>56111</text:p>
          </table:table-cell>
          <table:table-cell office:value-type="string">
            <text:p>Restaurantes tipo tradicional</text:p>
          </table:table-cell>
          <table:table-cell office:value-type="float" office:value="56116">
            <text:p>56116</text:p>
          </table:table-cell>
          <table:table-cell office:value-type="string">
            <text:p>Confeção de refeições prontas a levar para casa</text:p>
          </table:table-cell>
          <table:table-cell office:value-type="string">
            <text:p>Alojamento e Restauração - Restauração</text:p>
          </table:table-cell>
          <table:table-cell office:value-type="string">
            <text:p>AVENIDA FRANCISCO SÁ CARNEIRO, 650 LOJA C/D - FORNOS</text:p>
          </table:table-cell>
          <table:table-cell office:value-type="string">
            <text:p>MARCO DE CANAVESES</text:p>
          </table:table-cell>
          <table:table-cell office:value-type="string">
            <text:p>4630-205</text:p>
          </table:table-cell>
          <table:table-cell table:number-columns-repeated="2" office:value-type="string">
            <text:p>MARCO DE CANAVESES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Diana Maria Ribeiro Teixeir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500</text:p>
          </table:table-cell>
          <table:table-cell office:value-type="string">
            <text:p>DAN WILLOW, TRADING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68110">
            <text:p>68110</text:p>
          </table:table-cell>
          <table:table-cell office:value-type="string">
            <text:p>Compra e venda de bens imobiliários</text:p>
          </table:table-cell>
          <table:table-cell office:value-type="float" office:value="47523">
            <text:p>47523</text:p>
          </table:table-cell>
          <table:table-cell office:value-type="string">
            <text:p>Comércio a retalho de material de bricolage, equipamento sanitário, ladrilhos e materiais de construção similares</text:p>
          </table:table-cell>
          <table:table-cell office:value-type="string">
            <text:p>Atividades Imobiliárias - Compra e venda</text:p>
          </table:table-cell>
          <table:table-cell office:value-type="string">
            <text:p>RUA DE SANTOS POUSADA, 441 R/C</text:p>
          </table:table-cell>
          <table:table-cell office:value-type="string">
            <text:p>PORTO</text:p>
          </table:table-cell>
          <table:table-cell office:value-type="string">
            <text:p>4000-486</text:p>
          </table:table-cell>
          <table:table-cell table:number-columns-repeated="3"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Dan Willow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535</text:p>
          </table:table-cell>
          <table:table-cell office:value-type="string">
            <text:p>RELEVOS APRIMORADO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3230">
            <text:p>43230</text:p>
          </table:table-cell>
          <table:table-cell office:value-type="string">
            <text:p>Instalação de isolamento</text:p>
          </table:table-cell>
          <table:table-cell office:value-type="float" office:value="43992">
            <text:p>43992</text:p>
          </table:table-cell>
          <table:table-cell office:value-type="string">
            <text:p>Outras atividades especializadas de construção diversas, n.e.</text:p>
          </table:table-cell>
          <table:table-cell office:value-type="string">
            <text:p>Construção - Atividades especializadas</text:p>
          </table:table-cell>
          <table:table-cell office:value-type="string">
            <text:p>TRAVESSA DE GRUPO RECREATIVO OLIVEIRENSE, 21 1ºESQ. - OLIVEIRA DO DOURO</text:p>
          </table:table-cell>
          <table:table-cell office:value-type="string">
            <text:p>VILA NOVA DE GAIA</text:p>
          </table:table-cell>
          <table:table-cell office:value-type="string">
            <text:p>4430-427</text:p>
          </table:table-cell>
          <table:table-cell table:number-columns-repeated="2" office:value-type="string">
            <text:p>VILA NOVA DE GAIA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Jorge Andre Carvalho Pedreir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8993</text:p>
          </table:table-cell>
          <table:table-cell office:value-type="string">
            <text:p>HUGO MARQUES CORREI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74992">
            <text:p>74992</text:p>
          </table:table-cell>
          <table:table-cell office:value-type="string">
            <text:p>Outras atividades de consultoria, cientificas, técnicas e similares, diversas, n.e., exceto agentes de profissionais desportivo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viços Empresariais - Apoio às empresas</text:p>
          </table:table-cell>
          <table:table-cell office:value-type="string">
            <text:p>RUA DA ARROTEIA, 8</text:p>
          </table:table-cell>
          <table:table-cell office:value-type="string">
            <text:p>ARCENA</text:p>
          </table:table-cell>
          <table:table-cell office:value-type="string">
            <text:p>2615-351</text:p>
          </table:table-cell>
          <table:table-cell office:value-type="string">
            <text:p>ALVERCA DO RIBATEJO</text:p>
          </table:table-cell>
          <table:table-cell office:value-type="string">
            <text:p>VILA FRANCA DE XI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Hugo Miguel Marques Correi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094</text:p>
          </table:table-cell>
          <table:table-cell office:value-type="string">
            <text:p>BACANO RADICAL 67 TOUR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0">
            <text:p>200</text:p>
          </table:table-cell>
          <table:table-cell office:value-type="string">
            <text:p>2026-03-02T00:00:00Z</text:p>
          </table:table-cell>
          <table:table-cell office:value-type="float" office:value="49330">
            <text:p>49330</text:p>
          </table:table-cell>
          <table:table-cell office:value-type="string">
            <text:p>Atividades de serviços de transporte de passageiros, a pedido, em veículo com condutor</text:p>
          </table:table-cell>
          <table:table-cell office:value-type="float" office:value="56305">
            <text:p>56305</text:p>
          </table:table-cell>
          <table:table-cell office:value-type="string">
            <text:p>Estabelecimentos de bebidas com espaço de dança</text:p>
          </table:table-cell>
          <table:table-cell office:value-type="string">
            <text:p>Transportes - Transportes terrestres</text:p>
          </table:table-cell>
          <table:table-cell office:value-type="string">
            <text:p>RUA DOUTOR JOAQUIM DE SOUSA BASTOS, LOTE 10 7ºFTE.</text:p>
          </table:table-cell>
          <table:table-cell office:value-type="string">
            <text:p>AGUALVA-CACÉM</text:p>
          </table:table-cell>
          <table:table-cell office:value-type="string">
            <text:p>2735-369</text:p>
          </table:table-cell>
          <table:table-cell office:value-type="string">
            <text:p>AGUALVA-CACÉM</text:p>
          </table:table-cell>
          <table:table-cell office:value-type="string">
            <text:p>SINTRA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Paulo Jorge Gonçalves Pereir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264</text:p>
          </table:table-cell>
          <table:table-cell office:value-type="string">
            <text:p>JORGE GABRIEL CARVALH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3320">
            <text:p>43320</text:p>
          </table:table-cell>
          <table:table-cell office:value-type="string">
            <text:p>Montagem de trabalhos de carpintaria e de caixilharia</text:p>
          </table:table-cell>
          <table:table-cell office:value-type="float" office:value="47551">
            <text:p>47551</text:p>
          </table:table-cell>
          <table:table-cell office:value-type="string">
            <text:p>Comércio a retalho de mobiliário e artigos de iluminação</text:p>
          </table:table-cell>
          <table:table-cell office:value-type="string">
            <text:p>Construção - Atividades especializadas</text:p>
          </table:table-cell>
          <table:table-cell office:value-type="string">
            <text:p>RUA PADRE ABÍLIO DOS SANTOS BARBAS, ENTRADA 31 - AZURÉM</text:p>
          </table:table-cell>
          <table:table-cell office:value-type="string">
            <text:p>GUIMARÃES</text:p>
          </table:table-cell>
          <table:table-cell office:value-type="string">
            <text:p>4800-031</text:p>
          </table:table-cell>
          <table:table-cell table:number-columns-repeated="2" office:value-type="string">
            <text:p>GUIMARÃES</text:p>
          </table:table-cell>
          <table:table-cell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Jorge Gabriel Pinto Carvalh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272</text:p>
          </table:table-cell>
          <table:table-cell office:value-type="string">
            <text:p>BRUNO LEANDRO VIEIR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">
            <text:p>5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3330">
            <text:p>43330</text:p>
          </table:table-cell>
          <table:table-cell office:value-type="string">
            <text:p>Revestimento de pavimentos e de paredes</text:p>
          </table:table-cell>
          <table:table-cell office:value-type="string">
            <text:p>Construção - Construção de edifícios</text:p>
          </table:table-cell>
          <table:table-cell office:value-type="string">
            <text:p>RUA RAMALHO ORTIGÃO, 51 1ºDTO.</text:p>
          </table:table-cell>
          <table:table-cell office:value-type="string">
            <text:p>ERMESINDE</text:p>
          </table:table-cell>
          <table:table-cell office:value-type="string">
            <text:p>4445-579</text:p>
          </table:table-cell>
          <table:table-cell office:value-type="string">
            <text:p>ERMESINDE</text:p>
          </table:table-cell>
          <table:table-cell office:value-type="string">
            <text:p>VALONGO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Bruno Manuel Leandro Vieir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299493</text:p>
          </table:table-cell>
          <table:table-cell office:value-type="string">
            <text:p>PRUNTY &amp; BYRNE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00">
            <text:p>100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43420">
            <text:p>43420</text:p>
          </table:table-cell>
          <table:table-cell office:value-type="string">
            <text:p>Outras atividades especializadas de construção na construção de edifícios</text:p>
          </table:table-cell>
          <table:table-cell office:value-type="string">
            <text:p>Construção - Construção de edifícios</text:p>
          </table:table-cell>
          <table:table-cell office:value-type="string">
            <text:p>RUA DA PAIÃ, 2 3ºDTO.</text:p>
          </table:table-cell>
          <table:table-cell office:value-type="string">
            <text:p>ODIVELAS</text:p>
          </table:table-cell>
          <table:table-cell office:value-type="string">
            <text:p>2675-495</text:p>
          </table:table-cell>
          <table:table-cell table:number-columns-repeated="2" office:value-type="string">
            <text:p>ODIVELAS</text:p>
          </table:table-cell>
          <table:table-cell office:value-type="string">
            <text:p>LISBOA</text:p>
          </table:table-cell>
          <table:table-cell office:value-type="string">
            <text:p>Gerente</text:p>
          </table:table-cell>
          <table:table-cell office:value-type="string">
            <text:p>Adonias Miranda Filh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106</text:p>
          </table:table-cell>
          <table:table-cell office:value-type="string">
            <text:p>POR CAMADA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47401">
            <text:p>47401</text:p>
          </table:table-cell>
          <table:table-cell office:value-type="string">
            <text:p>Comércio a retalho de computadores, unidades periféricas e programas informáticos</text:p>
          </table:table-cell>
          <table:table-cell office:value-type="float" office:value="18130">
            <text:p>18130</text:p>
          </table:table-cell>
          <table:table-cell office:value-type="string">
            <text:p>Serviços de pré-impressão e pré-media</text:p>
          </table:table-cell>
          <table:table-cell office:value-type="string">
            <text:p>Tecnologias da Informação e Comunicação - Informática e Eletrónica</text:p>
          </table:table-cell>
          <table:table-cell office:value-type="string">
            <text:p>RUA JARDIM DA NORA, 5 2ºESQ.</text:p>
          </table:table-cell>
          <table:table-cell office:value-type="string">
            <text:p>APELAÇÃO</text:p>
          </table:table-cell>
          <table:table-cell office:value-type="string">
            <text:p>2680-603</text:p>
          </table:table-cell>
          <table:table-cell office:value-type="string">
            <text:p>APELAÇÃO</text:p>
          </table:table-cell>
          <table:table-cell office:value-type="string">
            <text:p>LOURES</text:p>
          </table:table-cell>
          <table:table-cell office:value-type="string">
            <text:p>LISBOA</text:p>
          </table:table-cell>
          <table:table-cell office:value-type="string">
            <text:p>Sócio-Gerente</text:p>
          </table:table-cell>
          <table:table-cell office:value-type="string">
            <text:p>João Manuel Gonçalves Rolo Pereir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262</text:p>
          </table:table-cell>
          <table:table-cell office:value-type="string">
            <text:p>EDSON RIBEIRO DA SILVA - CONSTRUÇÕES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25110">
            <text:p>25110</text:p>
          </table:table-cell>
          <table:table-cell office:value-type="string">
            <text:p>Fabricação de estruturas e partes de estruturas metálicas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string">
            <text:p>Indústrias - Metalurgia</text:p>
          </table:table-cell>
          <table:table-cell office:value-type="string">
            <text:p>RUA DE GOA, 25 3ºFTE.</text:p>
          </table:table-cell>
          <table:table-cell office:value-type="string">
            <text:p>ERMESINDE</text:p>
          </table:table-cell>
          <table:table-cell office:value-type="string">
            <text:p>4445-452</text:p>
          </table:table-cell>
          <table:table-cell office:value-type="string">
            <text:p>ERMESINDE</text:p>
          </table:table-cell>
          <table:table-cell office:value-type="string">
            <text:p>VALONGO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Edson Ribeiro da Silv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319</text:p>
          </table:table-cell>
          <table:table-cell office:value-type="string">
            <text:p>BRUNO SILVA &amp; LUÍS LIMA - CONSTRUÇÕES, LDA</text:p>
          </table:table-cell>
          <table:table-cell office:value-type="string">
            <text:p>Ativa</text:p>
          </table:table-cell>
          <table:table-cell office:value-type="string">
            <text:p>Sociedade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strução - Construção de edifícios</text:p>
          </table:table-cell>
          <table:table-cell office:value-type="string">
            <text:p>RUA DE ALDONÇA, 4</text:p>
          </table:table-cell>
          <table:table-cell office:value-type="string">
            <text:p>VILAÇA</text:p>
          </table:table-cell>
          <table:table-cell office:value-type="string">
            <text:p>4705-651</text:p>
          </table:table-cell>
          <table:table-cell office:value-type="string">
            <text:p>VILAÇA</text:p>
          </table:table-cell>
          <table:table-cell table:number-columns-repeated="2" office:value-type="string">
            <text:p>BRAGA</text:p>
          </table:table-cell>
          <table:table-cell office:value-type="string">
            <text:p>Sócio-Gerente</text:p>
          </table:table-cell>
          <table:table-cell office:value-type="string">
            <text:p>Luis Miguel Carvalho Lima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610</text:p>
          </table:table-cell>
          <table:table-cell office:value-type="string">
            <text:p>FÁBIO ALMEIDA PINT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">
            <text:p>1</text:p>
          </table:table-cell>
          <table:table-cell office:value-type="string">
            <text:p>2026-03-02T00:00:00Z</text:p>
          </table:table-cell>
          <table:table-cell office:value-type="float" office:value="95310">
            <text:p>95310</text:p>
          </table:table-cell>
          <table:table-cell office:value-type="string">
            <text:p>Reparação e manutenção de veículos automóveis</text:p>
          </table:table-cell>
          <table:table-cell office:value-type="float" office:value="47820">
            <text:p>47820</text:p>
          </table:table-cell>
          <table:table-cell office:value-type="string">
            <text:p>Comércio a retalho de peças e acessórios para veículos automóveis</text:p>
          </table:table-cell>
          <table:table-cell office:value-type="string">
            <text:p>Retalho - Automóvel</text:p>
          </table:table-cell>
          <table:table-cell office:value-type="string">
            <text:p>RUA DOUTOR MANUEL ARALA, 107</text:p>
          </table:table-cell>
          <table:table-cell office:value-type="string">
            <text:p>OVAR</text:p>
          </table:table-cell>
          <table:table-cell office:value-type="string">
            <text:p>3880-206</text:p>
          </table:table-cell>
          <table:table-cell table:number-columns-repeated="2" office:value-type="string">
            <text:p>OVAR</text:p>
          </table:table-cell>
          <table:table-cell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Fábio Júlio Almeida Pint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670</text:p>
          </table:table-cell>
          <table:table-cell office:value-type="string">
            <text:p>FERNANDO MIGUEL PEREIR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0">
            <text:p>20000</text:p>
          </table:table-cell>
          <table:table-cell office:value-type="string">
            <text:p>2026-03-02T00:00:00Z</text:p>
          </table:table-cell>
          <table:table-cell office:value-type="float" office:value="56111">
            <text:p>56111</text:p>
          </table:table-cell>
          <table:table-cell office:value-type="string">
            <text:p>Restaurantes tipo tradicional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string">
            <text:p>Alojamento e Restauração - Restauração</text:p>
          </table:table-cell>
          <table:table-cell office:value-type="string">
            <text:p>ZONA INDUSTRIAL, ALIJÓ</text:p>
          </table:table-cell>
          <table:table-cell office:value-type="string">
            <text:p>ALIJÓ</text:p>
          </table:table-cell>
          <table:table-cell office:value-type="string">
            <text:p>5070-072</text:p>
          </table:table-cell>
          <table:table-cell table:number-columns-repeated="2" office:value-type="string">
            <text:p>ALIJÓ</text:p>
          </table:table-cell>
          <table:table-cell office:value-type="string">
            <text:p>VILA REAL</text:p>
          </table:table-cell>
          <table:table-cell office:value-type="string">
            <text:p>Sócio-Gerente</text:p>
          </table:table-cell>
          <table:table-cell office:value-type="string">
            <text:p>Fernando Miguel Pereira Rebel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0807</text:p>
          </table:table-cell>
          <table:table-cell office:value-type="string">
            <text:p>JORGE MOREIRA PINHO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1000">
            <text:p>1000</text:p>
          </table:table-cell>
          <table:table-cell office:value-type="string">
            <text:p>2026-03-02T00:00:00Z</text:p>
          </table:table-cell>
          <table:table-cell office:value-type="float" office:value="68200">
            <text:p>68200</text:p>
          </table:table-cell>
          <table:table-cell office:value-type="string">
            <text:p>Arrendamento e exploração de bens imobiliários próprios ou em locação</text:p>
          </table:table-cell>
          <table:table-cell office:value-type="float" office:value="71120">
            <text:p>71120</text:p>
          </table:table-cell>
          <table:table-cell office:value-type="string">
            <text:p>Atividades de engenharia e técnicas afins</text:p>
          </table:table-cell>
          <table:table-cell office:value-type="string">
            <text:p>Atividades Imobiliárias - Arrendamento</text:p>
          </table:table-cell>
          <table:table-cell office:value-type="string">
            <text:p>AVENIDA RODRIGUES DE FREITAS, 6 2º</text:p>
          </table:table-cell>
          <table:table-cell office:value-type="string">
            <text:p>PORTO</text:p>
          </table:table-cell>
          <table:table-cell office:value-type="string">
            <text:p>4300-455</text:p>
          </table:table-cell>
          <table:table-cell table:number-columns-repeated="3"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Jorge Manuel Moutinho Neves Moreira de Pinho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1064</text:p>
          </table:table-cell>
          <table:table-cell office:value-type="string">
            <text:p>FORTUNATO VIAN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5000">
            <text:p>5000</text:p>
          </table:table-cell>
          <table:table-cell office:value-type="string">
            <text:p>2026-03-02T00:00:00Z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float" office:value="1500">
            <text:p>1500</text:p>
          </table:table-cell>
          <table:table-cell office:value-type="string">
            <text:p>Produções agrícola e animal combinadas</text:p>
          </table:table-cell>
          <table:table-cell office:value-type="string">
            <text:p>Construção - Construção de edifícios</text:p>
          </table:table-cell>
          <table:table-cell office:value-type="string">
            <text:p>RUA DE SÃO JOÃO BAPTISTA, 342</text:p>
          </table:table-cell>
          <table:table-cell office:value-type="string">
            <text:p>FOLHADA</text:p>
          </table:table-cell>
          <table:table-cell office:value-type="string">
            <text:p>4635-235</text:p>
          </table:table-cell>
          <table:table-cell office:value-type="string">
            <text:p>FOLHADA</text:p>
          </table:table-cell>
          <table:table-cell office:value-type="string">
            <text:p>MARCO DE CANAVESES</text:p>
          </table:table-cell>
          <table:table-cell office:value-type="string">
            <text:p>PORTO</text:p>
          </table:table-cell>
          <table:table-cell office:value-type="string">
            <text:p>Sócio-Gerente</text:p>
          </table:table-cell>
          <table:table-cell office:value-type="string">
            <text:p>Fortunato Jorge Viana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>
          <table:table-cell office:value-type="string">
            <text:p>519301072</text:p>
          </table:table-cell>
          <table:table-cell office:value-type="string">
            <text:p>SANDRA CARREIRA BAPTISTA, UNIPESSOAL, LDA</text:p>
          </table:table-cell>
          <table:table-cell office:value-type="string">
            <text:p>Ativa</text:p>
          </table:table-cell>
          <table:table-cell office:value-type="string">
            <text:p>Sociedade Unipessoal por Quotas</text:p>
          </table:table-cell>
          <table:table-cell office:value-type="float" office:value="2000">
            <text:p>2000</text:p>
          </table:table-cell>
          <table:table-cell office:value-type="string">
            <text:p>2026-03-02T00:00:00Z</text:p>
          </table:table-cell>
          <table:table-cell office:value-type="float" office:value="86220">
            <text:p>86220</text:p>
          </table:table-cell>
          <table:table-cell office:value-type="string">
            <text:p>Atividades médicas especializadas</text:p>
          </table:table-cell>
          <table:table-cell office:value-type="float" office:value="41000">
            <text:p>41000</text:p>
          </table:table-cell>
          <table:table-cell office:value-type="string">
            <text:p>Construção de edifícios residenciais e não residenciais</text:p>
          </table:table-cell>
          <table:table-cell office:value-type="string">
            <text:p>Serviços Gerais - Saúde, desporto e bem-estar</text:p>
          </table:table-cell>
          <table:table-cell office:value-type="string">
            <text:p>RUA CARVALHA, 41</text:p>
          </table:table-cell>
          <table:table-cell office:value-type="string">
            <text:p>PAREDES DO BAIRRO</text:p>
          </table:table-cell>
          <table:table-cell office:value-type="string">
            <text:p>3780-613</text:p>
          </table:table-cell>
          <table:table-cell office:value-type="string">
            <text:p>PAREDES DO BAIRRO</text:p>
          </table:table-cell>
          <table:table-cell office:value-type="string">
            <text:p>ANADIA</text:p>
          </table:table-cell>
          <table:table-cell office:value-type="string">
            <text:p>AVEIRO</text:p>
          </table:table-cell>
          <table:table-cell office:value-type="string">
            <text:p>Sócio-Gerente</text:p>
          </table:table-cell>
          <table:table-cell office:value-type="string">
            <text:p>Sandra Carreira Baptista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026-03-09T00:00:00Z</text:p>
          </table:table-cell>
          <table:table-cell office:value-type="string">
            <text:p>2026-03-09T10:51:43Z</text:p>
          </table:table-cell>
          <table:table-cell table:number-columns-repeated="2"/>
          <table:table-cell office:value-type="string">
            <text:p>prospect</text:p>
          </table:table-cell>
          <table:table-cell table:number-columns-repeated="996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8000" number:language="pt" number:country="PT">
      <number:number number:min-integer-digits="1"/>
    </number:number-style>
    <number:number-style style:name="N8106P0" style:volatile="true" number:language="pt" number:country="PT">
      <number:number number:decimal-places="0" number:min-integer-digits="1" number:grouping="true"/>
      <number:text> €</number:text>
    </number:number-style>
    <number:number-style style:name="N8106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pt" number:country="PT">
      <number:number number:decimal-places="0" number:min-integer-digits="1" number:grouping="true"/>
      <number:text> €</number:text>
    </number:number-style>
    <number:number-style style:name="N8107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pt" number:country="PT">
      <number:number number:decimal-places="2" number:min-integer-digits="1" number:grouping="true"/>
      <number:text> €</number:text>
    </number:number-style>
    <number:number-style style:name="N8108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pt" number:country="PT">
      <number:number number:decimal-places="2" number:min-integer-digits="1" number:grouping="true"/>
      <number:text> €</number:text>
    </number:number-style>
    <number:number-style style:name="N8109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8111" number:language="pt" number:country="PT">
      <number:month number:textual="true"/>
      <number:text>-</number:text>
      <number:year/>
    </number:date-style>
    <number:time-style style:name="N8112" number:language="pt" number:country="PT">
      <number:hours/>
      <number:text>:</number:text>
      <number:minutes number:style="long"/>
      <number:text> </number:text>
      <number:am-pm/>
    </number:time-style>
    <number:time-style style:name="N8113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pt" number:country="PT">
      <number:hours/>
      <number:text>:</number:text>
      <number:minutes number:style="long"/>
    </number:time-style>
    <number:time-style style:name="N8115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8116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pt" number:country="PT">
      <number:number number:decimal-places="0" number:min-integer-digits="1" number:grouping="true"/>
      <number:text>   </number:text>
    </number:number-style>
    <number:number-style style:name="N8117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pt" number:country="PT">
      <number:number number:decimal-places="0" number:min-integer-digits="1" number:grouping="true"/>
      <number:text>   </number:text>
    </number:number-style>
    <number:number-style style:name="N8118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pt" number:country="PT">
      <number:number number:decimal-places="2" number:min-integer-digits="1" number:grouping="true"/>
      <number:text>   </number:text>
    </number:number-style>
    <number:number-style style:name="N8119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pt" number:country="PT">
      <number:number number:decimal-places="2" number:min-integer-digits="1" number:grouping="true"/>
      <number:text>   </number:text>
    </number:number-style>
    <number:number-style style:name="N8120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pt" number:country="PT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pt" number:country="PT">
      <number:text> -    </number:text>
    </number:number-style>
    <number:text-style style:name="N8121" number:language="pt" number:country="P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PT">
      <number:text> </number:text>
      <number:number number:decimal-places="0" number:min-integer-digits="1" number:grouping="true"/>
      <number:text> € </number:text>
    </number:number-style>
    <number:number-style style:name="N812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8122P2" style:volatile="true" number:language="pt" number:country="PT">
      <number:text> - € </number:text>
    </number:number-style>
    <number:text-style style:name="N8122" number:language="pt" number:country="P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PT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8123" number:language="pt" number:country="PT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PT">
      <number:text> </number:text>
      <number:number number:decimal-places="2" number:min-integer-digits="1" number:grouping="true"/>
      <number:text> € </number:text>
    </number:number-style>
    <number:number-style style:name="N8124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8124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8124" number:language="pt" number:country="PT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PT">
      <number:minutes number:style="long"/>
      <number:text>:</number:text>
      <number:seconds number:style="long"/>
    </number:time-style>
    <number:time-style style:name="N8126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PT">
      <number:minutes number:style="long"/>
      <number:text>:</number:text>
      <number:seconds number:style="long" number:decimal-places="1"/>
    </number:time-style>
    <number:number-style style:name="N8128" number:language="pt" number:country="P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0">10-03-2026</text:date>, <text:time>15:1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10T15:14:51.29</dc:date>
    <meta:document-statistic meta:table-count="1" meta:cell-count="4071" meta:object-count="0"/>
    <meta:generator>OpenOffice/4.1.16$Win32 OpenOffice.org_project/4116m3$Build-9816</meta:generator>
  </office:meta>
</office:document-meta>
</file>